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6" style:family="table-column">
      <style:table-column-properties fo:break-before="auto" style:column-width="4.002cm"/>
    </style:style>
    <style:style style:name="co57" style:family="table-column">
      <style:table-column-properties fo:break-before="auto" style:column-width="4.135cm"/>
    </style:style>
    <style:style style:name="co38" style:family="table-column">
      <style:table-column-properties fo:break-before="auto" style:column-width="2.267cm"/>
    </style:style>
    <style:style style:name="co58" style:family="table-column">
      <style:table-column-properties fo:break-before="auto" style:column-width="0.947cm"/>
    </style:style>
    <style:style style:name="co59" style:family="table-column">
      <style:table-column-properties fo:break-before="auto" style:column-width="1.446cm"/>
    </style:style>
    <style:style style:name="co60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81" style:family="table-column">
      <style:table-column-properties fo:break-before="auto" style:column-width="6.128cm"/>
    </style:style>
    <style:style style:name="co82" style:family="table-column">
      <style:table-column-properties fo:break-before="auto" style:column-width="1.905cm"/>
    </style:style>
    <style:style style:name="co86" style:family="table-column">
      <style:table-column-properties fo:break-before="auto" style:column-width="0.958cm"/>
    </style:style>
    <style:style style:name="co87" style:family="table-column">
      <style:table-column-properties fo:break-before="auto" style:column-width="6.082cm"/>
    </style:style>
    <style:style style:name="co88" style:family="table-column">
      <style:table-column-properties fo:break-before="auto" style:column-width="0.893cm"/>
    </style:style>
    <style:style style:name="co89" style:family="table-column">
      <style:table-column-properties fo:break-before="auto" style:column-width="5.567cm"/>
    </style:style>
    <style:style style:name="co90" style:family="table-column">
      <style:table-column-properties fo:break-before="auto" style:column-width="9.627cm"/>
    </style:style>
    <style:style style:name="co91" style:family="table-column">
      <style:table-column-properties fo:break-before="auto" style:column-width="0.827cm"/>
    </style:style>
    <style:style style:name="co92" style:family="table-column">
      <style:table-column-properties fo:break-before="auto" style:column-width="4.974cm"/>
    </style:style>
    <style:style style:name="co93" style:family="table-column">
      <style:table-column-properties fo:break-before="auto" style:column-width="0.764cm"/>
    </style:style>
    <style:style style:name="co94" style:family="table-column">
      <style:table-column-properties fo:break-before="auto" style:column-width="8.664cm"/>
    </style:style>
    <style:style style:name="co95" style:family="table-column">
      <style:table-column-properties fo:break-before="auto" style:column-width="0.683cm"/>
    </style:style>
    <style:style style:name="co96" style:family="table-column">
      <style:table-column-properties fo:break-before="auto" style:column-width="3.17cm"/>
    </style:style>
    <style:style style:name="co83" style:family="table-column">
      <style:table-column-properties fo:break-before="auto" style:column-width="2.464cm"/>
    </style:style>
    <style:style style:name="co84" style:family="table-column">
      <style:table-column-properties fo:break-before="auto" style:column-width="26.658cm"/>
    </style:style>
    <style:style style:name="co102" style:family="table-column">
      <style:table-column-properties fo:break-before="auto" style:column-width="14.85cm"/>
    </style:style>
    <style:style style:name="co25" style:family="table-column">
      <style:table-column-properties fo:break-before="auto" style:column-width="2.411cm"/>
    </style:style>
    <style:style style:name="co26" style:family="table-column">
      <style:table-column-properties fo:break-before="auto" style:column-width="1.859cm"/>
    </style:style>
    <style:style style:name="co27" style:family="table-column">
      <style:table-column-properties fo:break-before="auto" style:column-width="1.101cm"/>
    </style:style>
    <style:style style:name="co28" style:family="table-column">
      <style:table-column-properties fo:break-before="auto" style:column-width="1.099cm"/>
    </style:style>
    <style:style style:name="co29" style:family="table-column">
      <style:table-column-properties fo:break-before="auto" style:column-width="1.254cm"/>
    </style:style>
    <style:style style:name="co30" style:family="table-column">
      <style:table-column-properties fo:break-before="auto" style:column-width="0.526cm"/>
    </style:style>
    <style:style style:name="co31" style:family="table-column">
      <style:table-column-properties fo:break-before="auto" style:column-width="3.999cm"/>
    </style:style>
    <style:style style:name="co32" style:family="table-column">
      <style:table-column-properties fo:break-before="auto" style:column-width="1.15cm"/>
    </style:style>
    <style:style style:name="co33" style:family="table-column">
      <style:table-column-properties fo:break-before="auto" style:column-width="1.256cm"/>
    </style:style>
    <style:style style:name="co34" style:family="table-column">
      <style:table-column-properties fo:break-before="auto" style:column-width="1.275cm"/>
    </style:style>
    <style:style style:name="co35" style:family="table-column">
      <style:table-column-properties fo:break-before="auto" style:column-width="4.618cm"/>
    </style:style>
    <style:style style:name="co36" style:family="table-column">
      <style:table-column-properties fo:break-before="auto" style:column-width="2.801cm"/>
    </style:style>
    <style:style style:name="co37" style:family="table-column">
      <style:table-column-properties fo:break-before="auto" style:column-width="2.607cm"/>
    </style:style>
    <style:style style:name="co39" style:family="table-column">
      <style:table-column-properties fo:break-before="auto" style:column-width="1.766cm"/>
    </style:style>
    <style:style style:name="co40" style:family="table-column">
      <style:table-column-properties fo:break-before="auto" style:column-width="2.041cm"/>
    </style:style>
    <style:style style:name="co41" style:family="table-column">
      <style:table-column-properties fo:break-before="auto" style:column-width="1.235cm"/>
    </style:style>
    <style:style style:name="co42" style:family="table-column">
      <style:table-column-properties fo:break-before="auto" style:column-width="1.215cm"/>
    </style:style>
    <style:style style:name="co43" style:family="table-column">
      <style:table-column-properties fo:break-before="auto" style:column-width="1.358cm"/>
    </style:style>
    <style:style style:name="co44" style:family="table-column">
      <style:table-column-properties fo:break-before="auto" style:column-width="0.415cm"/>
    </style:style>
    <style:style style:name="co45" style:family="table-column">
      <style:table-column-properties fo:break-before="auto" style:column-width="2.078cm"/>
    </style:style>
    <style:style style:name="co46" style:family="table-column">
      <style:table-column-properties fo:break-before="auto" style:column-width="1.903cm"/>
    </style:style>
    <style:style style:name="co47" style:family="table-column">
      <style:table-column-properties fo:break-before="auto" style:column-width="1cm"/>
    </style:style>
    <style:style style:name="co48" style:family="table-column">
      <style:table-column-properties fo:break-before="auto" style:column-width="9.003cm"/>
    </style:style>
    <style:style style:name="co49" style:family="table-column">
      <style:table-column-properties fo:break-before="auto" style:column-width="6.431cm"/>
    </style:style>
    <style:style style:name="co50" style:family="table-column">
      <style:table-column-properties fo:break-before="auto" style:column-width="3.856cm"/>
    </style:style>
    <style:style style:name="co51" style:family="table-column">
      <style:table-column-properties fo:break-before="auto" style:column-width="1.633cm"/>
    </style:style>
    <style:style style:name="co52" style:family="table-column">
      <style:table-column-properties fo:break-before="auto" style:column-width="1.663cm"/>
    </style:style>
    <style:style style:name="co53" style:family="table-column">
      <style:table-column-properties fo:break-before="auto" style:column-width="2.337cm"/>
    </style:style>
    <style:style style:name="co54" style:family="table-column">
      <style:table-column-properties fo:break-before="auto" style:column-width="2.307cm"/>
    </style:style>
    <style:style style:name="co55" style:family="table-column">
      <style:table-column-properties fo:break-before="auto" style:column-width="1.335cm"/>
    </style:style>
    <style:style style:name="co61" style:family="table-column">
      <style:table-column-properties fo:break-before="auto" style:column-width="2.611cm"/>
    </style:style>
    <style:style style:name="co62" style:family="table-column">
      <style:table-column-properties fo:break-before="auto" style:column-width="2.581cm"/>
    </style:style>
    <style:style style:name="co63" style:family="table-column">
      <style:table-column-properties fo:break-before="auto" style:column-width="2.406cm"/>
    </style:style>
    <style:style style:name="co64" style:family="table-column">
      <style:table-column-properties fo:break-before="auto" style:column-width="2.399cm"/>
    </style:style>
    <style:style style:name="co65" style:family="table-column">
      <style:table-column-properties fo:break-before="auto" style:column-width="2.429cm"/>
    </style:style>
    <style:style style:name="co66" style:family="table-column">
      <style:table-column-properties fo:break-before="auto" style:column-width="1.974cm"/>
    </style:style>
    <style:style style:name="co67" style:family="table-column">
      <style:table-column-properties fo:break-before="auto" style:column-width="3.074cm"/>
    </style:style>
    <style:style style:name="co68" style:family="table-column">
      <style:table-column-properties fo:break-before="auto" style:column-width="1.66cm"/>
    </style:style>
    <style:style style:name="co69" style:family="table-column">
      <style:table-column-properties fo:break-before="auto" style:column-width="1.332cm"/>
    </style:style>
    <style:style style:name="co70" style:family="table-column">
      <style:table-column-properties fo:break-before="auto" style:column-width="1.205cm"/>
    </style:style>
    <style:style style:name="co71" style:family="table-column">
      <style:table-column-properties fo:break-before="auto" style:column-width="1.286cm"/>
    </style:style>
    <style:style style:name="co72" style:family="table-column">
      <style:table-column-properties fo:break-before="auto" style:column-width="1.304cm"/>
    </style:style>
    <style:style style:name="co73" style:family="table-column">
      <style:table-column-properties fo:break-before="auto" style:column-width="0.804cm"/>
    </style:style>
    <style:style style:name="co74" style:family="table-column">
      <style:table-column-properties fo:break-before="auto" style:column-width="1.686cm"/>
    </style:style>
    <style:style style:name="co75" style:family="table-column">
      <style:table-column-properties fo:break-before="auto" style:column-width="1.58cm"/>
    </style:style>
    <style:style style:name="co76" style:family="table-column">
      <style:table-column-properties fo:break-before="auto" style:column-width="1.178cm"/>
    </style:style>
    <style:style style:name="co77" style:family="table-column">
      <style:table-column-properties fo:break-before="auto" style:column-width="1.081cm"/>
    </style:style>
    <style:style style:name="co78" style:family="table-column">
      <style:table-column-properties fo:break-before="auto" style:column-width="1.261cm"/>
    </style:style>
    <style:style style:name="co79" style:family="table-column">
      <style:table-column-properties fo:break-before="auto" style:column-width="0.788cm"/>
    </style:style>
    <style:style style:name="co80" style:family="table-column">
      <style:table-column-properties fo:break-before="auto" style:column-width="3.829cm"/>
    </style:style>
    <style:style style:name="co85" style:family="table-column">
      <style:table-column-properties fo:break-before="auto" style:column-width="3.29cm"/>
    </style:style>
    <style:style style:name="co97" style:family="table-column">
      <style:table-column-properties fo:break-before="auto" style:column-width="3.411cm"/>
    </style:style>
    <style:style style:name="co98" style:family="table-column">
      <style:table-column-properties fo:break-before="auto" style:column-width="3.166cm"/>
    </style:style>
    <style:style style:name="co99" style:family="table-column">
      <style:table-column-properties fo:break-before="auto" style:column-width="5.53cm"/>
    </style:style>
    <style:style style:name="co100" style:family="table-column">
      <style:table-column-properties fo:break-before="auto" style:column-width="0.981cm"/>
    </style:style>
    <style:style style:name="co101" style:family="table-column">
      <style:table-column-properties fo:break-before="auto" style:column-width="4.59cm"/>
    </style:style>
    <style:style style:name="co103" style:family="table-column">
      <style:table-column-properties fo:break-before="auto" style:column-width="2.635cm"/>
    </style:style>
    <style:style style:name="co104" style:family="table-column">
      <style:table-column-properties fo:break-before="auto" style:column-width="4.404cm"/>
    </style:style>
    <style:style style:name="co105" style:family="table-column">
      <style:table-column-properties fo:break-before="auto" style:column-width="1.81cm"/>
    </style:style>
    <style:style style:name="co106" style:family="table-column">
      <style:table-column-properties fo:break-before="auto" style:column-width="0.953cm"/>
    </style:style>
    <style:style style:name="co107" style:family="table-column">
      <style:table-column-properties fo:break-before="auto" style:column-width="5.914cm"/>
    </style:style>
    <style:style style:name="co108" style:family="table-column">
      <style:table-column-properties fo:break-before="auto" style:column-width="0.697cm"/>
    </style:style>
    <style:style style:name="co109" style:family="table-column">
      <style:table-column-properties fo:break-before="auto" style:column-width="27.531cm"/>
    </style:style>
    <style:style style:name="co110" style:family="table-column">
      <style:table-column-properties fo:break-before="auto" style:column-width="0.543cm"/>
    </style:style>
    <style:style style:name="co111" style:family="table-column">
      <style:table-column-properties fo:break-before="auto" style:column-width="5.2cm"/>
    </style:style>
    <style:style style:name="co112" style:family="table-column">
      <style:table-column-properties fo:break-before="auto" style:column-width="1.954cm"/>
    </style:style>
    <style:style style:name="co113" style:family="table-column">
      <style:table-column-properties fo:break-before="auto" style:column-width="1.386cm"/>
    </style:style>
    <style:style style:name="co114" style:family="table-column">
      <style:table-column-properties fo:break-before="auto" style:column-width="1.249cm"/>
    </style:style>
    <style:style style:name="co115" style:family="table-column">
      <style:table-column-properties fo:break-before="auto" style:column-width="1.448cm"/>
    </style:style>
    <style:style style:name="co116" style:family="table-column">
      <style:table-column-properties fo:break-before="auto" style:column-width="1.478cm"/>
    </style:style>
    <style:style style:name="co117" style:family="table-column">
      <style:table-column-properties fo:break-before="auto" style:column-width="1.63cm"/>
    </style:style>
    <style:style style:name="co118" style:family="table-column">
      <style:table-column-properties fo:break-before="auto" style:column-width="1.593cm"/>
    </style:style>
    <style:style style:name="co119" style:family="table-column">
      <style:table-column-properties fo:break-before="auto" style:column-width="1.39cm"/>
    </style:style>
    <style:style style:name="co120" style:family="table-column">
      <style:table-column-properties fo:break-before="auto" style:column-width="1.692cm"/>
    </style:style>
    <style:style style:name="co121" style:family="table-column">
      <style:table-column-properties fo:break-before="auto" style:column-width="3.231cm"/>
    </style:style>
    <style:style style:name="co122" style:family="table-column">
      <style:table-column-properties fo:break-before="auto" style:column-width="2.036cm"/>
    </style:style>
    <style:style style:name="co123" style:family="table-column">
      <style:table-column-properties fo:break-before="auto" style:column-width="1.201cm"/>
    </style:style>
    <style:style style:name="co124" style:family="table-column">
      <style:table-column-properties fo:break-before="auto" style:column-width="4.316cm"/>
    </style:style>
    <style:style style:name="co125" style:family="table-column">
      <style:table-column-properties fo:break-before="auto" style:column-width="1.498cm"/>
    </style:style>
    <style:style style:name="ro16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1.36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20" style:family="table-row">
      <style:table-row-properties style:row-height="1.947cm" fo:break-before="auto" style:use-optimal-row-height="true"/>
    </style:style>
    <style:style style:name="ro21" style:family="table-row">
      <style:table-row-properties style:row-height="2.914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1.245cm" fo:break-before="auto" style:use-optimal-row-height="true"/>
    </style:style>
    <style:style style:name="ro24" style:family="table-row">
      <style:table-row-properties style:row-height="1.572cm" fo:break-before="auto" style:use-optimal-row-height="true"/>
    </style:style>
    <style:style style:name="ro25" style:family="table-row">
      <style:table-row-properties style:row-height="0.804cm" fo:break-before="auto" style:use-optimal-row-height="true"/>
    </style:style>
    <style:style style:name="ro26" style:family="table-row">
      <style:table-row-properties style:row-height="1.187cm" fo:break-before="auto" style:use-optimal-row-height="true"/>
    </style:style>
    <style:style style:name="ro31" style:family="table-row">
      <style:table-row-properties style:row-height="0.487cm" fo:break-before="auto" style:use-optimal-row-height="true"/>
    </style:style>
    <style:style style:name="ro33" style:family="table-row">
      <style:table-row-properties style:row-height="0.556cm" fo:break-before="auto" style:use-optimal-row-height="true"/>
    </style:style>
    <style:style style:name="ro27" style:family="table-row">
      <style:table-row-properties style:row-height="2.422cm" fo:break-before="auto" style:use-optimal-row-height="true"/>
    </style:style>
    <style:style style:name="ro28" style:family="table-row">
      <style:table-row-properties style:row-height="1.473cm" fo:break-before="auto" style:use-optimal-row-height="true"/>
    </style:style>
    <style:style style:name="ro29" style:family="table-row">
      <style:table-row-properties style:row-height="0.316cm" fo:break-before="auto" style:use-optimal-row-height="false"/>
    </style:style>
    <style:style style:name="ro32" style:family="table-row">
      <style:table-row-properties style:row-height="0.263cm" fo:break-before="auto" style:use-optimal-row-height="false"/>
    </style:style>
    <style:style style:name="ro34" style:family="table-row">
      <style:table-row-properties style:row-height="0.526cm" fo:break-before="auto" style:use-optimal-row-height="false"/>
    </style:style>
    <style:style style:name="ro35" style:family="table-row">
      <style:table-row-properties style:row-height="0.467cm" fo:break-before="auto" style:use-optimal-row-height="true"/>
    </style:style>
    <style:style style:name="ro36" style:family="table-row">
      <style:table-row-properties style:row-height="0.342cm" fo:break-before="auto" style:use-optimal-row-height="false"/>
    </style:style>
    <style:style style:name="ro37" style:family="table-row">
      <style:table-row-properties style:row-height="0.552cm" fo:break-before="auto" style:use-optimal-row-height="false"/>
    </style:style>
    <style:style style:name="ro38" style:family="table-row">
      <style:table-row-properties style:row-height="0.499cm" fo:break-before="auto" style:use-optimal-row-height="false"/>
    </style:style>
    <style:style style:name="ro39" style:family="table-row">
      <style:table-row-properties style:row-height="0.471cm" fo:break-before="auto" style:use-optimal-row-height="true"/>
    </style:style>
    <style:style style:name="ro40" style:family="table-row">
      <style:table-row-properties style:row-height="0.466cm" fo:break-before="auto" style:use-optimal-row-height="true"/>
    </style:style>
    <style:style style:name="ro41" style:family="table-row">
      <style:table-row-properties style:row-height="1cm" fo:break-before="auto" style:use-optimal-row-height="true"/>
    </style:style>
    <style:style style:name="ro42" style:family="table-row">
      <style:table-row-properties style:row-height="0.612cm" fo:break-before="auto" style:use-optimal-row-height="true"/>
    </style:style>
    <style:style style:name="ro43" style:family="table-row">
      <style:table-row-properties style:row-height="0.728cm" fo:break-before="auto" style:use-optimal-row-height="tru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42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3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63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37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638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639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64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64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642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6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4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5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6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67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6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7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9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0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0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1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1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3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43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5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59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60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6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6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64" style:family="table-cell" style:parent-style-name="Default">
      <style:table-cell-properties fo:border="none" style:vertical-align="middle"/>
      <style:text-properties style:font-name="Avenir1"/>
    </style:style>
    <style:style style:name="ce37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6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661" style:family="table-cell" style:parent-style-name="Default">
      <style:table-cell-properties fo:background-color="transparent" style:vertical-align="middle"/>
      <style:text-properties style:font-name="Avenir1"/>
    </style:style>
    <style:style style:name="ce709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5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0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901" style:family="table-cell" style:parent-style-name="Default">
      <style:table-cell-properties style:vertical-align="middle"/>
      <style:text-properties style:font-name="Avenir"/>
    </style:style>
    <style:style style:name="ce1902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903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90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5" style:family="table-cell" style:parent-style-name="Default">
      <style:table-cell-properties style:vertical-align="middle"/>
      <style:text-properties style:font-name="Avenir2"/>
    </style:style>
    <style:style style:name="ce1906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9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9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9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9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9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13" style:family="table-cell" style:parent-style-name="Default">
      <style:table-cell-properties fo:background-color="transparent" style:vertical-align="middle"/>
      <style:text-properties style:font-name="Avenir"/>
    </style:style>
    <style:style style:name="ce1914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915" style:family="table-cell" style:parent-style-name="Default">
      <style:table-cell-properties style:vertical-align="middle"/>
      <style:text-properties style:use-window-font-color="true" style:font-name="Avenir"/>
    </style:style>
    <style:style style:name="ce1916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9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20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921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922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923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9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2" style:family="table-cell" style:parent-style-name="Default">
      <style:text-properties fo:font-size="8pt" style:font-size-asian="8pt" style:font-size-complex="8pt"/>
    </style:style>
    <style:style style:name="ce19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8" style:family="table-cell" style:parent-style-name="Default">
      <style:table-cell-properties fo:wrap-option="no-wrap" style:vertical-align="middle"/>
    </style:style>
    <style:style style:name="ce1869" style:family="table-cell" style:parent-style-name="Default">
      <style:table-cell-properties fo:wrap-option="wrap" style:vertical-align="middle"/>
    </style:style>
    <style:style style:name="ce2056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315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33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3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59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7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39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37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49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80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0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22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13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439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4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44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46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7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1" fo:font-weight="bold" style:font-weight-asian="bold" style:font-weight-complex="bold"/>
    </style:style>
    <style:style style:name="ce174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75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7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8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8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8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56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59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9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1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1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1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642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64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6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703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07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408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1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3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42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75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752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8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7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49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14]&gt;[$Hátterek.$D14])" style:apply-style-name="Warning_5f_Fortély" style:base-cell-address="Hátterek.F14"/>
    </style:style>
    <style:style style:name="ce495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8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83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84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lt;0" style:apply-style-name="Piros_5f_háttér" style:base-cell-address="Hátterek.K38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924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930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4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7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8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6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976" style:family="table-cell" style:parent-style-name="Default">
      <style:text-properties style:font-name="Avenir" fo:font-style="normal" style:font-style-asian="normal" style:font-style-complex="normal"/>
    </style:style>
    <style:style style:name="ce97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99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3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101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10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1034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0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80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108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49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118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18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18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6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0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1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0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0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0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369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125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3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9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41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41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41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1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15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160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162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16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439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5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 fo:font-size="10pt" fo:font-weight="normal" style:font-size-asian="10pt" style:font-size-complex="10pt"/>
    </style:style>
    <style:style style:name="ce145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40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49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4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07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10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11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1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1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17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55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5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7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8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0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2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3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80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81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78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8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84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5" style:family="table-cell" style:parent-style-name="Default">
      <style:table-cell-properties fo:border="none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4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45" style:family="table-cell" style:parent-style-name="Default">
      <style:table-cell-properties style:vertical-align="middle"/>
      <style:text-properties style:font-name="Avenir"/>
    </style:style>
    <style:style style:name="ce1846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47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9" style:family="table-cell" style:parent-style-name="Default">
      <style:table-cell-properties style:vertical-align="middle"/>
      <style:text-properties style:font-name="Avenir2"/>
    </style:style>
    <style:style style:name="ce185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57" style:family="table-cell" style:parent-style-name="Default">
      <style:table-cell-properties fo:background-color="transparent" style:vertical-align="middle"/>
      <style:text-properties style:font-name="Avenir"/>
    </style:style>
    <style:style style:name="ce1858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59" style:family="table-cell" style:parent-style-name="Default">
      <style:table-cell-properties style:vertical-align="middle"/>
      <style:text-properties style:use-window-font-color="true" style:font-name="Avenir"/>
    </style:style>
    <style:style style:name="ce1860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3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64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65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67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5" style:family="table-cell" style:parent-style-name="Default">
      <style:text-properties fo:font-size="8pt" style:font-size-asian="8pt" style:font-size-complex="8pt"/>
    </style:style>
    <style:style style:name="ce18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7" style:family="table-cell" style:parent-style-name="Default">
      <style:table-cell-properties fo:wrap-option="no-wrap" style:vertical-align="middle"/>
    </style:style>
    <style:style style:name="ce1888" style:family="table-cell" style:parent-style-name="Default">
      <style:table-cell-properties fo:wrap-option="wrap" style:vertical-align="middle"/>
    </style:style>
    <style:style style:name="ce1870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71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72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73" style:family="table-cell" style:parent-style-name="Default" style:data-style-name="N100">
      <style:text-properties style:font-name="Avenir1" fo:font-weight="bold"/>
    </style:style>
    <style:style style:name="ce1874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75" style:family="table-cell" style:parent-style-name="Default" style:data-style-name="N100">
      <style:text-properties style:font-name="Avenir1" fo:font-weight="normal"/>
    </style:style>
    <style:style style:name="ce1876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877" style:family="table-cell" style:parent-style-name="Default" style:data-style-name="N100">
      <style:text-properties fo:color="#ff0000" style:font-name="Avenir1" fo:font-weight="bold"/>
    </style:style>
    <style:style style:name="ce1878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879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80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9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9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9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7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994" style:family="table-cell" style:parent-style-name="Default">
      <style:table-cell-properties fo:border="0.06pt solid #000000" style:vertical-align="middle"/>
      <style:text-properties style:font-name="Avenir"/>
    </style:style>
    <style:style style:name="ce19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20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00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00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0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20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01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20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2021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203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07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074" style:family="table-cell" style:parent-style-name="Default">
      <style:table-cell-properties fo:wrap-option="wrap"/>
    </style:style>
    <style:style style:name="T42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43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44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fo:font-size="10pt" style:font-size-asian="10pt" style:font-size-complex="10pt"/>
    </style:style>
    <style:style style:name="T40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41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2" style:family="text">
      <style:text-properties fo:font-weight="bold" style:font-weight-asian="bold" style:font-weight-complex="bold"/>
    </style:style>
    <style:style style:name="T45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fo:font-weight="bold" style:font-size-asian="10pt" style:font-weight-asian="bold" style:font-size-complex="10pt" style:font-weight-complex="bold"/>
    </style:style>
    <style:style style:name="T49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font-name="Avenir1"/>
    </style:style>
    <style:style style:name="T51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style:text-outline="false" style:text-line-through-style="none" style:text-line-through-type="none" style:font-name="Avenir4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57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71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1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8pt" style:font-size-asian="8pt" style:font-size-complex="8pt"/>
    </style:style>
    <style:style style:name="T32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3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38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1pt" style:font-size-complex="11pt"/>
    </style:style>
    <style:style style:name="T54" style:family="text">
      <style:text-properties fo:font-size="7pt"/>
    </style:style>
    <style:style style:name="T55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1" style:family="text">
      <style:text-properties style:font-name="Avenir1"/>
    </style:style>
    <style:style style:name="T6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6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64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65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6" style:family="text">
      <style:text-properties fo:font-size="10pt" fo:font-weight="bold" style:font-size-asian="10pt" style:font-size-complex="10pt" style:font-weight-asian="bold" style:font-weight-complex="bold"/>
    </style:style>
    <style:style style:name="T67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9" style:family="text">
      <style:text-properties fo:font-size="10pt" style:font-size-asian="10pt" style:font-size-complex="10pt" fo:font-weight="bold" style:font-weight-asian="bold" style:font-weight-complex="bold"/>
    </style:style>
    <style:style style:name="T70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82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8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7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90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9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94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9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9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0" style:family="text">
      <style:text-properties fo:color="#bf0041"/>
    </style:style>
    <style:style style:name="T101" style:family="text">
      <style:text-properties fo:font-weight="normal" style:font-weight-asian="normal" style:font-weight-complex="normal"/>
    </style:style>
    <style:style style:name="T102" style:family="text">
      <style:text-properties fo:color="#ff0000" fo:font-weight="bold" style:font-weight-asian="bold" style:font-weight-complex="bold"/>
    </style:style>
    <style:style style:name="T10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0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05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29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base-cell-address="Alapértékek.G46">
          <table:error-message table:message-type="stop" table:display="true"/>
        </table:content-validation>
        <table:content-validation table:name="val58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8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3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9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90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1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2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3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4" table:base-cell-address="Hátterek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5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átterek.A17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9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10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1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2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3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7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9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4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8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3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4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5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6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7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8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1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2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3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4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5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6" table:base-cell-address="Harcértékek.I4">
          <table:help-message table:title="Maximum felvehető CM (ne módosítsd)" table:display="true">
            <text:p>Ennyit HM pontot költhetsz összesen</text:p>
            <text:p>a TÉ és VÉ növelésére.</text:p>
            <text:p/>
            <text:p>1 HM = 2KP</text:p>
          </table:help-message>
        </table:content-validation>
        <table:content-validation table:name="val167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8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9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0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1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2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3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4" table:condition="of:cell-content-is-in-list(fortelyok_misztikus)" table:allow-empty-cell="true" table:display-list="unsorted" table:base-cell-address="Misztikus.A8">
          <table:error-message table:message-type="stop" table:display="true"/>
        </table:content-validation>
        <table:content-validation table:name="val175" table:condition="of:cell-content-is-in-list(fortelyok_misztikus)" table:allow-empty-cell="true" table:display-list="unsorted" table:base-cell-address="Misztikus.A24">
          <table:error-message table:message-type="stop" table:display="true"/>
        </table:content-validation>
        <table:content-validation table:name="val176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8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9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80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2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83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84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5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6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7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8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9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9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5" table:default-cell-style-name="ce349"/>
        <table:table-column table:style-name="co26" table:default-cell-style-name="ce349"/>
        <table:table-column table:style-name="co27" table:default-cell-style-name="ce349"/>
        <table:table-column table:style-name="co28" table:default-cell-style-name="ce349"/>
        <table:table-column table:style-name="co29" table:default-cell-style-name="ce349"/>
        <table:table-column table:style-name="co30" table:default-cell-style-name="ce349"/>
        <table:table-column table:style-name="co31" table:default-cell-style-name="ce349"/>
        <table:table-column table:style-name="co32" table:number-columns-repeated="2" table:default-cell-style-name="ce349"/>
        <table:table-column table:style-name="co33" table:default-cell-style-name="ce349"/>
        <table:table-column table:style-name="co34" table:default-cell-style-name="ce349"/>
        <table:table-column table:style-name="co35" table:default-cell-style-name="ce349"/>
        <table:table-column table:style-name="co36" table:default-cell-style-name="ce349"/>
        <table:table-column table:style-name="co37" table:default-cell-style-name="ce349"/>
        <table:table-column table:style-name="co14" table:default-cell-style-name="ce349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3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315" table:number-columns-spanned="11" table:number-rows-spanned="1"/>
          <table:covered-table-cell/>
          <table:covered-table-cell table:number-columns-repeated="9" table:style-name="ce315"/>
          <table:table-cell table:style-name="ce5" table:number-columns-repeated="4"/>
        </table:table-row>
        <table:table-row table:style-name="ro31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15"/>
          <table:covered-table-cell table:number-columns-repeated="4" table:style-name="ce106"/>
          <table:covered-table-cell table:style-name="ce240"/>
          <table:table-cell table:style-name="ce696"/>
          <table:table-cell table:style-name="ce5" table:number-columns-repeated="3"/>
        </table:table-row>
        <table:table-row table:style-name="ro32">
          <table:table-cell table:style-name="ce24" table:number-columns-spanned="11" table:number-rows-spanned="1"/>
          <table:covered-table-cell/>
          <table:covered-table-cell table:number-columns-repeated="8" table:style-name="ce315"/>
          <table:covered-table-cell table:style-name="ce241"/>
          <table:table-cell table:style-name="ce696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3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96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96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96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01"/>
          <table:table-cell table:style-name="ce161" table:content-validation-name="val49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96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15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96"/>
          <table:table-cell table:style-name="Default"/>
          <table:table-cell table:style-name="ce5" table:number-columns-repeated="2"/>
        </table:table-row>
        <table:table-row table:style-name="ro2">
          <table:table-cell table:style-name="ce333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33"/>
          <table:table-cell table:style-name="ce191" table:content-validation-name="val50" table:formula="of:=[.K17]+[.K29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Default" table:number-columns-repeated="5"/>
          <table:table-cell table:style-name="ce696" table:number-columns-repeated="2"/>
          <table:table-cell table:style-name="ce5" table:number-columns-repeated="2"/>
        </table:table-row>
        <table:table-row table:style-name="ro2">
          <table:table-cell table:style-name="ce333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33" table:content-validation-name="val12"/>
          <table:table-cell table:style-name="ce165" table:content-validation-name="val51" table:formula="of:=([$Data.$C$6]+ ([.$D$8]*  ([.$C22]+[$Data.$C6]) ) )" office:value-type="float" office:value="300" calcext:value-type="float">
            <text:p>30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96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15"/>
          <table:table-cell table:style-name="ce5"/>
          <table:table-cell table:style-name="ce224" table:number-columns-spanned="5" table:number-rows-spanned="1"/>
          <table:covered-table-cell table:number-columns-repeated="4" table:style-name="ce315"/>
          <table:table-cell table:style-name="ce696" table:number-columns-repeated="2"/>
          <table:table-cell table:style-name="ce5" table:number-columns-repeated="2"/>
        </table:table-row>
        <table:table-row table:style-name="ro3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696" table:number-columns-repeated="2"/>
          <table:table-cell table:style-name="ce5" table:number-columns-repeated="2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34">Harcmodor képzettségek </text:span><text:span text:style-name="T3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0" calcext:value-type="float">
            <text:p>0</text:p>
          </table:table-cell>
          <table:table-cell table:style-name="ce696" table:number-columns-repeated="2"/>
          <table:table-cell table:style-name="ce267"/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40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590"/>
          <table:table-cell table:style-name="ce286" office:value-type="string" calcext:value-type="string">
            <text:p>MP</text:p>
          </table:table-cell>
          <table:table-cell table:style-name="ce590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696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40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594" table:content-validation-name="val63"/>
          <table:table-cell table:style-name="ce287" table:content-validation-name="val67" table:formula="of:=[.$J19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96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40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594" table:content-validation-name="val63"/>
          <table:table-cell table:style-name="ce287" table:content-validation-name="val67" table:formula="of:=[.$J20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96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40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594" table:content-validation-name="val63"/>
          <table:table-cell table:style-name="ce287" table:content-validation-name="val67" table:formula="of:=[.$J21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0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594" table:content-validation-name="val63"/>
          <table:table-cell table:style-name="ce287" table:content-validation-name="val67" table:formula="of:=[.$J22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96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40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594" table:content-validation-name="val62"/>
          <table:table-cell table:style-name="ce287" table:content-validation-name="val67" table:formula="of:=[.$J23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96" office:value-type="string" calcext:value-type="string">
            <text:p>Harcmodor képzettségek</text:p>
          </table:table-cell>
          <table:table-cell table:style-name="ce696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40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594" table:content-validation-name="val62"/>
          <table:table-cell table:style-name="ce287" table:content-validation-name="val67" table:formula="of:=[.$J24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696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05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594" table:content-validation-name="val62"/>
          <table:table-cell table:style-name="ce287" table:content-validation-name="val67" table:formula="of:=[.$J25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96" table:content-validation-name="val72" office:value-type="string" calcext:value-type="string">
            <text:p>Primer világi képzettség</text:p>
          </table:table-cell>
          <table:table-cell table:style-name="ce696" table:formula="of:=[.K29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315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594" table:content-validation-name="val62"/>
          <table:table-cell table:style-name="ce287" table:content-validation-name="val67" table:formula="of:=[.$J26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96" office:value-type="string" calcext:value-type="string">
            <text:p>Harci Fortélyok</text:p>
          </table:table-cell>
          <table:table-cell table:style-name="ce696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594" table:content-validation-name="val62"/>
          <table:table-cell table:style-name="ce287" table:content-validation-name="val67" table:formula="of:=[.$J27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696" office:value-type="string" calcext:value-type="string">
            <text:p>Misztikus fortélyok</text:p>
          </table:table-cell>
          <table:table-cell table:style-name="ce696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315"/>
          <table:covered-table-cell table:style-name="ce306"/>
          <table:covered-table-cell table:style-name="ce345"/>
          <table:table-cell table:style-name="ce263" table:number-columns-repeated="3"/>
          <table:table-cell table:style-name="ce5"/>
        </table:table-row>
        <table:table-row table:style-name="ro1">
          <table:table-cell table:style-name="ce315" table:number-columns-spanned="5" table:number-rows-spanned="1"/>
          <table:covered-table-cell/>
          <table:covered-table-cell table:number-columns-repeated="3" table:style-name="ce315"/>
          <table:table-cell table:style-name="ce5"/>
          <table:table-cell table:style-name="ce219" office:value-type="string" calcext:value-type="string" table:number-columns-spanned="4" table:number-rows-spanned="1">
            <text:p><text:span text:style-name="T34">Primer világi képzettségek</text:span><text:span text:style-name="T36"> </text:span><text:span text:style-name="T3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0" office:value-type="string" calcext:value-type="string" table:number-columns-spanned="4" table:number-rows-spanned="1">
            <text:p><text:span text:style-name="T32">Harci fortélyok  </text:span><text:span text:style-name="T3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73" table:content-validation-name="val53" table:formula="of:=SUM([.E32:.E48])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31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4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06" table:content-validation-name="val62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9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422" table:content-validation-name="val24" office:value-type="float" office:value="3" calcext:value-type="float">
            <text:p>3</text:p>
          </table:table-cell>
          <table:table-cell table:style-name="ce464" table:content-validation-name="val35"/>
          <table:table-cell table:style-name="ce175" table:content-validation-name="val48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359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422" table:content-validation-name="val25" office:value-type="float" office:value="4" calcext:value-type="float">
            <text:p>4</text:p>
          </table:table-cell>
          <table:table-cell table:style-name="ce464" table:content-validation-name="val36"/>
          <table:table-cell table:style-name="ce175" table:content-validation-name="val48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2"/>
        </table:table-row>
        <table:table-row table:style-name="ro1">
          <table:table-cell table:style-name="ce359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422" table:content-validation-name="val26" office:value-type="float" office:value="1" calcext:value-type="float">
            <text:p>1</text:p>
          </table:table-cell>
          <table:table-cell table:style-name="ce464" table:content-validation-name="val37"/>
          <table:table-cell table:style-name="ce175" table:content-validation-name="val48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</table:table-row>
        <table:table-row table:style-name="ro1">
          <table:table-cell table:style-name="ce359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422" table:content-validation-name="val27" office:value-type="float" office:value="2" calcext:value-type="float">
            <text:p>2</text:p>
          </table:table-cell>
          <table:table-cell table:style-name="ce141" table:content-validation-name="val38"/>
          <table:table-cell table:style-name="ce175" table:content-validation-name="val48" table:formula="of:=[.$D35]*[$Data.$C$12]" office:value-type="float" office:value="0" calcext:value-type="float">
            <text:p>0</text:p>
          </table:table-cell>
          <table:table-cell table:style-name="ce5"/>
          <table:table-cell table:style-name="ce563" table:content-validation-name="val56" table:number-columns-spanned="3" table:number-rows-spanned="1"/>
          <table:covered-table-cell table:number-columns-repeated="2" table:style-name="ce606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359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422" table:content-validation-name="val28" office:value-type="float" office:value="2" calcext:value-type="float">
            <text:p>2</text:p>
          </table:table-cell>
          <table:table-cell table:style-name="ce464" table:content-validation-name="val39"/>
          <table:table-cell table:style-name="ce175" table:content-validation-name="val48" table:formula="of:=[.$D36]*[$Data.$C$12]" office:value-type="float" office:value="0" calcext:value-type="float">
            <text:p>0</text:p>
          </table:table-cell>
          <table:table-cell table:style-name="ce5"/>
          <table:table-cell table:style-name="ce563" table:content-validation-name="val56" table:number-columns-spanned="3" table:number-rows-spanned="1"/>
          <table:covered-table-cell table:number-columns-repeated="2" table:style-name="ce606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9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422" table:content-validation-name="val29" office:value-type="float" office:value="3" calcext:value-type="float">
            <text:p>3</text:p>
          </table:table-cell>
          <table:table-cell table:style-name="ce464" table:content-validation-name="val40"/>
          <table:table-cell table:style-name="ce175" table:content-validation-name="val48" table:formula="of:=[.$D37]*[$Data.$C$12]" office:value-type="float" office:value="0" calcext:value-type="float">
            <text:p>0</text:p>
          </table:table-cell>
          <table:table-cell table:style-name="ce5"/>
          <table:table-cell table:style-name="ce563" table:content-validation-name="val56" table:number-columns-spanned="3" table:number-rows-spanned="1"/>
          <table:covered-table-cell table:number-columns-repeated="2" table:style-name="ce606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9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422" table:content-validation-name="val30" office:value-type="float" office:value="1" calcext:value-type="float">
            <text:p>1</text:p>
          </table:table-cell>
          <table:table-cell table:style-name="ce464" table:content-validation-name="val41"/>
          <table:table-cell table:style-name="ce175" table:content-validation-name="val48" table:formula="of:=[.$D38]*[$Data.$C$12]" office:value-type="float" office:value="0" calcext:value-type="float">
            <text:p>0</text:p>
          </table:table-cell>
          <table:table-cell table:style-name="ce5"/>
          <table:table-cell table:style-name="ce563" table:content-validation-name="val56" table:number-columns-spanned="3" table:number-rows-spanned="1"/>
          <table:covered-table-cell table:number-columns-repeated="2" table:style-name="ce606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39]) ;&quot;&quot;;VLOOKUP([.$A39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39]*[$Data.$C$12]" office:value-type="float" office:value="0" calcext:value-type="float">
            <text:p>0</text:p>
          </table:table-cell>
          <table:table-cell table:style-name="ce5"/>
          <table:table-cell table:style-name="ce563" table:content-validation-name="val56" table:number-columns-spanned="3" table:number-rows-spanned="1"/>
          <table:covered-table-cell table:number-columns-repeated="2" table:style-name="ce606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0]) ;&quot;&quot;;VLOOKUP([.$A40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0]*[$Data.$C$12]" office:value-type="float" office:value="0" calcext:value-type="float">
            <text:p>0</text:p>
          </table:table-cell>
          <table:table-cell table:style-name="ce5"/>
          <table:table-cell table:style-name="ce563" table:content-validation-name="val56" table:number-columns-spanned="3" table:number-rows-spanned="1"/>
          <table:covered-table-cell table:number-columns-repeated="2" table:style-name="ce606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1]) ;&quot;&quot;;VLOOKUP([.$A41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1]*[$Data.$C$12]" office:value-type="float" office:value="0" calcext:value-type="float">
            <text:p>0</text:p>
          </table:table-cell>
          <table:table-cell table:style-name="ce5"/>
          <table:table-cell table:style-name="ce563" table:content-validation-name="val56" table:number-columns-spanned="3" table:number-rows-spanned="1"/>
          <table:covered-table-cell table:number-columns-repeated="2" table:style-name="ce606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2]) ;&quot;&quot;;VLOOKUP([.$A42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2]*[$Data.$C$12]" office:value-type="float" office:value="0" calcext:value-type="float">
            <text:p>0</text:p>
          </table:table-cell>
          <table:table-cell table:style-name="ce5"/>
          <table:table-cell table:style-name="ce563" table:content-validation-name="val56" table:number-columns-spanned="3" table:number-rows-spanned="1"/>
          <table:covered-table-cell table:number-columns-repeated="2" table:style-name="ce606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3]) ;&quot;&quot;;VLOOKUP([.$A43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3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4]) ;&quot;&quot;;VLOOKUP([.$A44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4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0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5]) ;&quot;&quot;;VLOOKUP([.$A45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5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6]) ;&quot;&quot;;VLOOKUP([.$A46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6]*[$Data.$C$12]" office:value-type="float" office:value="0" calcext:value-type="float">
            <text:p>0</text:p>
          </table:table-cell>
          <table:table-cell table:style-name="ce5"/>
          <table:table-cell table:style-name="ce563" table:content-validation-name="val57" office:value-type="string" calcext:value-type="string" table:number-columns-spanned="3" table:number-rows-spanned="1">
            <text:p>Mászás</text:p>
          </table:table-cell>
          <table:covered-table-cell table:number-columns-repeated="2" table:style-name="ce606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7]) ;&quot;&quot;;VLOOKUP([.$A47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7]*[$Data.$C$12]" office:value-type="float" office:value="0" calcext:value-type="float">
            <text:p>0</text:p>
          </table:table-cell>
          <table:table-cell table:style-name="ce5"/>
          <table:table-cell table:style-name="ce563" table:content-validation-name="val58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606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0" calcext:value-type="float">
            <text:p>0 fok</text:p>
          </table:table-cell>
          <table:table-cell table:style-name="ce176" table:content-validation-name="val54" table:formula="of:=[.$D$48]*[$Data.$C$12]" office:value-type="float" office:value="0" calcext:value-type="float">
            <text:p>0</text:p>
          </table:table-cell>
          <table:table-cell table:style-name="ce5"/>
          <table:table-cell table:style-name="ce563" table:content-validation-name="val58" table:number-columns-spanned="3" table:number-rows-spanned="1"/>
          <table:covered-table-cell table:number-columns-repeated="2" table:style-name="ce606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9" table:number-columns-spanned="5" table:number-rows-spanned="1"/>
          <table:covered-table-cell table:number-columns-repeated="3" table:style-name="ce409"/>
          <table:covered-table-cell table:style-name="ce187"/>
          <table:table-cell table:style-name="ce5"/>
          <table:table-cell table:style-name="ce563" table:content-validation-name="val58" table:number-columns-spanned="3" table:number-rows-spanned="1"/>
          <table:covered-table-cell table:number-columns-repeated="2" table:style-name="ce606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15"/>
          <table:table-cell table:style-name="ce188" table:content-validation-name="val53" table:formula="of:=SUM([.E51:.E63])+SUM([$Hátterek.F14:.F24])" office:value-type="float" office:value="0" calcext:value-type="float">
            <text:p>0</text:p>
          </table:table-cell>
          <table:table-cell table:style-name="ce5"/>
          <table:table-cell table:style-name="ce563" table:content-validation-name="val58" table:number-columns-spanned="3" table:number-rows-spanned="1"/>
          <table:covered-table-cell table:number-columns-repeated="2" table:style-name="ce606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0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/>
          <table:table-cell table:style-name="ce189" table:content-validation-name="val48" table:formula="of:=IF(([Misztikus.L10]&gt;2);0;[.$D51]*[$Data.$C$12])" office:value-type="float" office:value="0" calcext:value-type="float">
            <text:p>0</text:p>
          </table:table-cell>
          <table:table-cell table:style-name="ce5"/>
          <table:table-cell table:style-name="ce563" table:content-validation-name="val58" table:number-columns-spanned="3" table:number-rows-spanned="1"/>
          <table:covered-table-cell table:number-columns-repeated="2" table:style-name="ce606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0" table:content-validation-name="val11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2]*[$Data.$C$12]" office:value-type="float" office:value="0" calcext:value-type="float">
            <text:p>0</text:p>
          </table:table-cell>
          <table:table-cell table:style-name="ce5"/>
          <table:table-cell table:style-name="ce563" table:content-validation-name="val58" table:number-columns-spanned="3" table:number-rows-spanned="1"/>
          <table:covered-table-cell table:number-columns-repeated="2" table:style-name="ce606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0" table:content-validation-name="val11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3]*[$Data.$C$12]" office:value-type="float" office:value="0" calcext:value-type="float">
            <text:p>0</text:p>
          </table:table-cell>
          <table:table-cell table:style-name="ce5"/>
          <table:table-cell table:style-name="ce563" table:content-validation-name="val58" table:number-columns-spanned="3" table:number-rows-spanned="1"/>
          <table:covered-table-cell table:number-columns-repeated="2" table:style-name="ce606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0" table:content-validation-name="val11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4]*[$Data.$C$12]" office:value-type="float" office:value="0" calcext:value-type="float">
            <text:p>0</text:p>
          </table:table-cell>
          <table:table-cell table:style-name="ce5"/>
          <table:table-cell table:style-name="ce563" table:content-validation-name="val58" table:number-columns-spanned="3" table:number-rows-spanned="1"/>
          <table:covered-table-cell table:number-columns-repeated="2" table:style-name="ce606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0" table:content-validation-name="val11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5]*[$Data.$C$12]" office:value-type="float" office:value="0" calcext:value-type="float">
            <text:p>0</text:p>
          </table:table-cell>
          <table:table-cell table:style-name="ce5"/>
          <table:table-cell table:style-name="ce563" table:content-validation-name="val58" table:number-columns-spanned="3" table:number-rows-spanned="1"/>
          <table:covered-table-cell table:number-columns-repeated="2" table:style-name="ce606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0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6]*[$Data.$C$12]" office:value-type="float" office:value="0" calcext:value-type="float">
            <text:p>0</text:p>
          </table:table-cell>
          <table:table-cell table:style-name="ce5"/>
          <table:table-cell table:style-name="ce563" table:content-validation-name="val58" table:number-columns-spanned="3" table:number-rows-spanned="1"/>
          <table:covered-table-cell table:number-columns-repeated="2" table:style-name="ce606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0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7]*[$Data.$C$12]" office:value-type="float" office:value="0" calcext:value-type="float">
            <text:p>0</text:p>
          </table:table-cell>
          <table:table-cell table:style-name="ce5"/>
          <table:table-cell table:style-name="ce563" table:content-validation-name="val58" table:number-columns-spanned="3" table:number-rows-spanned="1"/>
          <table:covered-table-cell table:number-columns-repeated="2" table:style-name="ce606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0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8]*[$Data.$C$12]" office:value-type="float" office:value="0" calcext:value-type="float">
            <text:p>0</text:p>
          </table:table-cell>
          <table:table-cell table:style-name="ce5"/>
          <table:table-cell table:style-name="ce563" table:content-validation-name="val58" table:number-columns-spanned="3" table:number-rows-spanned="1"/>
          <table:covered-table-cell table:number-columns-repeated="2" table:style-name="ce606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0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9]*[$Data.$C$12]" office:value-type="float" office:value="0" calcext:value-type="float">
            <text:p>0</text:p>
          </table:table-cell>
          <table:table-cell table:style-name="ce5"/>
          <table:table-cell table:style-name="ce563" table:content-validation-name="val58" table:number-columns-spanned="3" table:number-rows-spanned="1"/>
          <table:covered-table-cell table:number-columns-repeated="2" table:style-name="ce606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0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0]*[$Data.$C$12]" office:value-type="float" office:value="0" calcext:value-type="float">
            <text:p>0</text:p>
          </table:table-cell>
          <table:table-cell table:style-name="ce5"/>
          <table:table-cell table:style-name="ce563" table:content-validation-name="val58" table:number-columns-spanned="3" table:number-rows-spanned="1"/>
          <table:covered-table-cell table:number-columns-repeated="2" table:style-name="ce606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0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1]*[$Data.$C$12]" office:value-type="float" office:value="0" calcext:value-type="float">
            <text:p>0</text:p>
          </table:table-cell>
          <table:table-cell table:style-name="ce5"/>
          <table:table-cell table:style-name="ce563" table:content-validation-name="val58" table:number-columns-spanned="3" table:number-rows-spanned="1"/>
          <table:covered-table-cell table:number-columns-repeated="2" table:style-name="ce606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0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2]*[$Data.$C$12]" office:value-type="float" office:value="0" calcext:value-type="float">
            <text:p>0</text:p>
          </table:table-cell>
          <table:table-cell table:style-name="ce5"/>
          <table:table-cell table:style-name="ce563" table:content-validation-name="val58" table:number-columns-spanned="3" table:number-rows-spanned="1"/>
          <table:covered-table-cell table:number-columns-repeated="2" table:style-name="ce606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table:content-validation-name="val11" table:number-columns-spanned="2" table:number-rows-spanned="1"/>
          <table:covered-table-cell table:style-name="ce80"/>
          <table:table-cell table:style-name="ce113" table:content-validation-name="val32" table:formula="of:=IF(ISBLANK([.$A63]) ;&quot;&quot;;VLOOKUP([.$A63];fortelyok_altalanos_full;2;0))">
            <text:p/>
          </table:table-cell>
          <table:table-cell table:style-name="ce150" table:content-validation-name="val45"/>
          <table:table-cell table:style-name="ce192" table:content-validation-name="val48" table:formula="of:=[.$D63]*[$Data.$C$12]" office:value-type="float" office:value="0" calcext:value-type="float">
            <text:p>0</text:p>
          </table:table-cell>
          <table:table-cell table:style-name="ce5"/>
          <table:table-cell table:style-name="ce563" table:content-validation-name="val57" office:value-type="string" calcext:value-type="string">
            <text:p>Szakma:</text:p>
          </table:table-cell>
          <table:table-cell table:style-name="ce615" table:content-validation-name="val66" table:number-columns-spanned="2" table:number-rows-spanned="1"/>
          <table:covered-table-cell table:style-name="ce615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9" table:number-columns-spanned="5" table:number-rows-spanned="1"/>
          <table:covered-table-cell table:number-columns-repeated="4" table:style-name="Default"/>
          <table:table-cell table:style-name="ce5"/>
          <table:table-cell table:style-name="ce563" table:content-validation-name="val57" office:value-type="string" calcext:value-type="string">
            <text:p>Szakma:</text:p>
          </table:table-cell>
          <table:table-cell table:style-name="ce615" table:content-validation-name="val66" table:number-columns-spanned="2" table:number-rows-spanned="1"/>
          <table:covered-table-cell table:style-name="ce615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563" table:content-validation-name="val57" office:value-type="string" calcext:value-type="string">
            <text:p>Szakma:</text:p>
          </table:table-cell>
          <table:table-cell table:style-name="ce615" table:content-validation-name="val66" table:number-columns-spanned="2" table:number-rows-spanned="1"/>
          <table:covered-table-cell table:style-name="ce615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4]))-SUM([.C68:.C75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439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439"/>
          <table:covered-table-cell table:style-name="Default"/>
          <table:table-cell table:style-name="ce642" office:value-type="string" calcext:value-type="string" table:number-columns-spanned="2" table:number-rows-spanned="1">
            <text:p>Fok</text:p>
          </table:table-cell>
          <table:covered-table-cell table:style-name="ce642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40" table:content-validation-name="val33"/>
          <table:table-cell table:style-name="ce440" table:content-validation-name="val47"/>
          <table:table-cell table:style-name="ce209" table:content-validation-name="val55"/>
          <table:table-cell table:style-name="ce5"/>
          <table:table-cell table:style-name="ce257" table:content-validation-name="val57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643" table:content-validation-name="val70" office:value-type="string" calcext:value-type="string" table:number-columns-spanned="2" table:number-rows-spanned="1">
            <text:p>alap</text:p>
          </table:table-cell>
          <table:covered-table-cell table:style-name="ce643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40" table:content-validation-name="val33"/>
          <table:table-cell table:style-name="ce440" table:content-validation-name="val47"/>
          <table:table-cell table:style-name="ce209" table:content-validation-name="val55"/>
          <table:table-cell table:style-name="ce5"/>
          <table:table-cell table:style-name="ce564" table:content-validation-name="val59" table:number-columns-spanned="3" table:number-rows-spanned="1"/>
          <table:covered-table-cell table:number-columns-repeated="2" table:style-name="ce261"/>
          <table:table-cell table:style-name="ce643" table:content-validation-name="val71" table:number-columns-spanned="2" table:number-rows-spanned="1"/>
          <table:covered-table-cell table:style-name="ce643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40" table:content-validation-name="val33"/>
          <table:table-cell table:style-name="ce440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43" table:content-validation-name="val71" table:number-columns-spanned="2" table:number-rows-spanned="1"/>
          <table:covered-table-cell table:style-name="ce643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40" table:content-validation-name="val33"/>
          <table:table-cell table:style-name="ce440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43" table:content-validation-name="val71" table:number-columns-spanned="2" table:number-rows-spanned="1"/>
          <table:covered-table-cell table:style-name="ce643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40" table:content-validation-name="val33"/>
          <table:table-cell table:style-name="ce440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43" table:content-validation-name="val71" table:number-columns-spanned="2" table:number-rows-spanned="1"/>
          <table:covered-table-cell table:style-name="ce643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40" table:content-validation-name="val33"/>
          <table:table-cell table:style-name="ce440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43" table:content-validation-name="val71" table:number-columns-spanned="2" table:number-rows-spanned="1"/>
          <table:covered-table-cell table:style-name="ce643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40" table:content-validation-name="val33"/>
          <table:table-cell table:style-name="ce440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43" table:content-validation-name="val71" table:number-columns-spanned="2" table:number-rows-spanned="1"/>
          <table:covered-table-cell table:style-name="ce643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441" table:content-validation-name="val33"/>
          <table:table-cell table:style-name="ce441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644" table:content-validation-name="val71" table:number-columns-spanned="2" table:number-rows-spanned="1"/>
          <table:covered-table-cell table:style-name="ce644" table:content-validation-name="val71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1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5" table:print="false">
        <table:table-column table:style-name="co39" table:default-cell-style-name="ce1189"/>
        <table:table-column table:style-name="co40" table:default-cell-style-name="ce1189"/>
        <table:table-column table:style-name="co41" table:default-cell-style-name="ce1189"/>
        <table:table-column table:style-name="co42" table:default-cell-style-name="ce1189"/>
        <table:table-column table:style-name="co29" table:default-cell-style-name="ce1189"/>
        <table:table-column table:style-name="co43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default-cell-style-name="ce1189"/>
        <table:table-column table:style-name="co47" table:number-columns-repeated="2" table:default-cell-style-name="ce842"/>
        <table:table-column table:style-name="co48" table:default-cell-style-name="ce1189"/>
        <table:table-column table:style-name="co49" table:default-cell-style-name="ce1189"/>
        <table:table-column table:style-name="co14" table:default-cell-style-name="ce1189"/>
        <table:table-row table:style-name="ro31">
          <table:table-cell table:style-name="ce318" table:content-validation-name="val57" office:value-type="string" calcext:value-type="string" table:number-columns-spanned="12" table:number-rows-spanned="1">
            <text:p>Hátterek és tartalék táblázatok</text:p>
          </table:table-cell>
          <table:covered-table-cell table:style-name="ce315"/>
          <table:covered-table-cell table:number-columns-repeated="5" table:style-name="ce315" table:content-validation-name="val57"/>
          <table:covered-table-cell table:number-columns-repeated="5"/>
          <table:table-cell table:number-columns-repeated="2"/>
        </table:table-row>
        <table:table-row table:style-name="ro2">
          <table:table-cell table:style-name="ce315" table:number-columns-spanned="7" table:number-rows-spanned="1"/>
          <table:covered-table-cell table:number-columns-repeated="6" table:style-name="ce315"/>
          <table:table-cell table:number-columns-repeated="7"/>
        </table:table-row>
        <table:table-row table:style-name="ro31">
          <table:table-cell table:style-name="ce331" table:content-validation-name="val57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57"/>
          <table:covered-table-cell table:style-name="ce373" table:content-validation-name="val57"/>
          <table:covered-table-cell table:style-name="ce434"/>
          <table:table-cell table:style-name="ce302" table:content-validation-name="val57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2"/>
        </table:table-row>
        <table:table-row table:style-name="ro2">
          <table:table-cell table:style-name="ce332" table:content-validation-name="val57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7"/>
          <table:covered-table-cell/>
          <table:table-cell table:style-name="ce281" table:content-validation-name="val57" office:value-type="string" calcext:value-type="string">
            <text:p>Szint</text:p>
          </table:table-cell>
          <table:table-cell table:style-name="ce463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05" table:content-validation-name="val57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09" table:content-validation-name="val8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7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48" table:formula="of:=ROUNDDOWN([$Alapértékek.D8]*[$Data.C13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48" table:formula="of:=[.L7]-SUM([.K11:.K24])-SUM([.K28:.K36])-SUM([.K40:.K49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404" table:content-validation-name="val74" table:number-columns-spanned="4" table:number-rows-spanned="1"/>
          <table:covered-table-cell table:number-columns-repeated="2" table:style-name="ce362" table:content-validation-name="val57"/>
          <table:covered-table-cell table:style-name="ce406"/>
          <table:table-cell table:style-name="ce487" table:content-validation-name="val69" office:value-type="float" office:value="0" calcext:value-type="float">
            <text:p>0</text:p>
          </table:table-cell>
          <table:table-cell table:style-name="ce492" table:content-validation-name="val87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751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751" office:value-type="string" calcext:value-type="string">
            <text:p>Megjegyzés</text:p>
          </table:table-cell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834" table:content-validation-name="val89"/>
          <table:covered-table-cell table:style-name="ce834" table:content-validation-name="val91"/>
          <table:table-cell table:style-name="ce261" table:content-validation-name="val92"/>
          <table:table-cell table:style-name="ce604" table:content-validation-name="val95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752"/>
          <table:table-cell/>
        </table:table-row>
        <table:table-row table:style-name="ro33">
          <table:table-cell table:style-name="ce407" table:content-validation-name="val57" office:value-type="string" calcext:value-type="string" table:number-columns-spanned="6" table:number-rows-spanned="1">
            <text:p><text:span text:style-name="T38">Szekunder Fortélyok</text:span><text:span text:style-name="T47"> (tartalék)</text:span></text:p>
          </table:table-cell>
          <table:covered-table-cell table:style-name="ce329" table:content-validation-name="val57"/>
          <table:covered-table-cell table:style-name="ce339" table:content-validation-name="val57"/>
          <table:covered-table-cell table:style-name="ce329" table:content-validation-name="val57"/>
          <table:covered-table-cell table:style-name="ce346" table:content-validation-name="val57"/>
          <table:covered-table-cell table:style-name="ce315"/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834" table:content-validation-name="val89"/>
          <table:covered-table-cell table:style-name="ce834" table:content-validation-name="val91"/>
          <table:table-cell table:style-name="ce261" table:content-validation-name="val92"/>
          <table:table-cell table:style-name="ce604" table:content-validation-name="val95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752"/>
          <table:table-cell/>
        </table:table-row>
        <table:table-row table:style-name="ro2">
          <table:table-cell table:style-name="ce22" table:content-validation-name="val57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7"/>
          <table:covered-table-cell table:style-name="ce560"/>
          <table:table-cell table:style-name="ce93" table:content-validation-name="val57" office:value-type="string" calcext:value-type="string">
            <text:p>Max</text:p>
          </table:table-cell>
          <table:table-cell table:style-name="ce93" table:content-validation-name="val57" office:value-type="string" calcext:value-type="string">
            <text:p>Fok</text:p>
          </table:table-cell>
          <table:table-cell table:style-name="ce493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834" table:content-validation-name="val89"/>
          <table:covered-table-cell table:style-name="ce834" table:content-validation-name="val91"/>
          <table:table-cell table:style-name="ce261" table:content-validation-name="val92"/>
          <table:table-cell table:style-name="ce604" table:content-validation-name="val95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752"/>
          <table:table-cell/>
        </table:table-row>
        <table:table-row table:style-name="ro1">
          <table:table-cell table:style-name="ce408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4]) ;&quot;&quot;;VLOOKUP([.$A14];fortelyok_altalanos_full;2;0))">
            <text:p/>
          </table:table-cell>
          <table:table-cell table:style-name="ce785" table:content-validation-name="val57"/>
          <table:table-cell table:style-name="ce494" table:content-validation-name="val48" table:formula="of:=[.$E14]*[$Data.$C$12]" office:value-type="float" office:value="0" calcext:value-type="float">
            <text:p>0</text:p>
          </table:table-cell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834" table:content-validation-name="val89"/>
          <table:covered-table-cell table:style-name="ce834" table:content-validation-name="val91"/>
          <table:table-cell table:style-name="ce261" table:content-validation-name="val92"/>
          <table:table-cell table:style-name="ce604" table:content-validation-name="val95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752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5]) ;&quot;&quot;;VLOOKUP([.$A15];fortelyok_altalanos_full;2;0))">
            <text:p/>
          </table:table-cell>
          <table:table-cell table:style-name="ce785" table:content-validation-name="val57"/>
          <table:table-cell table:style-name="ce494" table:content-validation-name="val48" table:formula="of:=[.$E15]*[$Data.$C$12]" office:value-type="float" office:value="0" calcext:value-type="float">
            <text:p>0</text:p>
          </table:table-cell>
          <table:table-cell table:style-name="ce703"/>
          <table:table-cell table:style-name="ce515" table:content-validation-name="val89" table:number-columns-spanned="3" table:number-rows-spanned="1"/>
          <table:covered-table-cell table:style-name="ce834" table:content-validation-name="val89"/>
          <table:covered-table-cell table:style-name="ce834" table:content-validation-name="val91"/>
          <table:table-cell table:style-name="ce261" table:content-validation-name="val92"/>
          <table:table-cell table:style-name="ce604" table:content-validation-name="val95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752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6]) ;&quot;&quot;;VLOOKUP([.$A16];fortelyok_altalanos_full;2;0))">
            <text:p/>
          </table:table-cell>
          <table:table-cell table:style-name="ce785" table:content-validation-name="val57"/>
          <table:table-cell table:style-name="ce494" table:content-validation-name="val48" table:formula="of:=[.$E16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34" table:content-validation-name="val89"/>
          <table:covered-table-cell table:style-name="ce834" table:content-validation-name="val91"/>
          <table:table-cell table:style-name="ce261" table:content-validation-name="val92"/>
          <table:table-cell table:style-name="ce604" table:content-validation-name="val95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752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7]) ;&quot;&quot;;VLOOKUP([.$A17];fortelyok_altalanos_full;2;0))">
            <text:p/>
          </table:table-cell>
          <table:table-cell table:style-name="ce785" table:content-validation-name="val57"/>
          <table:table-cell table:style-name="ce494" table:content-validation-name="val48" table:formula="of:=[.$E17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34" table:content-validation-name="val89"/>
          <table:covered-table-cell table:style-name="ce834" table:content-validation-name="val91"/>
          <table:table-cell table:style-name="ce261" table:content-validation-name="val92"/>
          <table:table-cell table:style-name="ce604" table:content-validation-name="val95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752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8]) ;&quot;&quot;;VLOOKUP([.$A18];fortelyok_altalanos_full;2;0))">
            <text:p/>
          </table:table-cell>
          <table:table-cell table:style-name="ce785" table:content-validation-name="val57"/>
          <table:table-cell table:style-name="ce494" table:content-validation-name="val48" table:formula="of:=[.$E18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34" table:content-validation-name="val89"/>
          <table:covered-table-cell table:style-name="ce834" table:content-validation-name="val91"/>
          <table:table-cell table:style-name="ce261" table:content-validation-name="val92"/>
          <table:table-cell table:style-name="ce604" table:content-validation-name="val95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752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9]) ;&quot;&quot;;VLOOKUP([.$A19];fortelyok_altalanos_full;2;0))">
            <text:p/>
          </table:table-cell>
          <table:table-cell table:style-name="ce785" table:content-validation-name="val57"/>
          <table:table-cell table:style-name="ce494" table:content-validation-name="val48" table:formula="of:=[.$E19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34" table:content-validation-name="val89"/>
          <table:covered-table-cell table:style-name="ce834" table:content-validation-name="val91"/>
          <table:table-cell table:style-name="ce261" table:content-validation-name="val92"/>
          <table:table-cell table:style-name="ce604" table:content-validation-name="val95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752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20]) ;&quot;&quot;;VLOOKUP([.$A20];fortelyok_altalanos_full;2;0))">
            <text:p/>
          </table:table-cell>
          <table:table-cell table:style-name="ce785" table:content-validation-name="val57"/>
          <table:table-cell table:style-name="ce494" table:content-validation-name="val48" table:formula="of:=[.$E20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34" table:content-validation-name="val89"/>
          <table:covered-table-cell table:style-name="ce834" table:content-validation-name="val91"/>
          <table:table-cell table:style-name="ce261" table:content-validation-name="val92"/>
          <table:table-cell table:style-name="ce604" table:content-validation-name="val95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752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21]) ;&quot;&quot;;VLOOKUP([.$A21];fortelyok_altalanos_full;2;0))">
            <text:p/>
          </table:table-cell>
          <table:table-cell table:style-name="ce785" table:content-validation-name="val57"/>
          <table:table-cell table:style-name="ce494" table:content-validation-name="val48" table:formula="of:=[.$E21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34" table:content-validation-name="val89"/>
          <table:covered-table-cell table:style-name="ce834" table:content-validation-name="val91"/>
          <table:table-cell table:style-name="ce261" table:content-validation-name="val92"/>
          <table:table-cell table:style-name="ce604" table:content-validation-name="val95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752"/>
          <table:table-cell/>
        </table:table-row>
        <table:table-row table:style-name="ro2">
          <table:table-cell table:style-name="ce732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3" office:value-type="float" office:value="5" calcext:value-type="float">
            <text:p>5</text:p>
          </table:table-cell>
          <table:table-cell table:style-name="ce785" table:content-validation-name="val84"/>
          <table:table-cell table:style-name="ce495" table:content-validation-name="val48" table:formula="of:=-[.$E22]*[$Data.$C$27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34" table:content-validation-name="val89"/>
          <table:covered-table-cell table:style-name="ce834" table:content-validation-name="val91"/>
          <table:table-cell table:style-name="ce261" table:content-validation-name="val92"/>
          <table:table-cell table:style-name="ce604" table:content-validation-name="val95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752"/>
          <table:table-cell/>
        </table:table-row>
        <table:table-row table:style-name="ro2">
          <table:table-cell table:style-name="ce732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785" table:content-validation-name="val85"/>
          <table:table-cell table:style-name="ce495" table:content-validation-name="val48" table:formula="of:=-[.$E23]*[$Data.$C$25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34" table:content-validation-name="val89"/>
          <table:covered-table-cell table:style-name="ce834" table:content-validation-name="val91"/>
          <table:table-cell table:style-name="ce261" table:content-validation-name="val92"/>
          <table:table-cell table:style-name="ce604" table:content-validation-name="val95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752"/>
          <table:table-cell/>
        </table:table-row>
        <table:table-row table:style-name="ro2">
          <table:table-cell table:style-name="ce732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785" table:content-validation-name="val86"/>
          <table:table-cell table:style-name="ce495" table:content-validation-name="val48" table:formula="of:=-[.$E24]*[$Data.$C$26]" office:value-type="float" office:value="-0" calcext:value-type="float">
            <text:p>0</text:p>
          </table:table-cell>
          <table:table-cell/>
          <table:table-cell table:style-name="ce516" table:content-validation-name="val89" table:number-columns-spanned="3" table:number-rows-spanned="1"/>
          <table:covered-table-cell table:style-name="ce839" table:content-validation-name="val89"/>
          <table:covered-table-cell table:style-name="ce839" table:content-validation-name="val91"/>
          <table:table-cell table:style-name="ce261" table:content-validation-name="val92"/>
          <table:table-cell table:style-name="ce604" table:content-validation-name="val95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752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93" table:formula="of:=ROUNDUP([$Alapértékek.D8]/2)-COUNTA([.H27:.J36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51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0" table:content-validation-name="val90" table:number-columns-spanned="4" table:number-rows-spanned="1"/>
          <table:covered-table-cell table:style-name="ce752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52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52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52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52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52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52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52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52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52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52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52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52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52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52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52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52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52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52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52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419" table:content-validation-name="val78" table:number-columns-spanned="2" table:number-rows-spanned="1"/>
          <table:covered-table-cell table:style-name="ce752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751" table:content-validation-name="val57"/>
          <table:table-cell table:style-name="ce589" table:content-validation-name="val94" table:formula="of:=ROUNDUP([$Alapértékek.D8]/2)-COUNTA([.H39:.H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52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752"/>
          <table:covered-table-cell table:style-name="ce607" table:content-validation-name="val57"/>
          <table:covered-table-cell table:style-name="ce261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57" table:number-columns-spanned="4" table:number-rows-spanned="1"/>
          <table:covered-table-cell table:style-name="ce752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57" table:number-columns-spanned="4" table:number-rows-spanned="1"/>
          <table:covered-table-cell table:style-name="ce752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51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2" table:content-validation-name="val57" table:number-columns-spanned="4" table:number-rows-spanned="1"/>
          <table:covered-table-cell table:style-name="ce752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52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752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52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752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52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752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52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752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52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752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52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752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57" table:number-columns-spanned="4" table:number-rows-spanned="1"/>
          <table:covered-table-cell table:style-name="ce535" table:content-validation-name="val57"/>
          <table:covered-table-cell table:number-columns-repeated="2" table:style-name="ce569" table:content-validation-name="val57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8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0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6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4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5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29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10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0">
            <calcext:condition calcext:apply-style-name="Szürke_szám" calcext:value="=0" calcext:base-cell-address="Hátterek.E5"/>
          </calcext:conditional-format>
          <calcext:conditional-format calcext:target-range-address="Hátterek.F14:Hátterek.F21">
            <calcext:condition calcext:apply-style-name="Warning_Fortély" calcext:value="formula-is([$Hátterek.$E14]&gt;[$Hátterek.$D14])" calcext:base-cell-address="Hátterek.F14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8:Hátterek.K38">
            <calcext:condition calcext:apply-style-name="Piros_háttér" calcext:value="&lt;0" calcext:base-cell-address="Hátterek.K38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table:table-column table:style-name="co50" table:default-cell-style-name="ce976"/>
        <table:table-column table:style-name="co51" table:default-cell-style-name="ce976"/>
        <table:table-column table:style-name="co52" table:default-cell-style-name="ce976"/>
        <table:table-column table:style-name="co53" table:default-cell-style-name="ce976"/>
        <table:table-column table:style-name="co54" table:number-columns-repeated="5" table:default-cell-style-name="ce976"/>
        <table:table-column table:style-name="co55" table:default-cell-style-name="ce976"/>
        <table:table-column table:style-name="co14" table:default-cell-style-name="ce976"/>
        <table:table-column table:style-name="co61" table:default-cell-style-name="ce976"/>
        <table:table-column table:style-name="co62" table:default-cell-style-name="ce976"/>
        <table:table-column table:style-name="co63" table:default-cell-style-name="ce976"/>
        <table:table-column table:style-name="co64" table:default-cell-style-name="ce976"/>
        <table:table-column table:style-name="co65" table:default-cell-style-name="ce894"/>
        <table:table-column table:style-name="co66" table:default-cell-style-name="ce909"/>
        <table:table-column table:style-name="co38" table:default-cell-style-name="ce976"/>
        <table:table-column table:style-name="co38" table:number-columns-repeated="238" table:default-cell-style-name="Default"/>
        <table:table-row table:style-name="ro31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924"/>
          <table:covered-table-cell table:number-columns-repeated="5" table:style-name="ce983"/>
          <table:covered-table-cell table:number-columns-repeated="2" table:style-name="ce924"/>
          <table:table-cell table:style-name="ce924" table:number-columns-repeated="6"/>
          <table:table-cell table:style-name="ce983"/>
          <table:table-cell table:style-name="ce633"/>
          <table:table-cell table:style-name="ce924"/>
          <table:table-cell table:number-columns-repeated="238"/>
        </table:table-row>
        <table:table-row table:style-name="ro32">
          <table:table-cell table:style-name="ce924"/>
          <table:table-cell table:style-name="ce924" table:number-columns-spanned="6" table:number-rows-spanned="1"/>
          <table:covered-table-cell table:number-columns-repeated="5" table:style-name="ce924"/>
          <table:table-cell table:style-name="ce924" table:number-columns-repeated="8"/>
          <table:table-cell table:style-name="ce983"/>
          <table:table-cell table:style-name="ce633"/>
          <table:table-cell table:style-name="ce924"/>
          <table:table-cell table:number-columns-repeated="238"/>
        </table:table-row>
        <table:table-row table:style-name="ro6">
          <table:table-cell table:style-name="ce431"/>
          <table:table-cell table:style-name="ce977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77" table:content-validation-name="val132" office:value-type="string" calcext:value-type="string">
            <text:p>Módosítók</text:p>
          </table:table-cell>
          <table:table-cell table:style-name="ce977" table:content-validation-name="val139" office:value-type="string" calcext:value-type="string">
            <text:p>Összesen</text:p>
          </table:table-cell>
          <table:table-cell table:style-name="ce924"/>
          <table:table-cell table:style-name="ce1056" office:value-type="string" calcext:value-type="string" table:number-columns-spanned="2" table:number-rows-spanned="1">
            <text:p>Összesen felvett HM:</text:p>
          </table:table-cell>
          <table:covered-table-cell table:style-name="ce924"/>
          <table:table-cell table:style-name="ce790" table:content-validation-name="val165" table:formula="of:=SUM([.B5:.B6])" office:value-type="float" office:value="0" calcext:value-type="float">
            <text:p>0 HM</text:p>
          </table:table-cell>
          <table:table-cell table:style-name="ce924" table:number-columns-repeated="6"/>
          <table:table-cell table:style-name="ce983"/>
          <table:table-cell table:style-name="ce633"/>
          <table:table-cell table:style-name="ce924"/>
          <table:table-cell table:number-columns-repeated="23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74" table:content-validation-name="val105" office:value-type="string" calcext:value-type="string">
            <text:p>-</text:p>
          </table:table-cell>
          <table:table-cell table:style-name="ce1033" table:content-validation-name="val121" office:value-type="float" office:value="10" calcext:value-type="float">
            <text:p>10</text:p>
          </table:table-cell>
          <table:table-cell table:style-name="ce1033" table:content-validation-name="val133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080" table:content-validation-name="val140" table:formula="of:=[.C4]+[.D4]" office:value-type="float" office:value="15" calcext:value-type="float">
            <text:p>15</text:p>
          </table:table-cell>
          <table:table-cell table:style-name="ce924"/>
          <table:table-cell table:style-name="ce1056" office:value-type="string" calcext:value-type="string" table:number-columns-spanned="2" table:number-rows-spanned="1">
            <text:p>Max felvehető HM:</text:p>
          </table:table-cell>
          <table:covered-table-cell table:style-name="ce924"/>
          <table:table-cell table:style-name="ce1218" table:content-validation-name="val166" table:formula="of:=([Data.C18]+ [$Alapértékek.C20])*[Alapértékek.D8]" office:value-type="float" office:value="30" calcext:value-type="float">
            <text:p>30 HM</text:p>
          </table:table-cell>
          <table:table-cell table:style-name="ce924" table:number-columns-repeated="3"/>
          <table:table-cell table:style-name="Default" table:number-columns-repeated="4"/>
          <table:table-cell table:style-name="ce633"/>
          <table:table-cell table:style-name="ce924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91" table:content-validation-name="val106" office:value-type="float" office:value="0" calcext:value-type="float">
            <text:p>0</text:p>
          </table:table-cell>
          <table:table-cell table:style-name="ce1033" table:content-validation-name="val121" office:value-type="float" office:value="20" calcext:value-type="float">
            <text:p>20</text:p>
          </table:table-cell>
          <table:table-cell table:style-name="ce1033" table:content-validation-name="val134" table:formula="of:=2*([Alapértékek.$C$18]+[Alapértékek.$C$20]+[Alapértékek.$C$21])" office:value-type="float" office:value="0" calcext:value-type="float">
            <text:p>0</text:p>
          </table:table-cell>
          <table:table-cell table:style-name="ce1080" table:content-validation-name="val141" table:formula="of:=[.C5]+[.B5]+[.D5]" office:value-type="float" office:value="20" calcext:value-type="float">
            <text:p>20</text:p>
          </table:table-cell>
          <table:table-cell table:style-name="ce924" table:number-columns-repeated="5"/>
          <table:table-cell/>
          <table:table-cell table:style-name="ce924"/>
          <table:table-cell table:style-name="Default" table:number-columns-repeated="4"/>
          <table:table-cell table:style-name="ce633"/>
          <table:table-cell table:style-name="ce924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92" table:content-validation-name="val107" office:value-type="float" office:value="0" calcext:value-type="float">
            <text:p>0</text:p>
          </table:table-cell>
          <table:table-cell table:style-name="ce1033" table:content-validation-name="val121" office:value-type="float" office:value="120" calcext:value-type="float">
            <text:p>120</text:p>
          </table:table-cell>
          <table:table-cell table:style-name="ce1033" table:content-validation-name="val135" table:formula="of:=2*([Alapértékek.$C$20]+[Alapértékek.$C$21])" office:value-type="float" office:value="0" calcext:value-type="float">
            <text:p>0</text:p>
          </table:table-cell>
          <table:table-cell table:style-name="ce1080" table:content-validation-name="val142" table:formula="of:=[.C6]+[.B6]+[.D6]" office:value-type="float" office:value="120" calcext:value-type="float">
            <text:p>120</text:p>
          </table:table-cell>
          <table:table-cell table:style-name="ce924" table:number-columns-repeated="5"/>
          <table:table-cell/>
          <table:table-cell table:style-name="ce924"/>
          <table:table-cell table:style-name="Default" table:number-columns-repeated="4"/>
          <table:table-cell table:style-name="ce633"/>
          <table:table-cell table:style-name="ce924"/>
          <table:table-cell table:number-columns-repeated="238"/>
        </table:table-row>
        <table:table-row table:style-name="ro6">
          <table:table-cell table:style-name="ce924" table:number-columns-repeated="6"/>
          <table:table-cell table:style-name="ce1056" office:value-type="string" calcext:value-type="string" table:number-columns-spanned="2" table:number-rows-spanned="1">
            <text:p>Össz felvett CM:</text:p>
          </table:table-cell>
          <table:covered-table-cell table:style-name="ce924"/>
          <table:table-cell table:style-name="ce792" table:content-validation-name="val109" table:formula="of:=[.B8]" office:value-type="float" office:value="0" calcext:value-type="float">
            <text:p>0 HM</text:p>
          </table:table-cell>
          <table:table-cell table:style-name="ce924"/>
          <table:table-cell/>
          <table:table-cell table:style-name="ce924"/>
          <table:table-cell table:style-name="Default" table:number-columns-repeated="4"/>
          <table:table-cell table:style-name="ce633"/>
          <table:table-cell table:style-name="ce924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93" table:content-validation-name="val108" office:value-type="float" office:value="0" calcext:value-type="float">
            <text:p>0</text:p>
          </table:table-cell>
          <table:table-cell table:style-name="ce1033" table:content-validation-name="val122" table:formula="of:=[Data.C15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0" calcext:value-type="float">
            <text:p>0</text:p>
          </table:table-cell>
          <table:table-cell table:style-name="ce1080" table:content-validation-name="val143" table:formula="of:=[.C8]+[.B8]+[.D8]" office:value-type="float" office:value="-30" calcext:value-type="float">
            <text:p>-30</text:p>
          </table:table-cell>
          <table:table-cell table:style-name="ce924"/>
          <table:table-cell table:style-name="ce1056" office:value-type="string" calcext:value-type="string" table:number-columns-spanned="2" table:number-rows-spanned="1">
            <text:p>Max felvehető CM:</text:p>
          </table:table-cell>
          <table:covered-table-cell table:style-name="ce924"/>
          <table:table-cell table:style-name="ce1218" table:content-validation-name="val167" table:formula="of:=[Data.C21]*[Alapértékek.$D$8]" office:value-type="float" office:value="20" calcext:value-type="float">
            <text:p>20 HM</text:p>
          </table:table-cell>
          <table:table-cell table:style-name="ce924" table:number-columns-repeated="3"/>
          <table:table-cell table:style-name="Default" table:number-columns-repeated="4"/>
          <table:table-cell table:style-name="ce633"/>
          <table:table-cell table:style-name="ce924"/>
          <table:table-cell table:number-columns-repeated="238"/>
        </table:table-row>
        <table:table-row table:style-name="ro2">
          <table:table-cell table:style-name="ce924" table:number-columns-spanned="9" table:number-rows-spanned="1"/>
          <table:covered-table-cell table:number-columns-repeated="5" table:style-name="ce983"/>
          <table:covered-table-cell table:number-columns-repeated="3" table:style-name="ce924"/>
          <table:table-cell table:style-name="ce924" table:number-columns-repeated="3"/>
          <table:table-cell table:style-name="Default" table:number-columns-repeated="4"/>
          <table:table-cell table:style-name="ce633"/>
          <table:table-cell table:style-name="ce924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109" table:formula="of:=[Alapértékek.E10]" office:value-type="float" office:value="350" calcext:value-type="float">
            <text:p>350</text:p>
          </table:table-cell>
          <table:table-cell table:style-name="ce924"/>
          <table:table-cell table:style-name="ce1056" office:value-type="string" calcext:value-type="string">
            <text:p>KP HM-re:</text:p>
          </table:table-cell>
          <table:table-cell table:style-name="ce1132" table:content-validation-name="val144" table:formula="of:=[.I3]*[Data.C17]+[.I7]*[Data.C20]" office:value-type="float" office:value="0" calcext:value-type="float">
            <text:p>0 KP</text:p>
          </table:table-cell>
          <table:table-cell table:style-name="ce924"/>
          <table:table-cell table:style-name="ce1056" office:value-type="string" calcext:value-type="string" table:number-columns-spanned="2" table:number-rows-spanned="1">
            <text:p>Átlag HM</text:p>
          </table:table-cell>
          <table:covered-table-cell table:style-name="ce924"/>
          <table:table-cell table:style-name="ce793" table:content-validation-name="val168" table:formula="of:=(([.I3]+[.I7])/[Alapértékek.D8])" office:value-type="float" office:value="0" calcext:value-type="float">
            <text:p>0 HM</text:p>
          </table:table-cell>
          <table:table-cell table:style-name="ce924" table:number-columns-repeated="3"/>
          <table:table-cell table:style-name="Default" table:number-columns-repeated="4"/>
          <table:table-cell table:style-name="ce633"/>
          <table:table-cell table:style-name="ce924"/>
          <table:table-cell table:number-columns-repeated="238"/>
        </table:table-row>
        <table:table-row table:style-name="ro2">
          <table:table-cell table:style-name="ce930"/>
          <table:table-cell table:style-name="ce930" table:number-columns-spanned="6" table:number-rows-spanned="1"/>
          <table:covered-table-cell table:number-columns-repeated="5" table:style-name="ce930"/>
          <table:table-cell table:style-name="ce930" table:number-columns-repeated="5"/>
          <table:table-cell table:style-name="Default" table:number-columns-repeated="5"/>
          <table:table-cell table:style-name="ce930"/>
          <table:table-cell table:number-columns-repeated="238"/>
        </table:table-row>
        <table:table-row table:style-name="ro34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924"/>
          <table:table-cell/>
          <table:table-cell table:style-name="ce924"/>
          <table:table-cell table:style-name="Default" table:number-columns-repeated="5"/>
          <table:table-cell table:style-name="ce924"/>
          <table:table-cell table:number-columns-repeated="238"/>
        </table:table-row>
        <table:table-row table:style-name="ro35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34" table:content-validation-name="val123" office:value-type="string" calcext:value-type="string">
            <text:p>Szint</text:p>
          </table:table-cell>
          <table:table-cell table:style-name="ce1034" office:value-type="string" calcext:value-type="string">
            <text:p>KÉ</text:p>
          </table:table-cell>
          <table:table-cell table:style-name="ce1034" office:value-type="string" calcext:value-type="string">
            <text:p>TÉ/CÉ</text:p>
          </table:table-cell>
          <table:table-cell table:style-name="ce1034" office:value-type="string" calcext:value-type="string">
            <text:p>VÉ</text:p>
          </table:table-cell>
          <table:table-cell table:style-name="ce1034" table:content-validation-name="val153" office:value-type="string" calcext:value-type="string">
            <text:p>Harckeret</text:p>
          </table:table-cell>
          <table:table-cell table:style-name="ce1034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3" table:formula="of:=[Alapértékek.$J19]" office:value-type="float" office:value="0" calcext:value-type="float">
            <text:p>0</text:p>
          </table:table-cell>
          <table:table-cell table:style-name="ce618" table:content-validation-name="val109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3" table:formula="of:=[.C14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924" table:number-columns-repeated="3"/>
          <table:table-cell table:style-name="Default" table:number-columns-repeated="5"/>
          <table:table-cell table:style-name="ce92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3" table:formula="of:=[Alapértékek.$J20]" office:value-type="float" office:value="0" calcext:value-type="float">
            <text:p>0</text:p>
          </table:table-cell>
          <table:table-cell table:style-name="ce618" table:content-validation-name="val109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3" table:formula="of:=[.C15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924" table:number-columns-repeated="3"/>
          <table:table-cell table:style-name="Default" table:number-columns-repeated="5"/>
          <table:table-cell table:style-name="ce92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3" table:formula="of:=[Alapértékek.$J21]" office:value-type="float" office:value="0" calcext:value-type="float">
            <text:p>0</text:p>
          </table:table-cell>
          <table:table-cell table:style-name="ce618" table:content-validation-name="val109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3" table:formula="of:=[.C16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924" table:number-columns-repeated="3"/>
          <table:table-cell table:style-name="Default" table:number-columns-repeated="5"/>
          <table:table-cell table:style-name="ce92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3" table:formula="of:=[Alapértékek.$J22]" office:value-type="float" office:value="0" calcext:value-type="float">
            <text:p>0</text:p>
          </table:table-cell>
          <table:table-cell table:style-name="ce618" table:content-validation-name="val109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3" table:formula="of:=[.C17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3" table:formula="of:=[Alapértékek.$J23]" office:value-type="float" office:value="0" calcext:value-type="float">
            <text:p>0</text:p>
          </table:table-cell>
          <table:table-cell table:style-name="ce618" table:content-validation-name="val109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8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924" table:number-columns-repeated="3"/>
          <table:table-cell table:style-name="Default" table:number-columns-repeated="5"/>
          <table:table-cell table:style-name="ce92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3" table:formula="of:=[Alapértékek.$J24]" office:value-type="float" office:value="0" calcext:value-type="float">
            <text:p>0</text:p>
          </table:table-cell>
          <table:table-cell table:style-name="ce618" table:content-validation-name="val109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9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924" table:number-columns-repeated="3"/>
          <table:table-cell table:style-name="Default" table:number-columns-repeated="5"/>
          <table:table-cell table:style-name="ce92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3" table:formula="of:=[Alapértékek.$J25]" office:value-type="float" office:value="0" calcext:value-type="float">
            <text:p>0</text:p>
          </table:table-cell>
          <table:table-cell table:style-name="ce618" table:content-validation-name="val109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0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924" table:number-columns-repeated="3"/>
          <table:table-cell table:style-name="Default" table:number-columns-repeated="5"/>
          <table:table-cell table:style-name="ce92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3" table:formula="of:=[Alapértékek.$J27]" office:value-type="float" office:value="0" calcext:value-type="float">
            <text:p>0</text:p>
          </table:table-cell>
          <table:table-cell table:style-name="ce618" table:content-validation-name="val109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1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924" table:number-columns-repeated="2"/>
          <table:table-cell/>
          <table:table-cell table:style-name="Default" table:number-columns-repeated="5"/>
          <table:table-cell table:style-name="ce924"/>
          <table:table-cell table:number-columns-repeated="238"/>
        </table:table-row>
        <table:table-row table:style-name="ro36">
          <table:table-cell table:style-name="ce930" table:number-columns-spanned="9" table:number-rows-spanned="1"/>
          <table:covered-table-cell table:number-columns-repeated="7" table:style-name="ce930"/>
          <table:covered-table-cell table:style-name="ce1231"/>
          <table:table-cell table:style-name="ce930"/>
          <table:table-cell table:style-name="ce840"/>
          <table:table-cell/>
          <table:table-cell table:style-name="Default" table:number-columns-repeated="5"/>
          <table:table-cell table:style-name="ce930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89"/>
          <table:covered-table-cell table:number-columns-repeated="5" table:style-name="ce580"/>
          <table:covered-table-cell table:style-name="ce989"/>
          <table:covered-table-cell table:style-name="ce1143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924"/>
          <table:table-cell table:number-columns-repeated="238"/>
        </table:table-row>
        <table:table-row table:style-name="ro2">
          <table:table-cell table:style-name="ce940" table:content-validation-name="val57" office:value-type="string" calcext:value-type="string">
            <text:p>Fegyver</text:p>
          </table:table-cell>
          <table:table-cell table:style-name="ce990" table:content-validation-name="val57" office:value-type="string" calcext:value-type="string">
            <text:p>Sebesség</text:p>
          </table:table-cell>
          <table:table-cell table:style-name="ce1037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37" office:value-type="string" calcext:value-type="string">
            <text:p>SP</text:p>
          </table:table-cell>
          <table:table-cell table:style-name="ce1037" office:value-type="string" calcext:value-type="string" table:number-columns-spanned="2" table:number-rows-spanned="1">
            <text:p>Komment</text:p>
          </table:table-cell>
          <table:covered-table-cell table:style-name="ce993"/>
          <table:table-cell table:style-name="ce930"/>
          <table:table-cell table:style-name="ce840"/>
          <table:table-cell/>
          <table:table-cell table:style-name="Default" table:number-columns-repeated="5"/>
          <table:table-cell table:style-name="ce924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0" table:formula="of:=IFNA(VLOOKUP([.$A25];kezifegyverek_all;12;0);[Data.$C$32])" office:value-type="float" office:value="5" calcext:value-type="float">
            <text:p>5</text:p>
          </table:table-cell>
          <table:table-cell table:style-name="ce1039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5];kezifegyverek_all;9;0)+[.$C25]*[Data.$S$6];[Data.$C$32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0;0)+[.$C25]*[Data.$S$6];[Data.$C$32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1;0)+[.$C25]*[Data.$S$6];[Data.$C$32])" office:value-type="float" office:value="-10" calcext:value-type="float">
            <text:p>-10</text:p>
          </table:table-cell>
          <table:table-cell table:style-name="ce853" table:content-validation-name="val154" table:formula="of:=(VLOOKUP([.$A25];kezifegyverek_all;3;0)+([.$C25]*[Data.$V$6])+[Data.$C$34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83"/>
          <table:table-cell table:style-name="Default" table:number-columns-repeated="4"/>
          <table:table-cell table:style-name="ce633"/>
          <table:table-cell table:style-name="ce924"/>
          <table:table-cell table:number-columns-repeated="238"/>
        </table:table-row>
        <table:table-row table:style-name="ro1">
          <table:table-cell table:style-name="ce946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6];kezifegyverek_all;12;0);[Data.$C$32])" office:value-type="string" office:string-value="N/A" calcext:value-type="string">
            <text:p>N/A</text:p>
          </table:table-cell>
          <table:table-cell table:style-name="ce1039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6];kezifegyverek_all;9;0)+[.$C26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6];kezifegyverek_all;10;0)+[.$C26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6];kezifegyverek_all;11;0)+[.$C26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6];kezifegyverek_all;3;0));     VLOOKUP([.$A26];kezifegyverek_all;3;0) + [Data.$C$34] + ([.$C26] * [Data.$V$6]) &amp;     IF(VLOOKUP([.$A26];kezifegyverek_all;6;0) = 1;         &quot;/&quot; &amp; (VLOOKUP([.$A26];kezifegyverek_all;3;0) + [Data.$C$34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85" table:content-validation-name="val57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83" table:number-columns-repeated="2"/>
          <table:table-cell table:style-name="ce633"/>
          <table:table-cell table:style-name="ce924"/>
          <table:table-cell table:number-columns-repeated="238"/>
        </table:table-row>
        <table:table-row table:style-name="ro33">
          <table:table-cell table:style-name="ce947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7];kezifegyverek_all;12;0);[Data.$C$32])" office:value-type="string" office:string-value="N/A" calcext:value-type="string">
            <text:p>N/A</text:p>
          </table:table-cell>
          <table:table-cell table:style-name="ce1039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7];kezifegyverek_all;9;0)+[.$C27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7];kezifegyverek_all;10;0)+[.$C27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7];kezifegyverek_all;11;0)+[.$C27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7];kezifegyverek_all;3;0));     VLOOKUP([.$A27];kezifegyverek_all;3;0) + [Data.$C$34] + ([.$C27] * [Data.$V$6]) &amp;     IF(VLOOKUP([.$A27];kezifegyverek_all;6;0) = 1;         &quot;/&quot; &amp; (VLOOKUP([.$A27];kezifegyverek_all;3;0) + [Data.$C$34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85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3" table:number-columns-repeated="2"/>
          <table:table-cell table:style-name="ce633"/>
          <table:table-cell table:style-name="ce924"/>
          <table:table-cell table:number-columns-repeated="238"/>
        </table:table-row>
        <table:table-row table:style-name="ro1">
          <table:table-cell table:style-name="ce946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8];kezifegyverek_all;12;0);[Data.$C$32])" office:value-type="string" office:string-value="N/A" calcext:value-type="string">
            <text:p>N/A</text:p>
          </table:table-cell>
          <table:table-cell table:style-name="ce1039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8];kezifegyverek_all;9;0)+[.$C28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0;0)+[.$C28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1;0)+[.$C28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8];kezifegyverek_all;3;0));     VLOOKUP([.$A28];kezifegyverek_all;3;0) + [Data.$C$34] + ([.$C28] * [Data.$V$6]) &amp;     IF(VLOOKUP([.$A28];kezifegyverek_all;6;0) = 1;         &quot;/&quot; &amp; (VLOOKUP([.$A28];kezifegyverek_all;3;0) + [Data.$C$34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85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3" table:number-columns-repeated="2"/>
          <table:table-cell table:style-name="ce633"/>
          <table:table-cell table:style-name="ce924"/>
          <table:table-cell table:number-columns-repeated="238"/>
        </table:table-row>
        <table:table-row table:style-name="ro1">
          <table:table-cell table:style-name="ce946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9];kezifegyverek_all;12;0);[Data.$C$32])" office:value-type="string" office:string-value="N/A" calcext:value-type="string">
            <text:p>N/A</text:p>
          </table:table-cell>
          <table:table-cell table:style-name="ce1039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9];kezifegyverek_all;9;0)+[.$C29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0;0)+[.$C29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1;0)+[.$C29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9];kezifegyverek_all;3;0));     VLOOKUP([.$A29];kezifegyverek_all;3;0) + [Data.$C$34] + ([.$C29] * [Data.$V$6]) &amp;     IF(VLOOKUP([.$A29];kezifegyverek_all;6;0) = 1;         &quot;/&quot; &amp; (VLOOKUP([.$A29];kezifegyverek_all;3;0) + [Data.$C$34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85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3" table:number-columns-repeated="2"/>
          <table:table-cell table:style-name="ce633"/>
          <table:table-cell table:style-name="ce924"/>
          <table:table-cell table:number-columns-repeated="238"/>
        </table:table-row>
        <table:table-row table:style-name="ro1">
          <table:table-cell table:style-name="ce946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30];kezifegyverek_all;12;0);[Data.$C$32])" office:value-type="string" office:string-value="N/A" calcext:value-type="string">
            <text:p>N/A</text:p>
          </table:table-cell>
          <table:table-cell table:style-name="ce1039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30];kezifegyverek_all;9;0)+[.$C30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0;0)+[.$C30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1;0)+[.$C30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30];kezifegyverek_all;3;0));     VLOOKUP([.$A30];kezifegyverek_all;3;0) + [Data.$C$34] + ([.$C30] * [Data.$V$6]) &amp;     IF(VLOOKUP([.$A30];kezifegyverek_all;6;0) = 1;         &quot;/&quot; &amp; (VLOOKUP([.$A30];kezifegyverek_all;3;0) + [Data.$C$34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85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3" table:number-columns-repeated="2"/>
          <table:table-cell table:style-name="ce633"/>
          <table:table-cell table:style-name="ce924"/>
          <table:table-cell table:number-columns-repeated="238"/>
        </table:table-row>
        <table:table-row table:style-name="ro2">
          <table:table-cell table:style-name="ce948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948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6" table:formula="of:=[$Data.$C$34]" office:value-type="float" office:value="0" calcext:value-type="float">
            <text:p>0</text:p>
          </table:table-cell>
          <table:table-cell table:style-name="ce948" table:number-columns-spanned="2" table:number-rows-spanned="1"/>
          <table:covered-table-cell table:style-name="ce948"/>
          <table:table-cell table:style-name="ce835"/>
          <table:table-cell table:style-name="Default" table:number-columns-repeated="3"/>
          <table:table-cell/>
          <table:table-cell table:style-name="ce983" table:number-columns-repeated="2"/>
          <table:table-cell table:style-name="ce633"/>
          <table:table-cell table:style-name="ce924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93"/>
          <table:table-cell table:style-name="ce930"/>
          <table:table-cell table:style-name="Default" table:number-columns-repeated="3"/>
          <table:table-cell table:style-name="ce840"/>
          <table:table-cell table:style-name="ce983" table:number-columns-repeated="2"/>
          <table:table-cell table:style-name="ce633"/>
          <table:table-cell table:style-name="ce924"/>
          <table:table-cell table:number-columns-repeated="238"/>
        </table:table-row>
        <table:table-row table:style-name="ro2">
          <table:table-cell table:style-name="ce940" table:content-validation-name="val98" office:value-type="string" calcext:value-type="string">
            <text:p>Távolsági fegyver</text:p>
          </table:table-cell>
          <table:table-cell table:style-name="ce990" table:content-validation-name="val57" office:value-type="string" calcext:value-type="string">
            <text:p>Sebesség</text:p>
          </table:table-cell>
          <table:table-cell table:style-name="ce1037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37" office:value-type="string" calcext:value-type="string">
            <text:p>SP</text:p>
          </table:table-cell>
          <table:table-cell table:style-name="ce1037" office:value-type="string" calcext:value-type="string" table:number-columns-spanned="2" table:number-rows-spanned="1">
            <text:p>Hatótáv + Komment</text:p>
          </table:table-cell>
          <table:covered-table-cell table:style-name="ce993"/>
          <table:table-cell table:style-name="ce930"/>
          <table:table-cell table:style-name="Default" table:number-columns-repeated="3"/>
          <table:table-cell table:style-name="ce840"/>
          <table:table-cell table:style-name="ce924"/>
          <table:table-cell table:style-name="ce983"/>
          <table:table-cell table:style-name="ce633"/>
          <table:table-cell table:style-name="ce924"/>
          <table:table-cell table:number-columns-repeated="238"/>
        </table:table-row>
        <table:table-row table:style-name="ro1">
          <table:table-cell table:style-name="ce946" table:content-validation-name="val99"/>
          <table:table-cell table:style-name="ce512" table:content-validation-name="val110" table:formula="of:=VLOOKUP([.$A34];tavolsagi_fegyverek_all;12;0)" office:value-type="string" office:string-value="" calcext:value-type="error">
            <text:p>#N/A</text:p>
          </table:table-cell>
          <table:table-cell table:style-name="ce1039" table:content-validation-name="val126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9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924"/>
          <table:table-cell table:style-name="ce983"/>
          <table:table-cell table:style-name="ce633"/>
          <table:table-cell table:style-name="ce924"/>
          <table:table-cell table:number-columns-repeated="238"/>
        </table:table-row>
        <table:table-row table:style-name="ro1">
          <table:table-cell table:style-name="ce947" table:content-validation-name="val99"/>
          <table:table-cell table:style-name="ce512" table:content-validation-name="val110" table:formula="of:=VLOOKUP([.$A35];tavolsagi_fegyverek_all;12;0)" office:value-type="string" office:string-value="" calcext:value-type="error">
            <text:p>#N/A</text:p>
          </table:table-cell>
          <table:table-cell table:style-name="ce1039" table:content-validation-name="val127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9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924"/>
          <table:table-cell table:style-name="ce983"/>
          <table:table-cell table:style-name="ce633"/>
          <table:table-cell table:style-name="ce924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83"/>
          <table:covered-table-cell/>
          <table:covered-table-cell table:style-name="ce924"/>
          <table:covered-table-cell table:style-name="ce794"/>
          <table:table-cell table:style-name="ce924"/>
          <table:table-cell table:style-name="Default" table:number-columns-repeated="3"/>
          <table:table-cell table:style-name="ce924" table:number-columns-repeated="2"/>
          <table:table-cell table:style-name="ce983"/>
          <table:table-cell table:style-name="ce633"/>
          <table:table-cell table:style-name="ce924"/>
          <table:table-cell table:number-columns-repeated="238"/>
        </table:table-row>
        <table:table-row table:style-name="ro37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924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924"/>
          <table:table-cell table:style-name="ce849"/>
          <table:table-cell table:style-name="ce983"/>
          <table:table-cell table:style-name="ce633"/>
          <table:table-cell table:style-name="ce924"/>
          <table:table-cell table:number-columns-repeated="238"/>
        </table:table-row>
        <table:table-row table:style-name="ro38">
          <table:table-cell table:style-name="ce451" table:content-validation-name="val100" office:value-type="string" calcext:value-type="string" table:number-columns-spanned="2" table:number-rows-spanned="1">
            <text:p>Fegyver<text:span text:style-name="T54"> (harcmodor)</text:span></text:p>
          </table:table-cell>
          <table:covered-table-cell table:style-name="ce989" table:content-validation-name="val111"/>
          <table:table-cell table:style-name="ce990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43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924"/>
          <table:table-cell table:style-name="ce924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924"/>
          <table:table-cell table:style-name="ce849"/>
          <table:table-cell table:style-name="ce983"/>
          <table:table-cell table:style-name="ce633"/>
          <table:table-cell table:style-name="ce924"/>
          <table:table-cell table:number-columns-repeated="238"/>
        </table:table-row>
        <table:table-row table:style-name="ro1">
          <table:table-cell table:style-name="ce452" table:content-validation-name="val101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1"/>
          <table:table-cell table:style-name="ce1094" table:content-validation-name="val129" table:formula="of:=IF(ISNUMBER(VLOOKUP([.$A25];kezifegyverek_all;12;0));1+ROUNDDOWN(VLOOKUP(VLOOKUP([.$A25];kezifegyverek_all;13;0);harcmodor_harcertekek;7;0)/VLOOKUP([.$A25];kezifegyverek_all;12;0));[Data.$C$32])" office:value-type="float" office:value="1" calcext:value-type="float">
            <text:p>1</text:p>
          </table:table-cell>
          <table:table-cell table:style-name="ce1113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C$32])" office:value-type="float" office:value="-15" calcext:value-type="float">
            <text:p>-15</text:p>
          </table:table-cell>
          <table:table-cell table:style-name="ce1113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C$32])" office:value-type="float" office:value="-20" calcext:value-type="float">
            <text:p>-20</text:p>
          </table:table-cell>
          <table:table-cell table:style-name="ce115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C$32])" office:value-type="float" office:value="80" calcext:value-type="float">
            <text:p>80</text:p>
          </table:table-cell>
          <table:table-cell table:style-name="ce1178" table:content-validation-name="val158" table:formula="of:=[.G25]" office:value-type="string" office:string-value="-5 Z" calcext:value-type="string">
            <text:p>-5 Z</text:p>
          </table:table-cell>
          <table:table-cell table:style-name="ce1188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4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924"/>
          <table:table-cell table:style-name="ce849"/>
          <table:table-cell table:style-name="ce983"/>
          <table:table-cell table:style-name="ce633"/>
          <table:table-cell table:style-name="ce924"/>
          <table:table-cell table:number-columns-repeated="238"/>
        </table:table-row>
        <table:table-row table:style-name="ro1">
          <table:table-cell table:style-name="ce453" table:content-validation-name="val102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2"/>
          <table:table-cell table:style-name="ce1094" table:content-validation-name="val129" table:formula="of:=IF(ISNUMBER(VLOOKUP([.$A26];kezifegyverek_all;12;0));1+ROUNDDOWN(VLOOKUP(VLOOKUP([.$A26];kezifegyverek_all;13;0);harcmodor_harcertekek;7;0)/VLOOKUP([.$A26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924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924"/>
          <table:table-cell table:style-name="ce849"/>
          <table:table-cell table:style-name="ce983"/>
          <table:table-cell table:style-name="ce633"/>
          <table:table-cell table:style-name="ce924"/>
          <table:table-cell table:number-columns-repeated="238"/>
        </table:table-row>
        <table:table-row table:style-name="ro1">
          <table:table-cell table:style-name="ce453" table:content-validation-name="val102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7];kezifegyverek_all;12;0));1+ROUNDDOWN(VLOOKUP(VLOOKUP([.$A27];kezifegyverek_all;13;0);harcmodor_harcertekek;7;0)/VLOOKUP([.$A27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7]" office:value-type="string" office:string-value="N/A" calcext:value-type="string">
            <text:p>N/A</text:p>
          </table:table-cell>
          <table:table-cell table:style-name="ce1188" table:number-columns-spanned="2" table:number-rows-spanned="1"/>
          <table:covered-table-cell table:style-name="ce799"/>
          <table:table-cell table:style-name="ce924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924"/>
          <table:table-cell table:style-name="ce849"/>
          <table:table-cell table:style-name="ce983"/>
          <table:table-cell table:style-name="ce633"/>
          <table:table-cell table:style-name="ce924"/>
          <table:table-cell table:number-columns-repeated="238"/>
        </table:table-row>
        <table:table-row table:style-name="ro1">
          <table:table-cell table:style-name="ce453" table:content-validation-name="val102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8];kezifegyverek_all;12;0));1+ROUNDDOWN(VLOOKUP(VLOOKUP([.$A28];kezifegyverek_all;13;0);harcmodor_harcertekek;7;0)/VLOOKUP([.$A28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8]" office:value-type="string" office:string-value="N/A" calcext:value-type="string">
            <text:p>N/A</text:p>
          </table:table-cell>
          <table:table-cell table:style-name="ce1188" table:number-columns-spanned="2" table:number-rows-spanned="1"/>
          <table:covered-table-cell table:style-name="ce799"/>
          <table:table-cell table:style-name="ce924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83"/>
          <table:table-cell table:style-name="ce633"/>
          <table:table-cell table:style-name="ce924"/>
          <table:table-cell table:number-columns-repeated="238"/>
        </table:table-row>
        <table:table-row table:style-name="ro1">
          <table:table-cell table:style-name="ce453" table:content-validation-name="val102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9];kezifegyverek_all;12;0));1+ROUNDDOWN(VLOOKUP(VLOOKUP([.$A29];kezifegyverek_all;13;0);harcmodor_harcertekek;7;0)/VLOOKUP([.$A29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9]" office:value-type="string" office:string-value="N/A" calcext:value-type="string">
            <text:p>N/A</text:p>
          </table:table-cell>
          <table:table-cell table:style-name="ce1188" table:number-columns-spanned="2" table:number-rows-spanned="1"/>
          <table:covered-table-cell table:style-name="ce799"/>
          <table:table-cell table:style-name="ce924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83"/>
          <table:table-cell table:style-name="ce633"/>
          <table:table-cell table:style-name="ce924"/>
          <table:table-cell table:number-columns-repeated="238"/>
        </table:table-row>
        <table:table-row table:style-name="ro1">
          <table:table-cell table:style-name="ce453" table:content-validation-name="val102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30];kezifegyverek_all;12;0));1+ROUNDDOWN(VLOOKUP(VLOOKUP([.$A30];kezifegyverek_all;13;0);harcmodor_harcertekek;7;0)/VLOOKUP([.$A30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C$32])" office:value-type="string" office:string-value="N/A" calcext:value-type="string">
            <text:p>N/A</text:p>
          </table:table-cell>
          <table:table-cell table:style-name="ce1179" table:content-validation-name="val155" table:formula="of:=[.G30]" office:value-type="string" office:string-value="N/A" calcext:value-type="string">
            <text:p>N/A</text:p>
          </table:table-cell>
          <table:table-cell table:style-name="ce1188" table:number-columns-spanned="2" table:number-rows-spanned="1"/>
          <table:covered-table-cell table:style-name="ce803"/>
          <table:table-cell table:style-name="ce924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83"/>
          <table:table-cell table:style-name="ce633"/>
          <table:table-cell table:style-name="ce924"/>
          <table:table-cell table:number-columns-repeated="238"/>
        </table:table-row>
        <table:table-row table:style-name="ro1">
          <table:table-cell table:style-name="ce454" table:content-validation-name="val102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2"/>
          <table:table-cell table:style-name="ce1095" table:content-validation-name="val129" table:formula="of:=IF(ISNUMBER(VLOOKUP([.$A34];tavolsagi_fegyverek_all;12;0));1+ROUNDDOWN(VLOOKUP(VLOOKUP([.$A34];tavolsagi_fegyverek_all;13;0);harcmodor_harcertekek;7;0)/VLOOKUP([.$A34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C$32])" office:value-type="string" office:string-value="N/A" calcext:value-type="string">
            <text:p>N/A</text:p>
          </table:table-cell>
          <table:table-cell table:style-name="ce1133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C$32])" office:value-type="string" office:string-value="N/A" calcext:value-type="string">
            <text:p>N/A</text:p>
          </table:table-cell>
          <table:table-cell table:style-name="ce1153" table:content-validation-name="val137" table:formula="of:=IF(ISNUMBER([.F34]);&quot;Osztó: &quot;&amp;[.F34];[Data.C32])" office:value-type="string" office:string-value="N/A" calcext:value-type="string">
            <text:p>N/A</text:p>
          </table:table-cell>
          <table:table-cell table:style-name="ce1180" table:content-validation-name="val157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924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83"/>
          <table:table-cell table:style-name="ce633"/>
          <table:table-cell table:style-name="ce924"/>
          <table:table-cell table:number-columns-repeated="238"/>
        </table:table-row>
        <table:table-row table:style-name="ro1">
          <table:table-cell table:style-name="ce455" table:content-validation-name="val102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2"/>
          <table:table-cell table:style-name="ce1096" table:content-validation-name="val129" table:formula="of:=IF(ISNUMBER(VLOOKUP([.$A35];tavolsagi_fegyverek_all;12;0));1+ROUNDDOWN(VLOOKUP(VLOOKUP([.$A35];tavolsagi_fegyverek_all;13;0);harcmodor_harcertekek;7;0)/VLOOKUP([.$A35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C$32])" office:value-type="string" office:string-value="N/A" calcext:value-type="string">
            <text:p>N/A</text:p>
          </table:table-cell>
          <table:table-cell table:style-name="ce1134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C$32])" office:value-type="string" office:string-value="N/A" calcext:value-type="string">
            <text:p>N/A</text:p>
          </table:table-cell>
          <table:table-cell table:style-name="ce1156" table:content-validation-name="val137" table:formula="of:=IF(ISNUMBER([.F35]);&quot;Osztó: &quot;&amp;[.F35];[Data.C32])" office:value-type="string" office:string-value="N/A" calcext:value-type="string">
            <text:p>N/A</text:p>
          </table:table-cell>
          <table:table-cell table:style-name="ce1182" table:content-validation-name="val157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924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83"/>
          <table:table-cell table:style-name="ce633"/>
          <table:table-cell table:style-name="ce924"/>
          <table:table-cell table:number-columns-repeated="23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UP([Alapértékek.$J$31]*[Alapértékek.$D$35]*0.5)" office:value-type="float" office:value="0" calcext:value-type="float">
            <text:p>0</text:p>
          </table:table-cell>
          <table:table-cell table:style-name="ce663" table:content-validation-name="val145" table:formula="of:=ROUNDUP([Alapértékek.$J$31]*[Alapértékek.$D$35]*0.5)" office:value-type="float" office:value="0" calcext:value-type="float">
            <text:p>0</text:p>
          </table:table-cell>
          <table:table-cell table:style-name="ce1149" table:number-columns-spanned="3" table:number-rows-spanned="1"/>
          <table:covered-table-cell table:number-columns-repeated="2" table:style-name="ce1188"/>
          <table:table-cell table:style-name="ce924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83"/>
          <table:table-cell table:style-name="ce633"/>
          <table:table-cell table:style-name="ce924"/>
          <table:table-cell table:number-columns-repeated="23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49" table:content-validation-name="val159"/>
          <table:covered-table-cell table:style-name="ce1188"/>
          <table:covered-table-cell table:style-name="ce924"/>
          <table:table-cell table:style-name="ce924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924"/>
          <table:table-cell table:number-columns-repeated="238"/>
        </table:table-row>
        <table:table-row table:style-name="ro39">
          <table:table-cell table:style-name="ce458" office:value-type="string" calcext:value-type="string">
            <text:p>Válassz pajzsot:</text:p>
          </table:table-cell>
          <table:table-cell table:style-name="ce998" table:content-validation-name="val112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993"/>
          <table:table-cell table:style-name="ce92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24"/>
          <table:table-cell/>
          <table:table-cell table:style-name="Default" table:number-columns-repeated="6"/>
          <table:table-cell table:number-columns-repeated="239"/>
        </table:table-row>
        <table:table-row table:style-name="ro39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930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30"/>
          <table:table-cell/>
          <table:table-cell table:style-name="Default" table:number-columns-repeated="6"/>
          <table:table-cell table:number-columns-repeated="239"/>
        </table:table-row>
        <table:table-row table:style-name="ro33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3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1017"/>
          <table:table-cell table:style-name="ce1089" table:content-validation-name="val128" office:value-type="string" calcext:value-type="string">
            <text:p>Tám/kör</text:p>
          </table:table-cell>
          <table:table-cell table:style-name="ce1089" office:value-type="string" calcext:value-type="string">
            <text:p>KÉ</text:p>
          </table:table-cell>
          <table:table-cell table:style-name="ce1089" office:value-type="string" calcext:value-type="string">
            <text:p>TÉ</text:p>
          </table:table-cell>
          <table:table-cell table:style-name="ce1089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930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963" table:content-validation-name="val103" office:value-type="string" calcext:value-type="string">
            <text:p><text:s text:c="3"/>Elsődleges fegyver</text:p>
          </table:table-cell>
          <table:table-cell table:style-name="ce1005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07" table:content-validation-name="val169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963" table:content-validation-name="val103" office:value-type="string" calcext:value-type="string">
            <text:p><text:s text:c="3"/>Másodlagos fegyver</text:p>
          </table:table-cell>
          <table:table-cell table:style-name="ce1005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302" office:value-type="string" calcext:value-type="string">
            <text:p>KÉ</text:p>
          </table:table-cell>
          <table:table-cell table:style-name="ce1311" office:value-type="string" calcext:value-type="string">
            <text:p>TÉ</text:p>
          </table:table-cell>
          <table:table-cell table:style-name="ce131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993" table:number-columns-repeated="2"/>
          <table:table-cell table:style-name="ce633"/>
          <table:table-cell table:style-name="ce993"/>
          <table:table-cell table:style-name="ce633" table:number-columns-repeated="3"/>
          <table:table-cell table:style-name="ce1260"/>
          <table:table-cell table:style-name="ce930"/>
          <table:table-cell/>
          <table:table-cell table:style-name="ce861" table:content-validation-name="val173" table:formula="of:=IF((ISNUMBER(VLOOKUP([.$B54];kezifegyverek_all;9;0))=1);(VLOOKUP([.$B54];kezifegyverek_all;9;0)+IF([.B53]&gt;=[$Data.$S$29];VLOOKUP([.$B$54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0;0))=1);(VLOOKUP([.$B54];kezifegyverek_all;10;0)+IF([.$B$53]&gt;=[$Data.$S$29];VLOOKUP([.$B$54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1;0))=1);(VLOOKUP([.$B54];kezifegyverek_all;11;0)+IF([.$B$53]&gt;=[$Data.$S$29];VLOOKUP([.$B$54];valasztott_fegyverek_all;3;0)*[Data.U$6];0));[Data.$C$32])" office:value-type="string" office:string-value="N/A" calcext:value-type="string">
            <text:p>N/A</text:p>
          </table:table-cell>
          <table:table-cell table:style-name="ce884" table:content-validation-name="val173" table:formula="of:=IF((ISNUMBER(VLOOKUP([.$B54];kezifegyverek_all;3;0))=1);(VLOOKUP([.$B54];kezifegyverek_all;3;0)+IF([.$B$53]&gt;=[$Data.$S$29];VLOOKUP([.$B$54];valasztott_fegyverek_all;3;0)*[Data.V$6];0));[Data.$C$32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6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1051"/>
          <table:table-cell table:style-name="ce1051"/>
          <table:table-cell table:style-name="ce1092" office:value-type="string" calcext:value-type="string">
            <text:p>Harckeret</text:p>
          </table:table-cell>
          <table:table-cell table:style-name="ce1092" table:content-validation-name="val87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092"/>
          <table:table-cell table:style-name="ce1010" table:content-validation-name="val8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924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924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30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930"/>
          <table:table-cell table:number-columns-repeated="238"/>
        </table:table-row>
        <table:table-row table:style-name="ro33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017" table:number-columns-spanned="2" table:number-rows-spanned="1"/>
          <table:covered-table-cell table:style-name="ce1017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0" office:value-type="float" office:value="1" calcext:value-type="float">
            <text:p>1</text:p>
          </table:table-cell>
          <table:table-cell table:number-columns-repeated="2"/>
          <table:table-cell table:style-name="ce1302" office:value-type="string" calcext:value-type="string">
            <text:p>KÉ</text:p>
          </table:table-cell>
          <table:table-cell table:style-name="ce1311" office:value-type="string" calcext:value-type="string">
            <text:p>TÉ</text:p>
          </table:table-cell>
          <table:table-cell table:style-name="ce131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54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1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302" table:content-validation-name="val173" table:formula="of:=IF((ISNUMBER(VLOOKUP([.$B55];kezifegyverek_all;9;0))=1);(VLOOKUP([.$B55];kezifegyverek_all;9;0)+IF([.B53]&gt;=[$Data.$S$30];VLOOKUP([.$B$55];valasztott_fegyverek_all;3;0)*[Data.S$6];0));[Data.$C$32])" office:value-type="string" office:string-value="N/A" calcext:value-type="string">
            <text:p>N/A</text:p>
          </table:table-cell>
          <table:table-cell table:style-name="ce1311" table:content-validation-name="val173" table:formula="of:=IF((ISNUMBER(VLOOKUP([.$B55];kezifegyverek_all;10;0))=1);(VLOOKUP([.$B55];kezifegyverek_all;10;0)+IF([.B53]&gt;=[$Data.S30];VLOOKUP([.$B$55];valasztott_fegyverek_all;3;0)*[Data.T$6];0));[Data.$C$32])" office:value-type="string" office:string-value="N/A" calcext:value-type="string">
            <text:p>N/A</text:p>
          </table:table-cell>
          <table:table-cell table:style-name="ce1311" table:content-validation-name="val173" table:formula="of:=IF((ISNUMBER(VLOOKUP([.$B55];kezifegyverek_all;11;0))=1);(VLOOKUP([.$B55];kezifegyverek_all;11;0)+IF([.$B$53]&gt;=[$Data.$S$30];VLOOKUP([.$B$55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3" table:formula="of:=IF((ISNUMBER(VLOOKUP([.$B55];kezifegyverek_all;3;0))=1);(VLOOKUP([.$B55];kezifegyverek_all;3;0)+IF([.$B$53]&gt;=[$Data.$S$30];VLOOKUP([.$B$55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930"/>
          <table:table-cell table:number-columns-repeated="238"/>
        </table:table-row>
        <table:table-row table:style-name="ro1">
          <table:table-cell table:style-name="ce963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4" table:content-validation-name="val117" table:number-columns-spanned="2" table:number-rows-spanned="1"/>
          <table:covered-table-cell table:style-name="ce1052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924"/>
          <table:table-cell table:style-name="ce866" table:content-validation-name="val173" table:formula="of:=IF([.$B$53]&gt;0;[.L$60];[$Data.$T$17])" office:value-type="float" office:value="-10" calcext:value-type="float">
            <text:p>-10</text:p>
          </table:table-cell>
          <table:table-cell table:style-name="ce1316" table:content-validation-name="val173" table:formula="of:=IF([.$B$53]&gt;0;[.M$60];[$Data.$T$17])" office:value-type="float" office:value="-10" calcext:value-type="float">
            <text:p>-10</text:p>
          </table:table-cell>
          <table:table-cell table:style-name="ce1316" table:content-validation-name="val173" table:formula="of:=IF([.$B$53]&gt;0;[.N$60];[$Data.$T$17])" office:value-type="float" office:value="-10" calcext:value-type="float">
            <text:p>-10</text:p>
          </table:table-cell>
          <table:table-cell table:style-name="ce1316" table:content-validation-name="val173" table:formula="of:=IF([.$B$53]&gt;0;[.O$60];0)" office:value-type="float" office:value="0" calcext:value-type="float">
            <text:p>0</text:p>
          </table:table-cell>
          <table:table-cell table:style-name="ce1316" table:formula="of:=[.P60]" office:value-type="float" office:value="0" calcext:value-type="float">
            <text:p>0</text:p>
          </table:table-cell>
          <table:table-cell table:style-name="ce907"/>
          <table:table-cell table:style-name="ce1054"/>
          <table:table-cell table:number-columns-repeated="238"/>
        </table:table-row>
        <table:table-row table:style-name="ro1">
          <table:table-cell table:style-name="ce963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8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0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60"/>
          <table:table-cell table:style-name="ce924" table:number-columns-repeated="3"/>
          <table:table-cell table:style-name="ce1054" table:number-columns-repeated="3"/>
          <table:table-cell table:style-name="ce893"/>
          <table:table-cell table:style-name="ce633"/>
          <table:table-cell table:style-name="ce1054"/>
          <table:table-cell table:number-columns-repeated="238"/>
        </table:table-row>
        <table:table-row table:style-name="ro1">
          <table:table-cell table:style-name="ce963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9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052" office:value-type="string" calcext:value-type="string">
            <text:p>Szúró</text:p>
          </table:table-cell>
          <table:table-cell table:style-name="ce1052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924" table:number-columns-repeated="3"/>
          <table:table-cell table:style-name="ce1054" table:number-columns-repeated="3"/>
          <table:table-cell table:style-name="ce893"/>
          <table:table-cell table:style-name="ce633"/>
          <table:table-cell table:style-name="ce1054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024" table:content-validation-name="val120" table:number-columns-spanned="2" table:number-rows-spanned="1"/>
          <table:covered-table-cell table:style-name="ce1024"/>
          <table:table-cell table:style-name="ce820" table:content-validation-name="val138" office:value-type="string" calcext:value-type="string">
            <text:p>Akt MGT</text:p>
          </table:table-cell>
          <table:table-cell table:style-name="ce851" table:content-validation-name="val151" table:formula="of:=MAX(0; [.E61]-[.E62]-[.E63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1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71" table:content-validation-name="val161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16" table:content-validation-name="val161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924" table:number-columns-repeated="2"/>
          <table:table-cell table:style-name="ce1054" table:number-columns-repeated="3"/>
          <table:table-cell table:style-name="ce893"/>
          <table:table-cell table:style-name="ce633"/>
          <table:table-cell table:style-name="ce1054"/>
          <table:table-cell table:number-columns-repeated="238"/>
        </table:table-row>
        <table:table-row table:style-name="ro2">
          <table:table-cell table:style-name="ce969"/>
          <table:table-cell table:style-name="ce721"/>
          <table:table-cell table:style-name="ce930" table:number-columns-repeated="2"/>
          <table:table-cell table:number-columns-repeated="3"/>
          <table:table-cell table:style-name="ce930"/>
          <table:table-cell table:style-name="ce1231"/>
          <table:table-cell table:style-name="ce924" table:number-columns-repeated="3"/>
          <table:table-cell table:style-name="ce1054" table:number-columns-repeated="3"/>
          <table:table-cell table:style-name="ce893"/>
          <table:table-cell table:style-name="ce633"/>
          <table:table-cell table:style-name="ce1054"/>
          <table:table-cell table:number-columns-repeated="238"/>
        </table:table-row>
        <table:table-row table:style-name="ro31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924"/>
          <table:table-cell table:style-name="ce664" office:value-type="string" calcext:value-type="string">
            <text:p>ÉP</text:p>
          </table:table-cell>
          <table:table-cell table:style-name="ce746" table:content-validation-name="val162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4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54"/>
          <table:table-cell table:style-name="Default" table:number-columns-repeated="3"/>
          <table:table-cell table:style-name="ce1054" table:number-columns-repeated="2"/>
          <table:table-cell table:style-name="ce893"/>
          <table:table-cell table:style-name="ce633"/>
          <table:table-cell table:style-name="ce105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4"/>
          <table:table-cell table:style-name="ce666"/>
          <table:table-cell table:style-name="ce710"/>
          <table:table-cell table:style-name="ce773"/>
          <table:table-cell table:style-name="ce902"/>
          <table:table-cell table:style-name="ce924" table:number-columns-repeated="2"/>
          <table:table-cell table:style-name="Default" table:number-columns-repeated="3"/>
          <table:table-cell table:style-name="ce924"/>
          <table:table-cell table:style-name="ce983"/>
          <table:table-cell table:style-name="ce633"/>
          <table:table-cell table:style-name="ce92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4"/>
          <table:table-cell table:style-name="ce668"/>
          <table:table-cell table:style-name="ce716"/>
          <table:table-cell table:style-name="ce777"/>
          <table:table-cell table:style-name="ce903"/>
          <table:table-cell table:style-name="ce924" table:number-columns-repeated="2"/>
          <table:table-cell table:style-name="Default" table:number-columns-repeated="3"/>
          <table:table-cell table:style-name="ce924"/>
          <table:table-cell table:style-name="ce983"/>
          <table:table-cell table:style-name="ce633"/>
          <table:table-cell table:style-name="ce92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4"/>
          <table:table-cell table:style-name="ce675"/>
          <table:table-cell table:style-name="ce719"/>
          <table:table-cell table:style-name="ce778"/>
          <table:table-cell table:style-name="ce904"/>
          <table:table-cell table:style-name="ce924" table:number-columns-repeated="2"/>
          <table:table-cell table:style-name="Default" table:number-columns-repeated="3"/>
          <table:table-cell table:style-name="ce924"/>
          <table:table-cell table:style-name="ce983"/>
          <table:table-cell table:style-name="ce633"/>
          <table:table-cell table:style-name="ce92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4"/>
          <table:table-cell table:style-name="ce676"/>
          <table:table-cell table:style-name="ce725"/>
          <table:table-cell table:style-name="ce780"/>
          <table:table-cell table:style-name="ce911"/>
          <table:table-cell table:style-name="ce924" table:number-columns-repeated="6"/>
          <table:table-cell table:style-name="ce983"/>
          <table:table-cell table:style-name="ce633"/>
          <table:table-cell table:style-name="ce92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4"/>
          <table:table-cell table:style-name="ce677"/>
          <table:table-cell table:style-name="ce727"/>
          <table:table-cell table:style-name="ce781"/>
          <table:table-cell table:style-name="ce912"/>
          <table:table-cell table:style-name="ce924" table:number-columns-repeated="6"/>
          <table:table-cell table:style-name="ce983"/>
          <table:table-cell table:style-name="ce633"/>
          <table:table-cell table:style-name="ce924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924" table:number-columns-repeated="6"/>
          <table:table-cell table:style-name="ce983"/>
          <table:table-cell table:style-name="ce633"/>
          <table:table-cell table:style-name="ce92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4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54"/>
          <table:covered-table-cell table:style-name="ce825"/>
          <table:table-cell table:style-name="ce924" table:number-columns-repeated="6"/>
          <table:table-cell table:style-name="ce983"/>
          <table:table-cell table:style-name="ce633"/>
          <table:table-cell table:style-name="ce924"/>
          <table:table-cell table:number-columns-repeated="23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2" office:value-type="string" calcext:value-type="string">
            <text:p>-</text:p>
          </table:table-cell>
          <table:table-cell table:style-name="ce1013" table:content-validation-name="val163" table:formula="of:=IF(([Data.N37]+([Alapértékek.J32]+[Alapértékek.C24]))&gt;0;0;[Data.N37]+([Alapértékek.J32]+[Alapértékek.C24]))" office:value-type="float" office:value="-10" calcext:value-type="float">
            <text:p>-10</text:p>
          </table:table-cell>
          <table:table-cell table:style-name="ce1064" table:content-validation-name="val164" table:formula="of:=IF(([Data.O37]+([Alapértékek.J32]+[Alapértékek.C24]))&gt;0;0;[Data.O37]+([Alapértékek.J32]+[Alapértékek.C24]))" office:value-type="float" office:value="-20" calcext:value-type="float">
            <text:p>-20</text:p>
          </table:table-cell>
          <table:table-cell table:style-name="ce1103" table:content-validation-name="val172" table:formula="of:=IF(([Data.P37]+([Alapértékek.J32]+[Alapértékek.C24]))&gt;0;0;[Data.P37]+([Alapértékek.J32]+[Alapértékek.C24]))" office:value-type="float" office:value="-30" calcext:value-type="float">
            <text:p>-30</text:p>
          </table:table-cell>
          <table:table-cell table:style-name="ce924" table:number-columns-repeated="6"/>
          <table:table-cell table:style-name="ce983"/>
          <table:table-cell table:style-name="ce633"/>
          <table:table-cell table:style-name="ce924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54"/>
          <table:table-cell table:style-name="ce924" table:number-columns-repeated="6"/>
          <table:table-cell table:style-name="ce983"/>
          <table:table-cell table:style-name="ce633"/>
          <table:table-cell table:style-name="ce924"/>
          <table:table-cell table:number-columns-repeated="238"/>
        </table:table-row>
        <table:table-row table:style-name="ro2">
          <table:table-cell table:style-name="ce924"/>
          <table:table-cell table:style-name="ce556"/>
          <table:table-cell table:style-name="ce924" table:number-columns-repeated="13"/>
          <table:table-cell table:style-name="ce983"/>
          <table:table-cell table:style-name="ce633"/>
          <table:table-cell table:style-name="ce924"/>
          <table:table-cell table:number-columns-repeated="238"/>
        </table:table-row>
        <table:table-row table:style-name="ro2" table:number-rows-repeated="65465">
          <table:table-cell table:style-name="ce924" table:number-columns-repeated="15"/>
          <table:table-cell table:style-name="ce983"/>
          <table:table-cell table:style-name="ce633"/>
          <table:table-cell table:style-name="ce924"/>
          <table:table-cell table:number-columns-repeated="238"/>
        </table:table-row>
        <table:table-row table:style-name="ro2" table:number-rows-repeated="9">
          <table:table-cell table:style-name="ce924" table:number-columns-repeated="9"/>
          <table:table-cell table:number-columns-repeated="247"/>
        </table:table-row>
        <table:table-row table:style-name="ro2" table:number-rows-repeated="983024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6" table:print="false">
        <table:table-column table:style-name="co67" table:default-cell-style-name="ce315"/>
        <table:table-column table:style-name="co68" table:default-cell-style-name="ce315"/>
        <table:table-column table:style-name="co69" table:default-cell-style-name="ce315"/>
        <table:table-column table:style-name="co70" table:default-cell-style-name="ce315"/>
        <table:table-column table:style-name="co71" table:default-cell-style-name="ce315"/>
        <table:table-column table:style-name="co72" table:default-cell-style-name="ce315"/>
        <table:table-column table:style-name="co73" table:default-cell-style-name="ce315"/>
        <table:table-column table:style-name="co74" table:default-cell-style-name="ce315"/>
        <table:table-column table:style-name="co75" table:default-cell-style-name="ce315"/>
        <table:table-column table:style-name="co76" table:default-cell-style-name="ce315"/>
        <table:table-column table:style-name="co77" table:default-cell-style-name="ce315"/>
        <table:table-column table:style-name="co41" table:default-cell-style-name="ce315"/>
        <table:table-column table:style-name="co78" table:default-cell-style-name="ce315"/>
        <table:table-column table:style-name="co79" table:default-cell-style-name="ce696"/>
        <table:table-column table:style-name="co80" table:default-cell-style-name="ce315"/>
        <table:table-column table:style-name="co38" table:number-columns-repeated="2" table:default-cell-style-name="ce315"/>
        <table:table-column table:style-name="co85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38" table:number-columns-repeated="236" table:default-cell-style-name="Default"/>
        <table:table-row table:style-name="ro31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412" table:content-validation-name="val109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Default" table:number-columns-repeated="7"/>
          <table:table-cell table:style-name="ce149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9" table:formula="of:=SUM([.M30];[.F26:.F34];[.F8:.F22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9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9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0" calcext:value-type="float">
            <text:p>0 +k10</text:p>
          </table:table-cell>
          <table: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9" table:formula="of:=[.M6]+SUM([.M10:.M11])+[.M34]+SUM([.M15:.M26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9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80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5" office:value-type="string" calcext:value-type="string">
            <text:p>Af Próba Nehézség</text:p>
          </table:table-cell>
          <table:table-cell table:style-name="ce1223" table:content-validation-name="val185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6" office:value-type="float" office:value="3" calcext:value-type="float">
            <text:p>3 →</text:p>
          </table:table-cell>
          <table:table-cell table:style-name="ce1225" table:content-validation-name="val186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102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21"/>
          <table:covered-table-cell table:style-name="ce1157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81"/>
          <table:table-cell table:style-name="ce1264" table:content-validation-name="val69" office:value-type="float" office:value="0" calcext:value-type="float">
            <text:p>0</text:p>
          </table:table-cell>
          <table:table-cell table:style-name="ce1273" table:content-validation-name="val109" table:formula="of:=IF([.$L6]&gt;0;VLOOKUP([.$L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6" office:value-type="float" office:value="6" calcext:value-type="float">
            <text:p>6 →</text:p>
          </table:table-cell>
          <table:table-cell table:style-name="ce1225" table:content-validation-name="val186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104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159" office:value-type="string" calcext:value-type="string">
            <text:p>KP</text:p>
          </table:table-cell>
          <table:table-cell table:style-name="Default"/>
          <table:table-cell table:style-name="ce49"/>
          <table:table-cell table:style-name="Default" table:number-columns-repeated="5"/>
          <table:table-cell/>
          <table:table-cell table:style-name="ce1224" table:content-validation-name="val186" office:value-type="float" office:value="9" calcext:value-type="float">
            <text:p>9 →</text:p>
          </table:table-cell>
          <table:table-cell table:style-name="ce1225" table:content-validation-name="val186" office:value-type="float" office:value="10" calcext:value-type="float">
            <text:p>10</text:p>
          </table:table-cell>
          <table:table-cell table:number-columns-repeated="240"/>
        </table:table-row>
        <table:table-row table:style-name="ro33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8]) ;&quot;&quot;;VLOOKUP([.$A8];fortelyok_misztikus_full;2;0))">
            <text:p/>
          </table:table-cell>
          <table:table-cell table:style-name="ce1416"/>
          <table:table-cell table:style-name="ce1160" table:content-validation-name="val109" table:formula="of:=[.$E8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59">Tradíció képzettségek </text:span><text:span text:style-name="T6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6" office:value-type="float" office:value="12" calcext:value-type="float">
            <text:p>12 →</text:p>
          </table:table-cell>
          <table:table-cell table:style-name="ce1225" table:content-validation-name="val186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9]) ;&quot;&quot;;VLOOKUP([.$A9];fortelyok_misztikus_full;2;0))">
            <text:p/>
          </table:table-cell>
          <table:table-cell table:style-name="ce1416"/>
          <table:table-cell table:style-name="ce1162" table:content-validation-name="val109" table:formula="of:=[.$E9]*[$Data.$C$12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42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6" office:value-type="float" office:value="15" calcext:value-type="float">
            <text:p>15 →</text:p>
          </table:table-cell>
          <table:table-cell table:style-name="ce1225" table:content-validation-name="val186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0]) ;&quot;&quot;;VLOOKUP([.$A10];fortelyok_misztikus_full;2;0))">
            <text:p/>
          </table:table-cell>
          <table:table-cell table:style-name="ce1416"/>
          <table:table-cell table:style-name="ce1162" table:content-validation-name="val109" table:formula="of:=[.$E10]*[$Data.$C$12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6" table:number-columns-spanned="4" table:number-rows-spanned="1"/>
          <table:covered-table-cell table:style-name="ce742" table:content-validation-name="val176"/>
          <table:covered-table-cell table:style-name="ce606" table:content-validation-name="val176"/>
          <table:covered-table-cell table:style-name="ce252" table:content-validation-name="val176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6" office:value-type="float" office:value="18" calcext:value-type="float">
            <text:p>18 →</text:p>
          </table:table-cell>
          <table:table-cell table:style-name="ce1225" table:content-validation-name="val186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1]) ;&quot;&quot;;VLOOKUP([.$A11];fortelyok_misztikus_full;2;0))">
            <text:p/>
          </table:table-cell>
          <table:table-cell table:style-name="ce1416"/>
          <table:table-cell table:style-name="ce1162" table:content-validation-name="val109" table:formula="of:=[.$E11]*[$Data.$C$12]" office:value-type="float" office:value="0" calcext:value-type="float">
            <text:p>0</text:p>
          </table:table-cell>
          <table:table-cell table:style-name="Default"/>
          <table:table-cell table:style-name="ce1439" table:content-validation-name="val176" table:number-columns-spanned="4" table:number-rows-spanned="1"/>
          <table:covered-table-cell table:style-name="ce1452" table:content-validation-name="val176"/>
          <table:covered-table-cell table:style-name="ce1020" table:content-validation-name="val176"/>
          <table:covered-table-cell table:style-name="ce1022" table:content-validation-name="val176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6" office:value-type="float" office:value="21" calcext:value-type="float">
            <text:p>21 →</text:p>
          </table:table-cell>
          <table:table-cell table:style-name="ce1225" table:content-validation-name="val186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2]) ;&quot;&quot;;VLOOKUP([.$A12];fortelyok_misztikus_full;2;0))">
            <text:p/>
          </table:table-cell>
          <table:table-cell table:style-name="ce1416"/>
          <table:table-cell table:style-name="ce1162" table:content-validation-name="val109" table:formula="of:=[.$E12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6" office:value-type="float" office:value="24" calcext:value-type="float">
            <text:p>24 →</text:p>
          </table:table-cell>
          <table:table-cell table:style-name="ce1225" table:content-validation-name="val186" office:value-type="float" office:value="35" calcext:value-type="float">
            <text:p>35</text:p>
          </table:table-cell>
          <table:table-cell table:number-columns-repeated="240"/>
        </table:table-row>
        <table:table-row table:style-name="ro33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3]) ;&quot;&quot;;VLOOKUP([.$A13];fortelyok_misztikus_full;2;0))">
            <text:p/>
          </table:table-cell>
          <table:table-cell table:style-name="ce1416"/>
          <table:table-cell table:style-name="ce1162" table:content-validation-name="val109" table:formula="of:=[.$E13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59">Szféra, Arkánum képzettségek </text:span><text:span text:style-name="T6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6" office:value-type="float" office:value="27" calcext:value-type="float">
            <text:p>27 →</text:p>
          </table:table-cell>
          <table:table-cell table:style-name="ce1225" table:content-validation-name="val186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4]) ;&quot;&quot;;VLOOKUP([.$A14];fortelyok_misztikus_full;2;0))">
            <text:p/>
          </table:table-cell>
          <table:table-cell table:style-name="ce1416"/>
          <table:table-cell table:style-name="ce1162" table:content-validation-name="val109" table:formula="of:=[.$E14]*[$Data.$C$12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42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6" office:value-type="float" office:value="30" calcext:value-type="float">
            <text:p>30 →</text:p>
          </table:table-cell>
          <table:table-cell table:style-name="ce1225" table:content-validation-name="val186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5]) ;&quot;&quot;;VLOOKUP([.$A15];fortelyok_misztikus_full;2;0))">
            <text:p/>
          </table:table-cell>
          <table:table-cell table:style-name="ce1416"/>
          <table:table-cell table:style-name="ce1162" table:content-validation-name="val109" table:formula="of:=[.$E15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606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6]) ;&quot;&quot;;VLOOKUP([.$A16];fortelyok_misztikus_full;2;0))">
            <text:p/>
          </table:table-cell>
          <table:table-cell table:style-name="ce1416"/>
          <table:table-cell table:style-name="ce1162" table:content-validation-name="val109" table:formula="of:=[.$E16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606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7]) ;&quot;&quot;;VLOOKUP([.$A17];fortelyok_misztikus_full;2;0))">
            <text:p/>
          </table:table-cell>
          <table:table-cell table:style-name="ce1416"/>
          <table:table-cell table:style-name="ce1162" table:content-validation-name="val109" table:formula="of:=[.$E17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606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8]) ;&quot;&quot;;VLOOKUP([.$A18];fortelyok_misztikus_full;2;0))">
            <text:p/>
          </table:table-cell>
          <table:table-cell table:style-name="ce1416"/>
          <table:table-cell table:style-name="ce1162" table:content-validation-name="val109" table:formula="of:=[.$E18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606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9]) ;&quot;&quot;;VLOOKUP([.$A19];fortelyok_misztikus_full;2;0))">
            <text:p/>
          </table:table-cell>
          <table:table-cell table:style-name="ce1416"/>
          <table:table-cell table:style-name="ce1162" table:content-validation-name="val109" table:formula="of:=[.$E19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606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0]) ;&quot;&quot;;VLOOKUP([.$A20];fortelyok_misztikus_full;2;0))">
            <text:p/>
          </table:table-cell>
          <table:table-cell table:style-name="ce1416"/>
          <table:table-cell table:style-name="ce1162" table:content-validation-name="val109" table:formula="of:=[.$E20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606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1]) ;&quot;&quot;;VLOOKUP([.$A21];fortelyok_misztikus_full;2;0))">
            <text:p/>
          </table:table-cell>
          <table:table-cell table:style-name="ce1416"/>
          <table:table-cell table:style-name="ce1162" table:content-validation-name="val109" table:formula="of:=[.$E21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606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2]) ;&quot;&quot;;VLOOKUP([.$A22];fortelyok_misztikus_full;2;0))">
            <text:p/>
          </table:table-cell>
          <table:table-cell table:style-name="ce1416"/>
          <table:table-cell table:style-name="ce1162" table:content-validation-name="val109" table:formula="of:=[.$E22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606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3]) ;&quot;&quot;;VLOOKUP([.$A23];fortelyok_misztikus_full;2;0))">
            <text:p/>
          </table:table-cell>
          <table:table-cell table:style-name="ce1416"/>
          <table:table-cell table:style-name="ce1162" table:content-validation-name="val109" table:formula="of:=[.$E23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606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06" table:content-validation-name="val175" table:number-columns-spanned="3" table:number-rows-spanned="1"/>
          <table:covered-table-cell table:number-columns-repeated="2" table:style-name="ce1125"/>
          <table:table-cell table:style-name="ce1136" table:formula="of:=IF(ISBLANK([.$A24]) ;&quot;&quot;;VLOOKUP([.$A24];fortelyok_misztikus_full;2;0))">
            <text:p/>
          </table:table-cell>
          <table:table-cell table:style-name="ce1147"/>
          <table:table-cell table:style-name="ce1163" table:content-validation-name="val109" table:formula="of:=[.$E24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606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606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33">
          <table:table-cell table:style-name="ce1131" office:value-type="string" calcext:value-type="string" table:number-columns-spanned="6" table:number-rows-spanned="1">
            <text:p><text:span text:style-name="T55">Speciális diszciplínák, pszí fortélyok </text:span><text:span text:style-name="T58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439" table:content-validation-name="val178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42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33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28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55">Pszi alkalmazás (fortély) </text:span><text:span text:style-name="T58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29]*[$Data.$C$12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42"/>
          <table:table-cell table:style-name="ce1184" office:value-type="string" calcext:value-type="string">
            <text:p>Max</text:p>
          </table:table-cell>
          <table:table-cell table:style-name="ce93" table:content-validation-name="val182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0]*[$Data.$C$12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456"/>
          <table:table-cell table:style-name="ce1166" table:content-validation-name="val109" office:value-type="float" office:value="4" calcext:value-type="float">
            <text:p>4</text:p>
          </table:table-cell>
          <table:table-cell table:style-name="ce1190" table:content-validation-name="val183" office:value-type="float" office:value="0" calcext:value-type="float">
            <text:p>0</text:p>
          </table:table-cell>
          <table:table-cell table:style-name="ce1226" table:content-validation-name="val109" table:formula="of:=[.$L3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1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3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2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59">Pszí-iskola (képzettség) </text:span><text:span text:style-name="T60">🅿️</text:span></text:p>
          </table:table-cell>
          <table:covered-table-cell table:number-columns-repeated="3" table:style-name="ce270"/>
          <table:covered-table-cell table:style-name="ce140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3]*[$Data.$C$12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42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9" table:number-columns-spanned="3" table:number-rows-spanned="1"/>
          <table:covered-table-cell table:number-columns-repeated="2" table:style-name="ce1125"/>
          <table:table-cell table:style-name="ce1409" office:value-type="float" office:value="0" calcext:value-type="float">
            <text:p>0</text:p>
          </table:table-cell>
          <table:table-cell table:style-name="ce1419" office:value-type="float" office:value="0" calcext:value-type="float">
            <text:p>0</text:p>
          </table:table-cell>
          <table:table-cell table:style-name="ce1163" table:content-validation-name="val109" table:formula="of:=[.$E34]*[$Data.$C$12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456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4" office:value-type="float" office:value="0" calcext:value-type="float">
            <text:p>0</text:p>
          </table:table-cell>
          <table:table-cell table:style-name="ce1279" table:content-validation-name="val109" table:formula="of:=IF([.$L34]&gt;0;VLOOKUP([.$L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61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390" table:number-columns-spanned="4" table:number-rows-spanned="1"/>
          <table:covered-table-cell table:number-columns-repeated="3" table:style-name="ce1390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390" table:number-columns-spanned="4" table:number-rows-spanned="1"/>
          <table:covered-table-cell table:number-columns-repeated="3" table:style-name="ce1390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390" table:number-columns-spanned="4" table:number-rows-spanned="1"/>
          <table:covered-table-cell table:number-columns-repeated="3" table:style-name="ce1390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57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40">
          <table:table-cell table:style-name="ce1369" table:content-validation-name="val57" table:number-columns-spanned="13" table:number-rows-spanned="1"/>
          <table:covered-table-cell table:number-columns-repeated="11" table:style-name="ce1369" table:content-validation-name="val57"/>
          <table:covered-table-cell/>
          <table:table-cell table:number-columns-repeated="243"/>
        </table:table-row>
        <table:table-row table:style-name="ro40">
          <table:table-cell table:style-name="ce1369" table:content-validation-name="val57" table:number-columns-spanned="13" table:number-rows-spanned="1"/>
          <table:covered-table-cell table:number-columns-repeated="11" table:style-name="ce1369" table:content-validation-name="val57"/>
          <table:covered-table-cell/>
          <table:table-cell table:number-columns-repeated="243"/>
        </table:table-row>
        <table:table-row table:style-name="ro40">
          <table:table-cell table:style-name="ce1369" table:content-validation-name="val57" table:number-columns-spanned="13" table:number-rows-spanned="1"/>
          <table:covered-table-cell table:number-columns-repeated="11" table:style-name="ce1369" table:content-validation-name="val57"/>
          <table:covered-table-cell/>
          <table:table-cell table:number-columns-repeated="243"/>
        </table:table-row>
        <table:table-row table:style-name="ro40">
          <table:table-cell table:style-name="ce1369" table:content-validation-name="val57" table:number-columns-spanned="13" table:number-rows-spanned="1"/>
          <table:covered-table-cell table:number-columns-repeated="11" table:style-name="ce1369" table:content-validation-name="val57"/>
          <table:covered-table-cell/>
          <table:table-cell table:number-columns-repeated="243"/>
        </table:table-row>
        <table:table-row table:style-name="ro40">
          <table:table-cell table:style-name="ce1369" table:content-validation-name="val57" table:number-columns-spanned="13" table:number-rows-spanned="1"/>
          <table:covered-table-cell table:number-columns-repeated="11" table:style-name="ce1369" table:content-validation-name="val57"/>
          <table:covered-table-cell/>
          <table:table-cell table:number-columns-repeated="243"/>
        </table:table-row>
        <table:table-row table:style-name="ro40">
          <table:table-cell table:style-name="ce1369" table:content-validation-name="val57" table:number-columns-spanned="13" table:number-rows-spanned="1"/>
          <table:covered-table-cell table:number-columns-repeated="11" table:style-name="ce1369" table:content-validation-name="val57"/>
          <table:covered-table-cell/>
          <table:table-cell table:number-columns-repeated="243"/>
        </table:table-row>
        <table:table-row table:style-name="ro40">
          <table:table-cell table:style-name="ce1369" table:content-validation-name="val57" table:number-columns-spanned="13" table:number-rows-spanned="1"/>
          <table:covered-table-cell table:number-columns-repeated="11" table:style-name="ce1369" table:content-validation-name="val57"/>
          <table:covered-table-cell/>
          <table:table-cell table:number-columns-repeated="243"/>
        </table:table-row>
        <table:table-row table:style-name="ro40">
          <table:table-cell table:style-name="ce1369" table:content-validation-name="val57" table:number-columns-spanned="13" table:number-rows-spanned="1"/>
          <table:covered-table-cell table:number-columns-repeated="11" table:style-name="ce1369" table:content-validation-name="val57"/>
          <table:covered-table-cell/>
          <table:table-cell table:number-columns-repeated="243"/>
        </table:table-row>
        <table:table-row table:style-name="ro40">
          <table:table-cell table:style-name="ce1369" table:content-validation-name="val57" table:number-columns-spanned="13" table:number-rows-spanned="1"/>
          <table:covered-table-cell table:number-columns-repeated="11" table:style-name="ce1369" table:content-validation-name="val57"/>
          <table:covered-table-cell/>
          <table:table-cell table:number-columns-repeated="243"/>
        </table:table-row>
        <table:table-row table:style-name="ro40">
          <table:table-cell table:style-name="ce1369" table:content-validation-name="val57" table:number-columns-spanned="13" table:number-rows-spanned="1"/>
          <table:covered-table-cell table:number-columns-repeated="11" table:style-name="ce1369" table:content-validation-name="val57"/>
          <table:covered-table-cell/>
          <table:table-cell table:number-columns-repeated="243"/>
        </table:table-row>
        <table:table-row table:style-name="ro40">
          <table:table-cell table:style-name="ce1369" table:content-validation-name="val57" table:number-columns-spanned="13" table:number-rows-spanned="1"/>
          <table:covered-table-cell table:number-columns-repeated="11" table:style-name="ce1369" table:content-validation-name="val57"/>
          <table:covered-table-cell/>
          <table:table-cell table:number-columns-repeated="243"/>
        </table:table-row>
        <table:table-row table:style-name="ro40">
          <table:table-cell table:style-name="ce1369" table:content-validation-name="val57" table:number-columns-spanned="13" table:number-rows-spanned="1"/>
          <table:covered-table-cell table:number-columns-repeated="11" table:style-name="ce1369" table:content-validation-name="val57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34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table:table-column table:style-name="co56" table:default-cell-style-name="ce742"/>
        <table:table-column table:style-name="co57" table:default-cell-style-name="ce315"/>
        <table:table-column table:style-name="co38" table:number-columns-repeated="4" table:default-cell-style-name="ce315"/>
        <table:table-column table:style-name="co58" table:default-cell-style-name="ce315"/>
        <table:table-column table:style-name="co59" table:default-cell-style-name="ce315"/>
        <table:table-column table:style-name="co38" table:number-columns-repeated="6" table:default-cell-style-name="ce315"/>
        <table:table-column table:style-name="co60" table:default-cell-style-name="ce315"/>
        <table:table-column table:style-name="co38" table:number-columns-repeated="241" table:default-cell-style-name="ce315"/>
        <table:table-column table:style-name="co14" table:number-columns-repeated="16128" table:default-cell-style-name="ce315"/>
        <table:table-row table:style-name="ro16">
          <table:table-cell table:style-name="ce1506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507"/>
          <table:table-cell table:style-name="ce1518" office:value-type="string" calcext:value-type="string">
            <text:p>Fegyver</text:p>
          </table:table-cell>
          <table:table-cell table:style-name="ce1537" office:value-type="string" calcext:value-type="string">
            <text:p>Típus</text:p>
          </table:table-cell>
          <table:table-cell table:style-name="ce1518" office:value-type="string" calcext:value-type="string">
            <text:p>SP</text:p>
          </table:table-cell>
          <table:table-cell table:style-name="ce1563" office:value-type="string" calcext:value-type="string">
            <text:p>Sebzés módja</text:p>
          </table:table-cell>
          <table:table-cell table:style-name="ce1570" office:value-type="string" calcext:value-type="string">
            <text:p>Átütés</text:p>
          </table:table-cell>
          <table:table-cell table:style-name="ce1570" office:value-type="string" calcext:value-type="string">
            <text:p>Íves</text:p>
          </table:table-cell>
          <table:table-cell table:style-name="ce1580" office:value-type="string" calcext:value-type="string">
            <text:p>1,5 kezes</text:p>
          </table:table-cell>
          <table:table-cell table:style-name="ce1570" office:value-type="string" calcext:value-type="string">
            <text:p>Pengehossz</text:p>
          </table:table-cell>
          <table:table-cell table:style-name="ce1570" office:value-type="string" calcext:value-type="string">
            <text:p>KÉ</text:p>
          </table:table-cell>
          <table:table-cell table:style-name="ce1570" office:value-type="string" calcext:value-type="string">
            <text:p>TÉ</text:p>
          </table:table-cell>
          <table:table-cell table:style-name="ce1570" office:value-type="string" calcext:value-type="string">
            <text:p>VÉ</text:p>
          </table:table-cell>
          <table:table-cell table:style-name="ce1570" office:value-type="string" calcext:value-type="string">
            <text:p>Sebesség</text:p>
          </table:table-cell>
          <table:table-cell table:style-name="ce1537" office:value-type="string" calcext:value-type="string">
            <text:p>Harcmodor</text:p>
          </table:table-cell>
          <table:table-cell table:style-name="ce1604" office:value-type="string" calcext:value-type="string">
            <text:p>Megjegyzés</text:p>
          </table:table-cell>
          <table:table-cell table:style-name="ce1780" table:number-columns-repeated="241"/>
          <table:table-cell table:number-columns-repeated="16128"/>
        </table:table-row>
        <table:table-row table:style-name="ro2">
          <table:table-cell table:style-name="ce1510" office:value-type="string" calcext:value-type="string">
            <text:p>Közelharci fegyverek</text:p>
          </table:table-cell>
          <table:table-cell table:style-name="ce1519" office:value-type="string" calcext:value-type="string">
            <text:p><text:s/>__</text:p>
          </table:table-cell>
          <table:table-cell table:style-name="ce1540"/>
          <table:table-cell table:number-columns-repeated="3" table:style-name="ce1540" office:value-type="string" calcext:value-type="string">
            <text:p>N/A</text:p>
          </table:table-cell>
          <table:table-cell table:style-name="ce1519"/>
          <table:table-cell table:style-name="ce1581"/>
          <table:table-cell table:number-columns-repeated="5" table:style-name="ce1540" office:value-type="string" calcext:value-type="string">
            <text:p>N/A</text:p>
          </table:table-cell>
          <table:table-cell table:style-name="ce1519" table:number-columns-repeated="2"/>
          <table:table-cell table:style-name="ce1781" table:number-columns-repeated="241"/>
          <table:table-cell table:number-columns-repeated="16128"/>
        </table:table-row>
        <table:table-row table:style-name="ro17">
          <table:table-cell/>
          <table:table-cell table:style-name="ce1520" office:value-type="string" calcext:value-type="string">
            <text:p>Puszta kéz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-5" calcext:value-type="float">
            <text:p>-5</text:p>
          </table:table-cell>
          <table:table-cell table:style-name="ce1542" office:value-type="string" calcext:value-type="string">
            <text:p>Z</text:p>
          </table:table-cell>
          <table:table-cell table:number-columns-repeated="2" table:style-name="ce1542" office:value-type="float" office:value="0" calcext:value-type="float">
            <text:p>0</text:p>
          </table:table-cell>
          <table:table-cell table:style-name="ce1582"/>
          <table:table-cell table:style-name="ce1590" office:value-type="float" office:value="0" calcext:value-type="float">
            <text:p>0</text:p>
          </table:table-cell>
          <table:table-cell table:number-columns-repeated="3" table:style-name="ce1542" office:value-type="float" office:value="-10" calcext:value-type="float">
            <text:p>-10</text:p>
          </table:table-cell>
          <table:table-cell table:style-name="ce1542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Tő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5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507"/>
          <table:table-cell table:style-name="ce1521" office:value-type="string" calcext:value-type="string">
            <text:p>Béltépő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521" office:value-type="string" calcext:value-type="string">
            <text:p>Dzsambi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521" office:value-type="string" calcext:value-type="string">
            <text:p>Garott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string" calcext:value-type="string">
            <text:p>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string" calcext:value-type="string">
            <text:p>spec.</text:p>
          </table:table-cell>
          <table:table-cell table:number-columns-repeated="3"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-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521" office:value-type="string" calcext:value-type="string">
            <text:p>Ké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Kriszké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521" office:value-type="string" calcext:value-type="string">
            <text:p>Levéltőr</text:p>
          </table:table-cell>
          <table:table-cell table:style-name="ce1543" office:value-type="string" calcext:value-type="string">
            <text:p>egykezes</text:p>
          </table:table-cell>
          <table:table-cell table:style-name="ce1556" office:value-type="float" office:value="1" calcext:value-type="float">
            <text:p>1</text:p>
          </table:table-cell>
          <table:table-cell table:style-name="ce1556" office:value-type="string" calcext:value-type="string">
            <text:p>S/V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84"/>
          <table:table-cell table:style-name="ce1543" office:value-type="float" office:value="0" calcext:value-type="float">
            <text:p>0</text:p>
          </table:table-cell>
          <table:table-cell table:style-name="ce1556" office:value-type="float" office:value="2" calcext:value-type="float">
            <text:p>2</text:p>
          </table:table-cell>
          <table:table-cell table:style-name="ce1556" office:value-type="float" office:value="4" calcext:value-type="float">
            <text:p>4</text:p>
          </table:table-cell>
          <table:table-cell table:number-columns-repeated="2" table:style-name="ce1556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Markolatgomb</text:p>
          </table:table-cell>
          <table:table-cell table:style-name="ce1543" office:value-type="string" calcext:value-type="string">
            <text:p>egykezes</text:p>
          </table:table-cell>
          <table:table-cell table:style-name="ce1556" office:value-type="float" office:value="0" calcext:value-type="float">
            <text:p>0</text:p>
          </table:table-cell>
          <table:table-cell table:style-name="ce1556" office:value-type="string" calcext:value-type="string">
            <text:p>Z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84"/>
          <table:table-cell table:style-name="ce1556" office:value-type="float" office:value="0" calcext:value-type="float">
            <text:p>0</text:p>
          </table:table-cell>
          <table:table-cell table:number-columns-repeated="3" table:style-name="ce1556" office:value-type="float" office:value="-7" calcext:value-type="float">
            <text:p>-7</text:p>
          </table:table-cell>
          <table:table-cell table:style-name="ce1556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5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Méregfog</text:p>
          </table:table-cell>
          <table:table-cell table:style-name="ce1543" office:value-type="string" calcext:value-type="string">
            <text:p>egykezes</text:p>
          </table:table-cell>
          <table:table-cell table:style-name="ce1556" office:value-type="float" office:value="0" calcext:value-type="float">
            <text:p>0</text:p>
          </table:table-cell>
          <table:table-cell table:style-name="ce1556" office:value-type="string" calcext:value-type="string">
            <text:p>S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84"/>
          <table:table-cell table:style-name="ce1543" office:value-type="float" office:value="0" calcext:value-type="float">
            <text:p>0</text:p>
          </table:table-cell>
          <table:table-cell table:style-name="ce1556" office:value-type="float" office:value="1" calcext:value-type="float">
            <text:p>1</text:p>
          </table:table-cell>
          <table:table-cell table:number-columns-repeated="2" table:style-name="ce1556" office:value-type="float" office:value="3" calcext:value-type="float">
            <text:p>3</text:p>
          </table:table-cell>
          <table:table-cell table:style-name="ce1556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5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521" office:value-type="string" calcext:value-type="string">
            <text:p>Pugos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521" office:value-type="string" calcext:value-type="string">
            <text:p>Ramier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3" calcext:value-type="float">
            <text:p>3</text:p>
          </table:table-cell>
          <table:table-cell table:number-columns-repeated="3"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521" office:value-type="string" calcext:value-type="string">
            <text:p>Tőr, hárít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7" office:value-type="string" calcext:value-type="string">
            <text:p><text:span text:style-name="T64">Nagyon</text:span><text:span text:style-name="T65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521" office:value-type="string" calcext:value-type="string">
            <text:p>Tőr, kígy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Tőr, ököl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-5" calcext:value-type="float">
            <text:p>-5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-5" calcext:value-type="float">
            <text:p>-5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/>
          <table:table-cell table:number-columns-repeated="16369"/>
        </table:table-row>
        <table:table-row table:style-name="ro6">
          <table:table-cell table:style-name="ce1511"/>
          <table:table-cell table:style-name="ce1522" office:value-type="string" calcext:value-type="string">
            <text:p>Tőr, páncélszúró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string" calcext:value-type="string">
            <text:p>S</text:p>
          </table:table-cell>
          <table:table-cell table:style-name="ce1571" office:value-type="string" calcext:value-type="string">
            <text:p>5+Erő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közelharc</text:p>
          </table:table-cell>
          <table:table-cell table:style-name="ce1608" office:value-type="string" calcext:value-type="string">
            <text:p>-</text:p>
          </table:table-cell>
          <table:table-cell table:style-name="ce703" table:number-columns-repeated="241"/>
          <table:table-cell table:number-columns-repeated="16128"/>
        </table:table-row>
        <table:table-row table:style-name="ro2">
          <table:table-cell/>
          <table:table-cell table:style-name="ce1521" office:value-type="string" calcext:value-type="string">
            <text:p>Tőr, Sla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/>
          <table:table-cell table:number-columns-repeated="16369"/>
        </table:table-row>
        <table:table-row table:style-name="ro1">
          <table:table-cell table:style-name="ce1452"/>
          <table:table-cell table:style-name="ce1523" office:value-type="string" calcext:value-type="string">
            <text:p>Vasököl / páncélkesztyű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string" calcext:value-type="string">
            <text:p>Z</text:p>
          </table:table-cell>
          <table:table-cell table:style-name="ce1572" office:value-type="float" office:value="0" calcext:value-type="float">
            <text:p>0</text:p>
          </table:table-cell>
          <table:table-cell table:style-name="ce1546" office:value-type="float" office:value="0" calcext:value-type="float">
            <text:p>0</text:p>
          </table:table-cell>
          <table:table-cell table:style-name="ce1585"/>
          <table:table-cell table:style-name="ce1546" office:value-type="float" office:value="0" calcext:value-type="float">
            <text:p>0</text:p>
          </table:table-cell>
          <table:table-cell table:number-columns-repeated="3" table:style-name="ce1546" office:value-type="float" office:value="-7" calcext:value-type="float">
            <text:p>-7</text:p>
          </table:table-cell>
          <table:table-cell table:style-name="ce1546" office:value-type="float" office:value="5" calcext:value-type="float">
            <text:p>5</text:p>
          </table:table-cell>
          <table:table-cell table:style-name="ce1598" office:value-type="string" calcext:value-type="string">
            <text:p>közelharc</text:p>
          </table:table-cell>
          <table:table-cell table:style-name="ce1609" office:value-type="string" calcext:value-type="string">
            <text:p>Erőbónusz: 0 feletti rész 1:1-ben számít be.</text:p>
          </table:table-cell>
          <table:table-cell table:style-name="ce401" table:number-columns-repeated="241"/>
          <table:table-cell table:number-columns-repeated="16128"/>
        </table:table-row>
        <table:table-row table:style-name="ro19">
          <table:table-cell table:style-name="ce1510" office:value-type="string" calcext:value-type="string">
            <text:p>Kardvívó fegyverek</text:p>
          </table:table-cell>
          <table:table-cell table:style-name="ce1520" office:value-type="string" calcext:value-type="string">
            <text:p>Kard, dzsenn szablya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4" calcext:value-type="float">
            <text:p>4</text:p>
          </table:table-cell>
          <table:table-cell table:style-name="ce1542" office:value-type="string" calcext:value-type="string">
            <text:p>V/S</text:p>
          </table:table-cell>
          <table:table-cell table:style-name="ce1542" office:value-type="float" office:value="0" calcext:value-type="float">
            <text:p>0</text:p>
          </table:table-cell>
          <table:table-cell table:style-name="ce1542" office:value-type="float" office:value="1" calcext:value-type="float">
            <text:p>1</text:p>
          </table:table-cell>
          <table:table-cell table:style-name="ce1582"/>
          <table:table-cell table:style-name="ce1542" office:value-type="float" office:value="1" calcext:value-type="float">
            <text:p>1</text:p>
          </table:table-cell>
          <table:table-cell table:style-name="ce1542" office:value-type="float" office:value="8" calcext:value-type="float">
            <text:p>8</text:p>
          </table:table-cell>
          <table:table-cell table:number-columns-repeated="2" table:style-name="ce1542" office:value-type="float" office:value="15" calcext:value-type="float">
            <text:p>15</text:p>
          </table:table-cell>
          <table:table-cell table:style-name="ce1542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06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emreli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7" calcext:value-type="float">
            <text:p>7</text:p>
          </table:table-cell>
          <table:table-cell table:number-columns-repeated="2" table:style-name="ce1543" office:value-type="float" office:value="13" calcext:value-type="float">
            <text:p>13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1"/>
          <table:table-cell table:number-columns-repeated="16369"/>
        </table:table-row>
        <table:table-row table:style-name="ro20">
          <table:table-cell/>
          <table:table-cell table:style-name="ce1521" office:value-type="string" calcext:value-type="string">
            <text:p>Kard, fejvadász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1" calcext:value-type="float">
            <text:p>11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1" office:value-type="string" calcext:value-type="string">
            <text:p><text:span text:style-name="T66">KF</text:span><text:span text:style-name="T21">: Tradíció: Fejvadász – 6.szint</text:span></text:p>
            <text:p><text:span text:style-name="T21">Gorviki klánnal, vagy mesterrel.</text:span></text:p>
            <text:p><text:span text:style-name="T21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521" office:value-type="string" calcext:value-type="string">
            <text:p>Kard, handzsá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hiequa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S/V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2" calcext:value-type="float">
            <text:p>12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Kard, hosszú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5" office:value-type="string" calcext:value-type="string">
            <text:p><text:span text:style-name="T62"> </text:span><text:span text:style-name="T63">V/S</text:span>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521" office:value-type="string" calcext:value-type="string">
            <text:p>Kard, jatagá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65" office:value-type="string" calcext:value-type="string">
            <text:p><text:span text:style-name="T62"> </text:span><text:span text:style-name="T63">V/S</text:span>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521" office:value-type="string" calcext:value-type="string">
            <text:p>Kard, két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20" calcext:value-type="float">
            <text:p>20</text:p>
          </table:table-cell>
          <table:table-cell table:style-name="ce1543" office:value-type="float" office:value="15" calcext:value-type="float">
            <text:p>15</text:p>
          </table:table-cell>
          <table:table-cell table:style-name="ce1543" office:value-type="float" office:value="8" calcext:value-type="float">
            <text:p>8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khossa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1" calcext:value-type="float">
            <text:p>11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Kard, kígy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65" office:value-type="string" calcext:value-type="string">
            <text:p><text:span text:style-name="T62"> </text:span><text:span text:style-name="T63">V/S</text:span>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5" calcext:value-type="float">
            <text:p>5</text:p>
          </table:table-cell>
          <table:table-cell table:number-columns-repeated="2" table:style-name="ce1543" office:value-type="float" office:value="11" calcext:value-type="float">
            <text:p>11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Kard, Lagoss 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5" office:value-type="string" calcext:value-type="string">
            <text:p><text:span text:style-name="T62"> </text:span><text:span text:style-name="T63">V/S</text:span>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8" calcext:value-type="float">
            <text:p>8</text:p>
          </table:table-cell>
          <table:table-cell table:number-columns-repeated="2" table:style-name="ce1543" office:value-type="float" office:value="16" calcext:value-type="float">
            <text:p>16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<text:span text:style-name="T22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lovag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float" office:value="15" calcext:value-type="float">
            <text:p>15</text:p>
          </table:table-cell>
          <table:table-cell table:style-name="ce1543" office:value-type="float" office:value="12" calcext:value-type="float">
            <text:p>12</text:p>
          </table:table-cell>
          <table:table-cell table:style-name="ce1543" office:value-type="float" office:value="7" calcext:value-type="float">
            <text:p>7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Kard, másfél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8" calcext:value-type="float">
            <text:p>8</text:p>
          </table:table-cell>
          <table:table-cell table:number-columns-repeated="2" table:style-name="ce1543" office:value-type="float" office:value="16" calcext:value-type="float">
            <text:p>16</text:p>
          </table:table-cell>
          <table:table-cell table:style-name="ce1543" office:value-type="float" office:value="7" calcext:value-type="float">
            <text:p>7</text:p>
          </table:table-cell>
          <table:table-cell table:style-name="ce1596" office:value-type="string" calcext:value-type="string">
            <text:p>kardvívás</text:p>
          </table:table-cell>
          <table:table-cell table:style-name="ce1621" office:value-type="string" calcext:value-type="string">
            <text:p><text:span text:style-name="T22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6">
          <table:table-cell/>
          <table:table-cell table:style-name="ce1521" office:value-type="string" calcext:value-type="string">
            <text:p>Kard, mesterkard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8" calcext:value-type="float">
            <text:p>18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7" calcext:value-type="float">
            <text:p>7</text:p>
          </table:table-cell>
          <table:table-cell table:style-name="ce1596" office:value-type="string" calcext:value-type="string">
            <text:p>kardvívás</text:p>
          </table:table-cell>
          <table:table-cell table:style-name="ce1623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521" office:value-type="string" calcext:value-type="string">
            <text:p>Kard, Pugoss 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4" office:value-type="string" calcext:value-type="string">
            <text:p><text:span text:style-name="T22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rövid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4" calcext:value-type="float">
            <text:p>4</text:p>
          </table:table-cell>
          <table:table-cell table:number-columns-repeated="2"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521" office:value-type="string" calcext:value-type="string">
            <text:p>Kard, Slan 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9" calcext:value-type="float">
            <text:p>19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1" office:value-type="string" calcext:value-type="string">
            <text:p><text:span text:style-name="T22">MK</text:span>, <text:span text:style-name="T22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Slan rövid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11" calcext:value-type="float">
            <text:p>11</text:p>
          </table:table-cell>
          <table:table-cell table:number-columns-repeated="2"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521" office:value-type="string" calcext:value-type="string">
            <text:p>Kard, Slan csatakard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23" calcext:value-type="float">
            <text:p>23</text:p>
          </table:table-cell>
          <table:table-cell table:style-name="ce1543" office:value-type="float" office:value="17" calcext:value-type="float">
            <text:p>17</text:p>
          </table:table-cell>
          <table:table-cell table:style-name="ce1543" office:value-type="float" office:value="8" calcext:value-type="float">
            <text:p>8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521" office:value-type="string" calcext:value-type="string">
            <text:p>Kard, szably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511"/>
          <table:table-cell table:style-name="ce1522" office:value-type="string" calcext:value-type="string">
            <text:p>Mara-sequor 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string" calcext:value-type="string">
            <text:p>V/S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float" office:value="0" calcext:value-type="float">
            <text:p>0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1.5" calcext:value-type="float">
            <text:p>1,5</text:p>
          </table:table-cell>
          <table:table-cell table:style-name="ce1545" office:value-type="float" office:value="9" calcext:value-type="float">
            <text:p>9</text:p>
          </table:table-cell>
          <table:table-cell table:style-name="ce1545" office:value-type="float" office:value="20" calcext:value-type="float">
            <text:p>20</text:p>
          </table:table-cell>
          <table:table-cell table:style-name="ce1545" office:value-type="float" office:value="16" calcext:value-type="float">
            <text:p>16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kardvívás</text:p>
          </table:table-cell>
          <table:table-cell table:style-name="ce1624" office:value-type="string" calcext:value-type="string">
            <text:p><text:span text:style-name="T67">MK, KF</text:span><text:span text:style-name="T68">: Tradíció: Fejvadász – 9.szint, Spec: ⭕</text:span>TODO</text:p>
          </table:table-cell>
          <table:table-cell table:style-name="ce703" table:number-columns-repeated="241"/>
          <table:table-cell table:number-columns-repeated="16128"/>
        </table:table-row>
        <table:table-row table:style-name="ro6">
          <table:table-cell table:style-name="ce1511"/>
          <table:table-cell table:style-name="ce1522" office:value-type="string" calcext:value-type="string">
            <text:p>Meneth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float" office:value="10" calcext:value-type="float">
            <text:p>10</text:p>
          </table:table-cell>
          <table:table-cell table:style-name="ce1545" office:value-type="float" office:value="7" calcext:value-type="float">
            <text:p>7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kardvívás</text:p>
          </table:table-cell>
          <table:table-cell table:style-name="ce1624" office:value-type="string" calcext:value-type="string">
            <text:p><text:span text:style-name="T67">KF</text:span><text:span text:style-name="T68">: Tradíció: Amund - 9.szint, Spec: ⭕TODO</text:span></text:p>
          </table:table-cell>
          <table:table-cell table:style-name="ce703" table:number-columns-repeated="241"/>
          <table:table-cell table:number-columns-repeated="16128"/>
        </table:table-row>
        <table:table-row table:style-name="ro2">
          <table:table-cell/>
          <table:table-cell table:style-name="ce1521" office:value-type="string" calcext:value-type="string">
            <text:p>Predoci egyeneskard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/S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5" office:value-type="float" office:value="7" calcext:value-type="float">
            <text:p>7</text:p>
          </table:table-cell>
          <table:table-cell table:style-name="ce1545" office:value-type="float" office:value="13" calcext:value-type="float">
            <text:p>13</text:p>
          </table:table-cell>
          <table:table-cell table:style-name="ce1545" office:value-type="float" office:value="11" calcext:value-type="float">
            <text:p>11</text:p>
          </table:table-cell>
          <table:table-cell table:style-name="ce1545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Sequor 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/S</text:p>
          </table:table-cell>
          <table:table-cell table:style-name="ce1545" office:value-type="float" office:value="0" calcext:value-type="float">
            <text:p>0</text:p>
          </table:table-cell>
          <table:table-cell table:style-name="ce1545" office:value-type="float" office:value="1" calcext:value-type="float">
            <text:p>1</text:p>
          </table:table-cell>
          <table:table-cell table:style-name="ce1583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float" office:value="13" calcext:value-type="float">
            <text:p>13</text:p>
          </table:table-cell>
          <table:table-cell table:style-name="ce1545" office:value-type="float" office:value="11" calcext:value-type="float">
            <text:p>11</text:p>
          </table:table-cell>
          <table:table-cell table:style-name="ce1545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9" office:value-type="string" calcext:value-type="string">
            <text:p><text:span text:style-name="T22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456"/>
          <table:table-cell table:style-name="ce1524" office:value-type="string" calcext:value-type="string">
            <text:p>Tőrkard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2" calcext:value-type="float">
            <text:p>2</text:p>
          </table:table-cell>
          <table:table-cell table:style-name="ce1549" office:value-type="string" calcext:value-type="string">
            <text:p>S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586"/>
          <table:table-cell table:style-name="ce1549" office:value-type="float" office:value="1" calcext:value-type="float">
            <text:p>1</text:p>
          </table:table-cell>
          <table:table-cell table:style-name="ce1549" office:value-type="float" office:value="6" calcext:value-type="float">
            <text:p>6</text:p>
          </table:table-cell>
          <table:table-cell table:number-columns-repeated="2" table:style-name="ce1549" office:value-type="float" office:value="12" calcext:value-type="float">
            <text:p>12</text:p>
          </table:table-cell>
          <table:table-cell table:style-name="ce1549" office:value-type="float" office:value="5" calcext:value-type="float">
            <text:p>5</text:p>
          </table:table-cell>
          <table:table-cell table:style-name="ce1599" office:value-type="string" calcext:value-type="string">
            <text:p>kardvívás</text:p>
          </table:table-cell>
          <table:table-cell table:style-name="ce1630" office:value-type="string" calcext:value-type="string">
            <text:p><text:span text:style-name="T21">- Az áldozat páncéldobás során -1 büntetést szenved el</text:span></text:p>
            <text:p><text:span text:style-name="T21">- Pontra támadás manővernél: a manőver nehézsége 1-el csökken </text:span></text:p>
            <text:p><text:span text:style-name="T21">- Ha az ellenfél is tőrkarddal harcol, mindketten kapnak +10 VÉ bónuszt.</text:span></text:p>
            <text:p><text:span text:style-name="T21">- Erőbónusz nem számít!</text:span></text:p>
            <text:p><text:span text:style-name="T21">- Könnyebb ellene a fegyvertörés Manőver: </text:span><text:span text:style-name="T69">+2</text:span></text:p>
            <text:p><text:span text:style-name="T21">- Zúzó fegyverek ellen VÉ büntetés: </text:span><text:span text:style-name="T69">-8 VÉ</text:span></text:p>
          </table:table-cell>
          <table:table-cell table:style-name="ce1782" table:number-columns-repeated="241"/>
          <table:table-cell table:number-columns-repeated="16128"/>
        </table:table-row>
        <table:table-row table:style-name="ro2">
          <table:table-cell table:style-name="ce1510" office:value-type="string" calcext:value-type="string">
            <text:p>Zúzó fegyverek</text:p>
          </table:table-cell>
          <table:table-cell table:style-name="ce1520" office:value-type="string" calcext:value-type="string">
            <text:p>Bot, rövid</text:p>
          </table:table-cell>
          <table:table-cell table:style-name="ce1542" office:value-type="string" calcext:value-type="string">
            <text:p>egykezes</text:p>
          </table:table-cell>
          <table:table-cell table:style-name="ce1552" office:value-type="float" office:value="-3" calcext:value-type="float">
            <text:p>-3</text:p>
          </table:table-cell>
          <table:table-cell table:style-name="ce1552" office:value-type="string" calcext:value-type="string">
            <text:p>Z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582"/>
          <table:table-cell table:style-name="ce1543" office:value-type="float" office:value="0.5" calcext:value-type="float">
            <text:p>0,5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9" calcext:value-type="float">
            <text:p>9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5" calcext:value-type="float">
            <text:p>5</text:p>
          </table:table-cell>
          <table:table-cell table:style-name="ce1596" office:value-type="string" calcext:value-type="string">
            <text:p>zúzás</text:p>
          </table:table-cell>
          <table:table-cell table:style-name="ce1608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ot, furkós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-1" calcext:value-type="float">
            <text:p>-1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0" calcext:value-type="float">
            <text:p>10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6" calcext:value-type="float">
            <text:p>6</text:p>
          </table:table-cell>
          <table:table-cell table:style-name="ce1596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Buzogány, egykezes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66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52" office:value-type="float" office:value="1" calcext:value-type="float">
            <text:p>1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2" calcext:value-type="float">
            <text:p>12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kétkezes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1.5" calcext:value-type="float">
            <text:p>1,5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20" calcext:value-type="float">
            <text:p>20</text:p>
          </table:table-cell>
          <table:table-cell table:number-columns-repeated="2" table:style-name="ce1545" office:value-type="float" office:value="8" calcext:value-type="float">
            <text:p>8</text:p>
          </table:table-cell>
          <table:table-cell table:style-name="ce1597" office:value-type="string" calcext:value-type="string">
            <text:p>zúzás</text:p>
          </table:table-cell>
          <table:table-cell table:style-name="ce1624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láncos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3" calcext:value-type="float">
            <text:p>3</text:p>
          </table:table-cell>
          <table:table-cell table:style-name="ce1545" office:value-type="float" office:value="15" calcext:value-type="float">
            <text:p>15</text:p>
          </table:table-cell>
          <table:table-cell table:number-columns-repeated="2" table:style-name="ce1545" office:value-type="float" office:value="6" calcext:value-type="float">
            <text:p>6</text:p>
          </table:table-cell>
          <table:table-cell table:style-name="ce1596" office:value-type="string" calcext:value-type="string">
            <text:p>zúzás</text:p>
          </table:table-cell>
          <table:table-cell table:style-name="ce1624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shadleki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3" calcext:value-type="float">
            <text:p>3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9" calcext:value-type="float">
            <text:p>9</text:p>
          </table:table-cell>
          <table:table-cell table:style-name="ce1545" office:value-type="float" office:value="6" calcext:value-type="float">
            <text:p>6</text:p>
          </table:table-cell>
          <table:table-cell table:style-name="ce1596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tollas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9" calcext:value-type="float">
            <text:p>9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5" calcext:value-type="float">
            <text:p>5</text:p>
          </table:table-cell>
          <table:table-cell table:style-name="ce1596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Csatabárd, egykeze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7" office:value-type="string" calcext:value-type="string">
            <text:p>Z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4" calcext:value-type="float">
            <text:p>4</text:p>
          </table:table-cell>
          <table:table-cell table:number-columns-repeated="2"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Csatabárd, két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string" calcext:value-type="string">
            <text:p>Z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8" calcext:value-type="float">
            <text:p>18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8" calcext:value-type="float">
            <text:p>8</text:p>
          </table:table-cell>
          <table:table-cell table:style-name="ce1596" office:value-type="string" calcext:value-type="string">
            <text:p>zúzás</text:p>
          </table:table-cell>
          <table:table-cell table:style-name="ce1622"/>
          <table:table-cell table:number-columns-repeated="16369"/>
        </table:table-row>
        <table:table-row table:style-name="ro19">
          <table:table-cell/>
          <table:table-cell table:style-name="ce1521" office:value-type="string" calcext:value-type="string">
            <text:p>Csatacsákány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Z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14" calcext:value-type="float">
            <text:p>14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7" calcext:value-type="float">
            <text:p>7</text:p>
          </table:table-cell>
          <table:table-cell table:style-name="ce1596" office:value-type="string" calcext:value-type="string">
            <text:p>zúzás</text:p>
          </table:table-cell>
          <table:table-cell table:style-name="ce162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56"/>
          <table:table-cell table:style-name="ce1524" office:value-type="string" calcext:value-type="string">
            <text:p>Harci kalapács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7" calcext:value-type="float">
            <text:p>7</text:p>
          </table:table-cell>
          <table:table-cell table:style-name="ce1550" office:value-type="string" calcext:value-type="string">
            <text:p>Z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586"/>
          <table:table-cell table:style-name="ce1550" office:value-type="float" office:value="1.5" calcext:value-type="float">
            <text:p>1,5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20" calcext:value-type="float">
            <text:p>20</text:p>
          </table:table-cell>
          <table:table-cell table:number-columns-repeated="2" table:style-name="ce1550" office:value-type="float" office:value="8" calcext:value-type="float">
            <text:p>8</text:p>
          </table:table-cell>
          <table:table-cell table:style-name="ce1600" office:value-type="string" calcext:value-type="string">
            <text:p>zúzás</text:p>
          </table:table-cell>
          <table:table-cell table:style-name="ce1633" office:value-type="string" calcext:value-type="string">
            <text:p>Erő követelmény: +2</text:p>
          </table:table-cell>
          <table:table-cell table:style-name="ce1782" table:number-columns-repeated="241"/>
          <table:table-cell table:number-columns-repeated="16128"/>
        </table:table-row>
        <table:table-row table:style-name="ro2">
          <table:table-cell table:style-name="ce1510" office:value-type="string" calcext:value-type="string">
            <text:p>Lándzsavívó fegyverek</text:p>
          </table:table-cell>
          <table:table-cell table:style-name="ce1525" office:value-type="string" calcext:value-type="string">
            <text:p>Alabárd</text:p>
          </table:table-cell>
          <table:table-cell table:style-name="ce1552" office:value-type="string" calcext:value-type="string">
            <text:p>kétkezes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string" calcext:value-type="string">
            <text:p>S+Z/V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0" calcext:value-type="float">
            <text:p>0</text:p>
          </table:table-cell>
          <table:table-cell table:style-name="ce1582"/>
          <table:table-cell table:style-name="ce1545" office:value-type="float" office:value="3" calcext:value-type="float">
            <text:p>3</text:p>
          </table:table-cell>
          <table:table-cell table:style-name="ce1552" office:value-type="float" office:value="12" calcext:value-type="float">
            <text:p>12</text:p>
          </table:table-cell>
          <table:table-cell table:number-columns-repeated="2" table:style-name="ce1552" office:value-type="float" office:value="28" calcext:value-type="float">
            <text:p>28</text:p>
          </table:table-cell>
          <table:table-cell table:style-name="ce1552" office:value-type="float" office:value="8" calcext:value-type="float">
            <text:p>8</text:p>
          </table:table-cell>
          <table:table-cell table:style-name="ce1597" office:value-type="string" calcext:value-type="string">
            <text:p>lándzsavívás</text:p>
          </table:table-cell>
          <table:table-cell table:style-name="ce1765" office:value-type="string" calcext:value-type="string">
            <text:p>Talán a legjobb a páncélok ellen</text:p>
          </table:table-cell>
          <table:table-cell table:style-name="ce703" table:number-columns-repeated="241"/>
          <table:table-cell table:number-columns-repeated="16128"/>
        </table:table-row>
        <table:table-row table:style-name="ro1">
          <table:table-cell table:style-name="ce1511"/>
          <table:table-cell table:style-name="ce1522" office:value-type="string" calcext:value-type="string">
            <text:p>Bot, hosszú</text:p>
          </table:table-cell>
          <table:table-cell table:style-name="ce1545" office:value-type="string" calcext:value-type="string">
            <text:p>kétkezes</text:p>
          </table:table-cell>
          <table:table-cell table:style-name="ce1557" office:value-type="float" office:value="1" calcext:value-type="float">
            <text:p>1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16" calcext:value-type="float">
            <text:p>16</text:p>
          </table:table-cell>
          <table:table-cell table:style-name="ce1545" office:value-type="float" office:value="24" calcext:value-type="float">
            <text:p>24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lándzsavívás</text:p>
          </table:table-cell>
          <table:table-cell table:style-name="ce703" table:number-columns-repeated="242"/>
          <table:table-cell table:number-columns-repeated="16128"/>
        </table:table-row>
        <table:table-row table:style-name="ro22">
          <table:table-cell table:style-name="ce1511"/>
          <table:table-cell table:style-name="ce1522" office:value-type="string" calcext:value-type="string">
            <text:p>Lándzsa</text:p>
          </table:table-cell>
          <table:table-cell table:style-name="ce1545" office:value-type="string" calcext:value-type="string">
            <text:p>kétkezes</text:p>
          </table:table-cell>
          <table:table-cell table:style-name="ce1558" office:value-type="float" office:value="2" calcext:value-type="float">
            <text:p>2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string" calcext:value-type="string">
            <text:p>4/0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5" office:value-type="float" office:value="14" calcext:value-type="float">
            <text:p>14</text:p>
          </table:table-cell>
          <table:table-cell table:number-columns-repeated="2" table:style-name="ce1545" office:value-type="float" office:value="32" calcext:value-type="float">
            <text:p>32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lándzsavívás</text:p>
          </table:table-cell>
          <table:table-cell table:style-name="ce1766" office:value-type="string" calcext:value-type="string">
            <text:p>Keskeny: +2</text:p>
            <text:p>Széles hegyű: +2</text:p>
          </table:table-cell>
          <table:table-cell table:style-name="ce703" table:number-columns-repeated="241"/>
          <table:table-cell table:number-columns-repeated="16128"/>
        </table:table-row>
        <table:table-row table:style-name="ro22">
          <table:table-cell table:style-name="ce1511"/>
          <table:table-cell table:style-name="ce1522" office:value-type="string" calcext:value-type="string">
            <text:p>Pika</text:p>
          </table:table-cell>
          <table:table-cell table:style-name="ce1545" office:value-type="string" calcext:value-type="string">
            <text:p>kétkezes</text:p>
          </table:table-cell>
          <table:table-cell table:style-name="ce1558" office:value-type="float" office:value="2" calcext:value-type="float">
            <text:p>2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string" calcext:value-type="string">
            <text:p>4/0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8" calcext:value-type="float">
            <text:p>18</text:p>
          </table:table-cell>
          <table:table-cell table:number-columns-repeated="2" table:style-name="ce1545" office:value-type="float" office:value="40" calcext:value-type="float">
            <text:p>40</text:p>
          </table:table-cell>
          <table:table-cell table:style-name="ce1545" office:value-type="float" office:value="9" calcext:value-type="float">
            <text:p>9</text:p>
          </table:table-cell>
          <table:table-cell table:style-name="ce1597" office:value-type="string" calcext:value-type="string">
            <text:p>lándzsavívás</text:p>
          </table:table-cell>
          <table:table-cell table:style-name="ce1766" office:value-type="string" calcext:value-type="string">
            <text:p>Keskeny: +2</text:p>
            <text:p>Széles hegyű: +2</text:p>
          </table:table-cell>
          <table:table-cell table:style-name="ce703" table:number-columns-repeated="241"/>
          <table:table-cell table:number-columns-repeated="16128"/>
        </table:table-row>
        <table:table-row table:style-name="ro2">
          <table:table-cell table:style-name="ce1511"/>
          <table:table-cell table:style-name="ce1522" office:value-type="string" calcext:value-type="string">
            <text:p>Szigony, egykezes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string" calcext:value-type="string">
            <text:p>S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10" calcext:value-type="float">
            <text:p>10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7" calcext:value-type="float">
            <text:p>7</text:p>
          </table:table-cell>
          <table:table-cell table:style-name="ce1597" office:value-type="string" calcext:value-type="string">
            <text:p>lándzsavívás</text:p>
          </table:table-cell>
          <table:table-cell table:style-name="ce703" table:number-columns-repeated="242"/>
          <table:table-cell table:number-columns-repeated="16128"/>
        </table:table-row>
        <table:table-row table:style-name="ro2">
          <table:table-cell table:style-name="ce1513"/>
          <table:table-cell table:style-name="ce1526" office:value-type="string" calcext:value-type="string">
            <text:p>Szigony, kétkezes</text:p>
          </table:table-cell>
          <table:table-cell table:style-name="ce1553" office:value-type="string" calcext:value-type="string">
            <text:p>kétkezes</text:p>
          </table:table-cell>
          <table:table-cell table:style-name="ce1553" office:value-type="float" office:value="4" calcext:value-type="float">
            <text:p>4</text:p>
          </table:table-cell>
          <table:table-cell table:style-name="ce1553" office:value-type="string" calcext:value-type="string">
            <text:p>S</text:p>
          </table:table-cell>
          <table:table-cell table:style-name="ce1553" office:value-type="float" office:value="2" calcext:value-type="float">
            <text:p>2</text:p>
          </table:table-cell>
          <table:table-cell table:style-name="ce1553" office:value-type="float" office:value="0" calcext:value-type="float">
            <text:p>0</text:p>
          </table:table-cell>
          <table:table-cell table:style-name="ce1585"/>
          <table:table-cell table:style-name="ce1553" office:value-type="float" office:value="3" calcext:value-type="float">
            <text:p>3</text:p>
          </table:table-cell>
          <table:table-cell table:style-name="ce1553" office:value-type="float" office:value="10" calcext:value-type="float">
            <text:p>10</text:p>
          </table:table-cell>
          <table:table-cell table:style-name="ce1553" office:value-type="float" office:value="22" calcext:value-type="float">
            <text:p>22</text:p>
          </table:table-cell>
          <table:table-cell table:style-name="ce1553" office:value-type="float" office:value="26" calcext:value-type="float">
            <text:p>26</text:p>
          </table:table-cell>
          <table:table-cell table:style-name="ce1553" office:value-type="float" office:value="8" calcext:value-type="float">
            <text:p>8</text:p>
          </table:table-cell>
          <table:table-cell table:style-name="ce1601" office:value-type="string" calcext:value-type="string">
            <text:p>lándzsavívás</text:p>
          </table:table-cell>
          <table:table-cell table:style-name="ce1767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96"/>
          <table:table-cell table:number-columns-repeated="16370"/>
        </table:table-row>
        <table:table-row table:style-name="ro2">
          <table:table-cell table:style-name="ce1514"/>
          <table:table-cell table:style-name="ce1527" office:value-type="string" calcext:value-type="string">
            <text:p>Fegyver</text:p>
          </table:table-cell>
          <table:table-cell table:style-name="ce1554" office:value-type="string" calcext:value-type="string">
            <text:p>Forgatás módja</text:p>
          </table:table-cell>
          <table:table-cell table:style-name="ce1527" office:value-type="string" calcext:value-type="string">
            <text:p>SP</text:p>
          </table:table-cell>
          <table:table-cell table:style-name="ce1554" office:value-type="string" calcext:value-type="string">
            <text:p>Sebzés módja</text:p>
          </table:table-cell>
          <table:table-cell table:style-name="ce1527" office:value-type="string" calcext:value-type="string">
            <text:p>Átütés</text:p>
          </table:table-cell>
          <table:table-cell table:style-name="ce1527" table:number-columns-repeated="2"/>
          <table:table-cell table:style-name="ce1527" office:value-type="string" calcext:value-type="string">
            <text:p>Hatótáv</text:p>
          </table:table-cell>
          <table:table-cell table:style-name="ce1527" office:value-type="string" calcext:value-type="string">
            <text:p>KÉ</text:p>
          </table:table-cell>
          <table:table-cell table:style-name="ce1527" office:value-type="string" calcext:value-type="string">
            <text:p>CÉ</text:p>
          </table:table-cell>
          <table:table-cell table:style-name="ce1527" office:value-type="string" calcext:value-type="string">
            <text:p>Osztó</text:p>
          </table:table-cell>
          <table:table-cell table:style-name="ce1527" office:value-type="string" calcext:value-type="string">
            <text:p>Sebesség</text:p>
          </table:table-cell>
          <table:table-cell table:style-name="ce1527" office:value-type="string" calcext:value-type="string">
            <text:p>Harcmodor</text:p>
          </table:table-cell>
          <table:table-cell table:style-name="ce1527"/>
          <table:table-cell table:style-name="ce1783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10" office:value-type="string" calcext:value-type="string">
            <text:p>Hajítófegyverek</text:p>
          </table:table-cell>
          <table:table-cell table:style-name="ce1528" office:value-type="string" calcext:value-type="string">
            <text:p>Bola</text:p>
          </table:table-cell>
          <table:table-cell table:style-name="ce1528" office:value-type="string" calcext:value-type="string">
            <text:p>egykezes</text:p>
          </table:table-cell>
          <table:table-cell table:number-columns-repeated="2" table:style-name="ce1559" office:value-type="string" calcext:value-type="string">
            <text:p>-</text:p>
          </table:table-cell>
          <table:table-cell table:style-name="ce1559" office:value-type="float" office:value="0" calcext:value-type="float">
            <text:p>0</text:p>
          </table:table-cell>
          <table:table-cell table:style-name="ce1574"/>
          <table:table-cell table:style-name="ce1587"/>
          <table:table-cell table:style-name="ce1559" office:value-type="string" calcext:value-type="string">
            <text:p>20m</text:p>
          </table:table-cell>
          <table:table-cell table:number-columns-repeated="2" table:style-name="ce1559" office:value-type="float" office:value="2" calcext:value-type="float">
            <text:p>2</text:p>
          </table:table-cell>
          <table:table-cell table:style-name="ce1528" office:value-type="float" office:value="1" calcext:value-type="float">
            <text:p>1</text:p>
          </table:table-cell>
          <table:table-cell table:style-name="ce1591" office:value-type="float" office:value="10" calcext:value-type="float">
            <text:p>10</text:p>
          </table:table-cell>
          <table:table-cell table:style-name="ce1596" office:value-type="string" calcext:value-type="string">
            <text:p>hajítás</text:p>
          </table:table-cell>
          <table:table-cell table:style-name="ce1768"/>
          <table:table-cell table:number-columns-repeated="16369"/>
        </table:table-row>
        <table:table-row table:style-name="ro23">
          <table:table-cell table:style-name="ce1517"/>
          <table:table-cell table:style-name="ce1531" office:value-type="string" calcext:value-type="string">
            <text:p>Dárda</text:p>
          </table:table-cell>
          <table:table-cell table:style-name="ce1531" office:value-type="string" calcext:value-type="string">
            <text:p>egykezes</text:p>
          </table:table-cell>
          <table:table-cell table:style-name="ce1560" office:value-type="float" office:value="3" calcext:value-type="float">
            <text:p>3</text:p>
          </table:table-cell>
          <table:table-cell table:style-name="ce1560" office:value-type="string" calcext:value-type="string">
            <text:p>S</text:p>
          </table:table-cell>
          <table:table-cell table:style-name="ce1560" office:value-type="float" office:value="3" calcext:value-type="float">
            <text:p>3</text:p>
          </table:table-cell>
          <table:table-cell table:style-name="ce1575" table:number-columns-repeated="2"/>
          <table:table-cell table:style-name="ce1560" office:value-type="string" calcext:value-type="string">
            <text:p>5m + (Erő x 3)</text:p>
          </table:table-cell>
          <table:table-cell table:style-name="ce1560" office:value-type="float" office:value="5" calcext:value-type="float">
            <text:p>5</text:p>
          </table:table-cell>
          <table:table-cell table:style-name="ce1560" office:value-type="float" office:value="3" calcext:value-type="float">
            <text:p>3</text:p>
          </table:table-cell>
          <table:table-cell table:style-name="ce1535" office:value-type="float" office:value="2" calcext:value-type="float">
            <text:p>2</text:p>
          </table:table-cell>
          <table:table-cell table:style-name="ce1592" office:value-type="float" office:value="7" calcext:value-type="float">
            <text:p>7</text:p>
          </table:table-cell>
          <table:table-cell table:style-name="ce1602" office:value-type="string" calcext:value-type="string">
            <text:p>hajítás</text:p>
          </table:table-cell>
          <table:table-cell table:style-name="ce1769" office:value-type="string" calcext:value-type="string">
            <text:p>Követelmény: Erő +0</text:p>
            <text:p><text:span text:style-name="T70">Maximális hatótávolsága: </text:span><text:span text:style-name="T72">5m + (Erő x 3)</text:span>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1784"/>
          <table:table-cell table:style-name="ce1785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28" office:value-type="string" calcext:value-type="string">
            <text:p>Dobóháló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59" office:value-type="string" calcext:value-type="string">
            <text:p>-</text:p>
          </table:table-cell>
          <table:table-cell table:style-name="ce1559" office:value-type="float" office:value="0" calcext:value-type="float">
            <text:p>0</text:p>
          </table:table-cell>
          <table:table-cell table:style-name="ce1574"/>
          <table:table-cell table:style-name="ce1587"/>
          <table:table-cell table:style-name="ce1559" office:value-type="string" calcext:value-type="string">
            <text:p>4m</text:p>
          </table:table-cell>
          <table:table-cell table:style-name="ce1559" office:value-type="float" office:value="2" calcext:value-type="float">
            <text:p>2</text:p>
          </table:table-cell>
          <table:table-cell table:style-name="ce1559" office:value-type="float" office:value="0" calcext:value-type="float">
            <text:p>0</text:p>
          </table:table-cell>
          <table:table-cell table:style-name="ce1528" office:value-type="float" office:value="1" calcext:value-type="float">
            <text:p>1</text:p>
          </table:table-cell>
          <table:table-cell table:style-name="ce1591" office:value-type="float" office:value="10" calcext:value-type="float">
            <text:p>10</text:p>
          </table:table-cell>
          <table:table-cell table:style-name="ce1596" office:value-type="string" calcext:value-type="string">
            <text:p>hajítás</text:p>
          </table:table-cell>
          <table:table-cell table:style-name="ce1768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Hajítóbárd</text:p>
          </table:table-cell>
          <table:table-cell table:style-name="ce1535" office:value-type="string" calcext:value-type="string">
            <text:p>egykezes</text:p>
          </table:table-cell>
          <table:table-cell table:style-name="ce1561" office:value-type="float" office:value="2" calcext:value-type="float">
            <text:p>2</text:p>
          </table:table-cell>
          <table:table-cell table:style-name="ce1561" office:value-type="string" calcext:value-type="string">
            <text:p>Z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20m</text:p>
          </table:table-cell>
          <table:table-cell table:style-name="ce1561" office:value-type="float" office:value="8" calcext:value-type="float">
            <text:p>8</text:p>
          </table:table-cell>
          <table:table-cell table:style-name="ce1561" office:value-type="float" office:value="4" calcext:value-type="float">
            <text:p>4</text:p>
          </table:table-cell>
          <table:table-cell table:style-name="ce1533" office:value-type="float" office:value="2" calcext:value-type="float">
            <text:p>2</text:p>
          </table:table-cell>
          <table:table-cell table:style-name="ce1593" office:value-type="float" office:value="6" calcext:value-type="float">
            <text:p>6</text:p>
          </table:table-cell>
          <table:table-cell table:style-name="ce1596" office:value-type="string" calcext:value-type="string">
            <text:p>hajítás</text:p>
          </table:table-cell>
          <table:table-cell table:style-name="ce1771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507"/>
          <table:table-cell table:style-name="ce1534" office:value-type="string" calcext:value-type="string">
            <text:p>Hajítótőr</text:p>
          </table:table-cell>
          <table:table-cell table:style-name="ce1531" office:value-type="string" calcext:value-type="string">
            <text:p>egykezes</text:p>
          </table:table-cell>
          <table:table-cell table:style-name="ce1534" office:value-type="float" office:value="0" calcext:value-type="float">
            <text:p>0</text:p>
          </table:table-cell>
          <table:table-cell table:style-name="ce1568" office:value-type="string" calcext:value-type="string">
            <text:p>S</text:p>
          </table:table-cell>
          <table:table-cell table:style-name="ce1568" office:value-type="float" office:value="0" calcext:value-type="float">
            <text:p>0</text:p>
          </table:table-cell>
          <table:table-cell table:style-name="ce1577"/>
          <table:table-cell table:style-name="ce1588"/>
          <table:table-cell table:style-name="ce1568" office:value-type="string" calcext:value-type="string">
            <text:p>15m</text:p>
          </table:table-cell>
          <table:table-cell table:style-name="ce1568" office:value-type="float" office:value="12" calcext:value-type="float">
            <text:p>12</text:p>
          </table:table-cell>
          <table:table-cell table:style-name="ce1568" office:value-type="float" office:value="4" calcext:value-type="float">
            <text:p>4</text:p>
          </table:table-cell>
          <table:table-cell table:style-name="ce1534" office:value-type="float" office:value="2" calcext:value-type="float">
            <text:p>2</text:p>
          </table:table-cell>
          <table:table-cell table:style-name="ce1594" office:value-type="float" office:value="5" calcext:value-type="float">
            <text:p>5</text:p>
          </table:table-cell>
          <table:table-cell table:style-name="ce1603" office:value-type="string" calcext:value-type="string">
            <text:p>hajítás</text:p>
          </table:table-cell>
          <table:table-cell table:style-name="ce1772" office:value-type="string" calcext:value-type="string">
            <text:p><text:span text:style-name="T61">Automatikusan jár rá a</text:span></text:p>
            <text:p><text:span text:style-name="T61">Közeli lövés fortélynál leírt +10CÉ bónusz</text:span></text:p>
            <text:p><text:span text:style-name="T61">Ha a célpont Cellaszáma 1.</text:span></text:p>
            <text:p><text:span text:style-name="T61">Erőbónusz 1:1beszámít.</text:span></text:p>
          </table:table-cell>
          <table:table-cell table:number-columns-repeated="16369"/>
        </table:table-row>
        <table:table-row table:style-name="ro6">
          <table:table-cell/>
          <table:table-cell table:style-name="ce1533" office:value-type="string" calcext:value-type="string">
            <text:p>kő</text:p>
          </table:table-cell>
          <table:table-cell table:style-name="ce1533" office:value-type="string" calcext:value-type="string">
            <text:p>egykezes</text:p>
          </table:table-cell>
          <table:table-cell table:style-name="ce1561" office:value-type="float" office:value="-10" calcext:value-type="float">
            <text:p>-10</text:p>
          </table:table-cell>
          <table:table-cell table:style-name="ce1561" office:value-type="string" calcext:value-type="string">
            <text:p>Z</text:p>
          </table:table-cell>
          <table:table-cell table:style-name="ce1561" office:value-type="float" office:value="0" calcext:value-type="float">
            <text:p>0</text:p>
          </table:table-cell>
          <table:table-cell table:style-name="ce1577"/>
          <table:table-cell table:style-name="ce1588"/>
          <table:table-cell table:style-name="ce1568" office:value-type="string" calcext:value-type="string">
            <text:p>20m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0" calcext:value-type="float">
            <text:p>0</text:p>
          </table:table-cell>
          <table:table-cell table:style-name="ce1533" office:value-type="float" office:value="1" calcext:value-type="float">
            <text:p>1</text:p>
          </table:table-cell>
          <table:table-cell table:style-name="ce1593" office:value-type="float" office:value="5" calcext:value-type="float">
            <text:p>5</text:p>
          </table:table-cell>
          <table:table-cell table:style-name="ce1596" office:value-type="string" calcext:value-type="string">
            <text:p>hajítás</text:p>
          </table:table-cell>
          <table:table-cell table:style-name="ce1773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17"/>
          <table:table-cell table:style-name="ce1535" office:value-type="string" calcext:value-type="string">
            <text:p>Lasszó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60" office:value-type="string" calcext:value-type="string">
            <text:p>-</text:p>
          </table:table-cell>
          <table:table-cell table:style-name="ce1560" office:value-type="float" office:value="0" calcext:value-type="float">
            <text:p>0</text:p>
          </table:table-cell>
          <table:table-cell table:style-name="ce1575" table:number-columns-repeated="2"/>
          <table:table-cell table:style-name="ce1560" office:value-type="string" calcext:value-type="string">
            <text:p>10m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535" office:value-type="float" office:value="1" calcext:value-type="float">
            <text:p>1</text:p>
          </table:table-cell>
          <table:table-cell table:style-name="ce1592" office:value-type="float" office:value="9" calcext:value-type="float">
            <text:p>9</text:p>
          </table:table-cell>
          <table:table-cell table:style-name="ce1602" office:value-type="string" calcext:value-type="string">
            <text:p>hajítás</text:p>
          </table:table-cell>
          <table:table-cell table:style-name="ce1774" office:value-type="string" calcext:value-type="string">
            <text:p>Sebesülés az esés következtében lehet.</text:p>
          </table:table-cell>
          <table:table-cell table:style-name="ce1785" table:number-columns-repeated="241"/>
          <table:table-cell table:number-columns-repeated="16128"/>
        </table:table-row>
        <table:table-row table:style-name="ro25">
          <table:table-cell/>
          <table:table-cell table:style-name="ce1535" office:value-type="string" calcext:value-type="string">
            <text:p>Parittya</text:p>
          </table:table-cell>
          <table:table-cell table:style-name="ce1535" office:value-type="string" calcext:value-type="string">
            <text:p>egykezes</text:p>
          </table:table-cell>
          <table:table-cell table:style-name="ce1560" office:value-type="float" office:value="0" calcext:value-type="float">
            <text:p>0</text:p>
          </table:table-cell>
          <table:table-cell table:style-name="ce1560" office:value-type="string" calcext:value-type="string">
            <text:p>Z</text:p>
          </table:table-cell>
          <table:table-cell table:style-name="ce1560" office:value-type="float" office:value="0" calcext:value-type="float">
            <text:p>0</text:p>
          </table:table-cell>
          <table:table-cell table:style-name="ce1575"/>
          <table:table-cell table:style-name="ce1589"/>
          <table:table-cell table:style-name="ce1560" office:value-type="string" calcext:value-type="string">
            <text:p>70m</text:p>
          </table:table-cell>
          <table:table-cell table:number-columns-repeated="2" table:style-name="ce1560" office:value-type="float" office:value="4" calcext:value-type="float">
            <text:p>4</text:p>
          </table:table-cell>
          <table:table-cell table:style-name="ce1535" office:value-type="float" office:value="2" calcext:value-type="float">
            <text:p>2</text:p>
          </table:table-cell>
          <table:table-cell table:style-name="ce1592" office:value-type="float" office:value="9" calcext:value-type="float">
            <text:p>9</text:p>
          </table:table-cell>
          <table:table-cell table:style-name="ce1602" office:value-type="string" calcext:value-type="string">
            <text:p>hajítás</text:p>
          </table:table-cell>
          <table:table-cell table:style-name="ce1775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Ramiera</text:p>
          </table:table-cell>
          <table:table-cell table:style-name="ce1533" office:value-type="string" calcext:value-type="string">
            <text:p>egykezes</text:p>
          </table:table-cell>
          <table:table-cell table:style-name="ce1561" office:value-type="float" office:value="0" calcext:value-type="float">
            <text:p>0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0m</text:p>
          </table:table-cell>
          <table:table-cell table:style-name="ce1561" office:value-type="float" office:value="7" calcext:value-type="float">
            <text:p>7</text:p>
          </table:table-cell>
          <table:table-cell table:style-name="ce1561" office:value-type="float" office:value="1" calcext:value-type="float">
            <text:p>1</text:p>
          </table:table-cell>
          <table:table-cell table:style-name="ce1533" office:value-type="float" office:value="1" calcext:value-type="float">
            <text:p>1</text:p>
          </table:table-cell>
          <table:table-cell table:style-name="ce1593" office:value-type="float" office:value="6" calcext:value-type="float">
            <text:p>6</text:p>
          </table:table-cell>
          <table:table-cell table:style-name="ce1596" office:value-type="string" calcext:value-type="string">
            <text:p>hajítás</text:p>
          </table:table-cell>
          <table:table-cell table:style-name="ce1771"/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Slan csillag</text:p>
          </table:table-cell>
          <table:table-cell table:style-name="ce1533" office:value-type="string" calcext:value-type="string">
            <text:p>egykezes</text:p>
          </table:table-cell>
          <table:table-cell table:style-name="ce1561" office:value-type="float" office:value="-5" calcext:value-type="float">
            <text:p>-5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5m</text:p>
          </table:table-cell>
          <table:table-cell table:style-name="ce1561" office:value-type="float" office:value="12" calcext:value-type="float">
            <text:p>12</text:p>
          </table:table-cell>
          <table:table-cell table:style-name="ce1561" office:value-type="float" office:value="3" calcext:value-type="float">
            <text:p>3</text:p>
          </table:table-cell>
          <table:table-cell table:style-name="ce1533" office:value-type="float" office:value="1" calcext:value-type="float">
            <text:p>1</text:p>
          </table:table-cell>
          <table:table-cell table:style-name="ce1593" office:value-type="float" office:value="4" calcext:value-type="float">
            <text:p>4</text:p>
          </table:table-cell>
          <table:table-cell table:style-name="ce1596" office:value-type="string" calcext:value-type="string">
            <text:p>hajítás</text:p>
          </table:table-cell>
          <table:table-cell table:style-name="ce1773"/>
          <table:table-cell table:number-columns-repeated="16369"/>
        </table:table-row>
        <table:table-row table:style-name="ro2">
          <table:table-cell table:style-name="ce1452"/>
          <table:table-cell table:style-name="ce1536" office:value-type="string" calcext:value-type="string">
            <text:p>Tőr</text:p>
          </table:table-cell>
          <table:table-cell table:style-name="ce1536" office:value-type="string" calcext:value-type="string">
            <text:p>egykezes</text:p>
          </table:table-cell>
          <table:table-cell table:style-name="ce1562" office:value-type="float" office:value="0" calcext:value-type="float">
            <text:p>0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578" table:number-columns-repeated="2"/>
          <table:table-cell table:style-name="ce1562" office:value-type="string" calcext:value-type="string">
            <text:p>10m</text:p>
          </table:table-cell>
          <table:table-cell table:style-name="ce1562" office:value-type="float" office:value="7" calcext:value-type="float">
            <text:p>7</text:p>
          </table:table-cell>
          <table:table-cell table:style-name="ce1562" office:value-type="float" office:value="2" calcext:value-type="float">
            <text:p>2</text:p>
          </table:table-cell>
          <table:table-cell table:style-name="ce1536" office:value-type="float" office:value="2" calcext:value-type="float">
            <text:p>2</text:p>
          </table:table-cell>
          <table:table-cell table:style-name="ce1595" office:value-type="float" office:value="6" calcext:value-type="float">
            <text:p>6</text:p>
          </table:table-cell>
          <table:table-cell table:style-name="ce1598" office:value-type="string" calcext:value-type="string">
            <text:p>hajítás</text:p>
          </table:table-cell>
          <table:table-cell table:style-name="ce401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510" office:value-type="string" calcext:value-type="string">
            <text:p>Íjász lőfegyverek</text:p>
          </table:table-cell>
          <table:table-cell table:style-name="ce1528" office:value-type="string" calcext:value-type="string">
            <text:p>Rövid íj</text:p>
          </table:table-cell>
          <table:table-cell table:style-name="ce1528" office:value-type="string" calcext:value-type="string">
            <text:p>kétkezes</text:p>
          </table:table-cell>
          <table:table-cell table:style-name="ce1559" office:value-type="float" office:value="1" calcext:value-type="float">
            <text:p>1</text:p>
          </table:table-cell>
          <table:table-cell table:style-name="ce1559" office:value-type="string" calcext:value-type="string">
            <text:p>S</text:p>
          </table:table-cell>
          <table:table-cell table:style-name="ce1573" office:value-type="float" office:value="0" calcext:value-type="float">
            <text:p>0</text:p>
          </table:table-cell>
          <table:table-cell table:style-name="ce1579"/>
          <table:table-cell table:style-name="ce1587"/>
          <table:table-cell table:style-name="ce1559" office:value-type="string" calcext:value-type="string">
            <text:p>60m</text:p>
          </table:table-cell>
          <table:table-cell table:number-columns-repeated="2" table:style-name="ce1559" office:value-type="float" office:value="10" calcext:value-type="float">
            <text:p>10</text:p>
          </table:table-cell>
          <table:table-cell table:style-name="ce1528" office:value-type="float" office:value="3" calcext:value-type="float">
            <text:p>3</text:p>
          </table:table-cell>
          <table:table-cell table:style-name="ce1591" office:value-type="float" office:value="5" calcext:value-type="float">
            <text:p>5</text:p>
          </table:table-cell>
          <table:table-cell table:style-name="ce1596" office:value-type="string" calcext:value-type="string">
            <text:p>íjászat</text:p>
          </table:table-cell>
          <table:table-cell table:style-name="ce1777" office:value-type="string" calcext:value-type="string">
            <text:p>Az Erőbónusz csak akkor számít</text:p>
            <text:p>Ha az íj erre az Erő értékre lett tervezve!</text:p>
            <text:p><text:span text:style-name="T22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533" office:value-type="string" calcext:value-type="string">
            <text:p>Hosszú íj</text:p>
          </table:table-cell>
          <table:table-cell table:style-name="ce1533" office:value-type="string" calcext:value-type="string">
            <text:p>kétkezes</text:p>
          </table:table-cell>
          <table:table-cell table:style-name="ce1561" office:value-type="float" office:value="3" calcext:value-type="float">
            <text:p>3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20m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12" calcext:value-type="float">
            <text:p>12</text:p>
          </table:table-cell>
          <table:table-cell table:style-name="ce1533" office:value-type="float" office:value="3" calcext:value-type="float">
            <text:p>3</text:p>
          </table:table-cell>
          <table:table-cell table:style-name="ce1593" office:value-type="float" office:value="7" calcext:value-type="float">
            <text:p>7</text:p>
          </table:table-cell>
          <table:table-cell table:style-name="ce1596" office:value-type="string" calcext:value-type="string">
            <text:p>íjászat</text:p>
          </table:table-cell>
          <table:table-cell table:style-name="ce1773" office:value-type="string" calcext:value-type="string">
            <text:p>Az Erőbónusz csak akkor számít</text:p>
            <text:p>Ha az íj erre az Erő értékre lett tervezve!</text:p>
            <text:p><text:span text:style-name="T82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533" office:value-type="string" calcext:value-type="string">
            <text:p>Visszacsapó íj</text:p>
          </table:table-cell>
          <table:table-cell table:style-name="ce1533" office:value-type="string" calcext:value-type="string">
            <text:p>kétkezes</text:p>
          </table:table-cell>
          <table:table-cell table:style-name="ce1561" office:value-type="float" office:value="4" calcext:value-type="float">
            <text:p>4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3" calcext:value-type="float">
            <text:p>3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60m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10" calcext:value-type="float">
            <text:p>10</text:p>
          </table:table-cell>
          <table:table-cell table:style-name="ce1533" office:value-type="float" office:value="3" calcext:value-type="float">
            <text:p>3</text:p>
          </table:table-cell>
          <table:table-cell table:style-name="ce1593" office:value-type="float" office:value="7" calcext:value-type="float">
            <text:p>7</text:p>
          </table:table-cell>
          <table:table-cell table:style-name="ce1596" office:value-type="string" calcext:value-type="string">
            <text:p>íjászat</text:p>
          </table:table-cell>
          <table:table-cell table:style-name="ce1773" office:value-type="string" calcext:value-type="string">
            <text:p>Az Erőbónusz csak akkor számít</text:p>
            <text:p>Ha az íj erre az Erő értékre lett tervezve!</text:p>
            <text:p><text:span text:style-name="T82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533" office:value-type="string" calcext:value-type="string">
            <text:p>Elf íj</text:p>
          </table:table-cell>
          <table:table-cell table:style-name="ce1533" office:value-type="string" calcext:value-type="string">
            <text:p>kétkezes</text:p>
          </table:table-cell>
          <table:table-cell table:style-name="ce1561" office:value-type="float" office:value="4" calcext:value-type="float">
            <text:p>4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20m</text:p>
          </table:table-cell>
          <table:table-cell table:style-name="ce1561" office:value-type="float" office:value="8" calcext:value-type="float">
            <text:p>8</text:p>
          </table:table-cell>
          <table:table-cell table:style-name="ce1561" office:value-type="float" office:value="13" calcext:value-type="float">
            <text:p>13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float" office:value="6" calcext:value-type="float">
            <text:p>6</text:p>
          </table:table-cell>
          <table:table-cell table:style-name="ce1596" office:value-type="string" calcext:value-type="string">
            <text:p>íjászat</text:p>
          </table:table-cell>
          <table:table-cell table:style-name="ce1773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82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Fúvócső, kicsi</text:p>
          </table:table-cell>
          <table:table-cell table:style-name="ce1535" office:value-type="string" calcext:value-type="string">
            <text:p>egykezes</text:p>
          </table:table-cell>
          <table:table-cell table:style-name="ce1560" office:value-type="string" calcext:value-type="string">
            <text:p>spec</text:p>
          </table:table-cell>
          <table:table-cell table:style-name="ce1560" office:value-type="string" calcext:value-type="string">
            <text:p>S</text:p>
          </table:table-cell>
          <table:table-cell table:style-name="ce1560" office:value-type="float" office:value="0" calcext:value-type="float">
            <text:p>0</text:p>
          </table:table-cell>
          <table:table-cell table:style-name="ce1575"/>
          <table:table-cell table:style-name="ce1589"/>
          <table:table-cell table:style-name="ce1560" office:value-type="string" calcext:value-type="string">
            <text:p>16m</text:p>
          </table:table-cell>
          <table:table-cell table:style-name="ce1560" office:value-type="float" office:value="10" calcext:value-type="float">
            <text:p>10</text:p>
          </table:table-cell>
          <table:table-cell table:style-name="ce1560" office:value-type="float" office:value="8" calcext:value-type="float">
            <text:p>8</text:p>
          </table:table-cell>
          <table:table-cell table:style-name="ce1535" office:value-type="float" office:value="1" calcext:value-type="float">
            <text:p>1</text:p>
          </table:table-cell>
          <table:table-cell table:style-name="ce1592" office:value-type="float" office:value="8" calcext:value-type="float">
            <text:p>8</text:p>
          </table:table-cell>
          <table:table-cell table:style-name="ce1602" office:value-type="string" calcext:value-type="string">
            <text:p>íjászat</text:p>
          </table:table-cell>
          <table:table-cell table:style-name="ce1774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17"/>
          <table:table-cell table:style-name="ce1535" office:value-type="string" calcext:value-type="string">
            <text:p>Fúvócső, vadász</text:p>
          </table:table-cell>
          <table:table-cell table:style-name="ce1535" office:value-type="string" calcext:value-type="string">
            <text:p>kétkezes</text:p>
          </table:table-cell>
          <table:table-cell table:style-name="ce1560" office:value-type="float" office:value="-10" calcext:value-type="float">
            <text:p>-10</text:p>
          </table:table-cell>
          <table:table-cell table:style-name="ce1560" office:value-type="string" calcext:value-type="string">
            <text:p>S</text:p>
          </table:table-cell>
          <table:table-cell table:style-name="ce1560" office:value-type="float" office:value="0" calcext:value-type="float">
            <text:p>0</text:p>
          </table:table-cell>
          <table:table-cell table:style-name="ce1575" table:number-columns-repeated="2"/>
          <table:table-cell table:style-name="ce1560" office:value-type="string" calcext:value-type="string">
            <text:p>30m</text:p>
          </table:table-cell>
          <table:table-cell table:style-name="ce1560" office:value-type="float" office:value="5" calcext:value-type="float">
            <text:p>5</text:p>
          </table:table-cell>
          <table:table-cell table:style-name="ce1560" office:value-type="float" office:value="10" calcext:value-type="float">
            <text:p>10</text:p>
          </table:table-cell>
          <table:table-cell table:style-name="ce1535" office:value-type="float" office:value="1" calcext:value-type="float">
            <text:p>1</text:p>
          </table:table-cell>
          <table:table-cell table:style-name="ce1592" office:value-type="float" office:value="9" calcext:value-type="float">
            <text:p>9</text:p>
          </table:table-cell>
          <table:table-cell table:style-name="ce1602" office:value-type="string" calcext:value-type="string">
            <text:p>íjászat</text:p>
          </table:table-cell>
          <table:table-cell table:style-name="ce1774"/>
          <table:table-cell table:style-name="ce1785" table:number-columns-repeated="241"/>
          <table:table-cell table:number-columns-repeated="16128"/>
        </table:table-row>
        <table:table-row table:style-name="ro2">
          <table:table-cell table:style-name="ce1510" office:value-type="string" calcext:value-type="string">
            <text:p>Lövész lőfegyverek</text:p>
          </table:table-cell>
          <table:table-cell table:style-name="ce1528" office:value-type="string" calcext:value-type="string">
            <text:p>Kézi nyílpuska</text:p>
          </table:table-cell>
          <table:table-cell table:style-name="ce1528" office:value-type="string" calcext:value-type="string">
            <text:p>egykezes</text:p>
          </table:table-cell>
          <table:table-cell table:style-name="ce1528" office:value-type="float" office:value="0" calcext:value-type="float">
            <text:p>0</text:p>
          </table:table-cell>
          <table:table-cell table:style-name="ce1528" office:value-type="string" calcext:value-type="string">
            <text:p>S</text:p>
          </table:table-cell>
          <table:table-cell table:style-name="ce1528" office:value-type="float" office:value="0" calcext:value-type="float">
            <text:p>0</text:p>
          </table:table-cell>
          <table:table-cell table:style-name="ce1574"/>
          <table:table-cell table:style-name="ce1587"/>
          <table:table-cell table:style-name="ce1559" office:value-type="string" calcext:value-type="string">
            <text:p>20m</text:p>
          </table:table-cell>
          <table:table-cell table:style-name="ce1528" office:value-type="float" office:value="8" calcext:value-type="float">
            <text:p>8</text:p>
          </table:table-cell>
          <table:table-cell table:style-name="ce1528" office:value-type="float" office:value="10" calcext:value-type="float">
            <text:p>10</text:p>
          </table:table-cell>
          <table:table-cell table:style-name="ce1528" office:value-type="float" office:value="3" calcext:value-type="float">
            <text:p>3</text:p>
          </table:table-cell>
          <table:table-cell table:style-name="ce1591" office:value-type="float" office:value="9" calcext:value-type="float">
            <text:p>9</text:p>
          </table:table-cell>
          <table:table-cell table:style-name="ce1596" office:value-type="string" calcext:value-type="string">
            <text:p>lövészet</text:p>
          </table:table-cell>
          <table:table-cell table:style-name="ce1768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533" office:value-type="string" calcext:value-type="string">
            <text:p>Nyílpuska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6" calcext:value-type="float">
            <text:p>6</text:p>
          </table:table-cell>
          <table:table-cell table:style-name="ce1533" office:value-type="string" calcext:value-type="string">
            <text:p>S</text:p>
          </table:table-cell>
          <table:table-cell table:style-name="ce1561" office:value-type="float" office:value="8" calcext:value-type="float">
            <text:p>8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50m</text:p>
          </table:table-cell>
          <table:table-cell table:style-name="ce1533" office:value-type="float" office:value="4" calcext:value-type="float">
            <text:p>4</text:p>
          </table:table-cell>
          <table:table-cell table:style-name="ce1533" office:value-type="float" office:value="16" calcext:value-type="float">
            <text:p>16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float" office:value="12" calcext:value-type="float">
            <text:p>12</text:p>
          </table:table-cell>
          <table:table-cell table:style-name="ce1596" office:value-type="string" calcext:value-type="string">
            <text:p>lövészet</text:p>
          </table:table-cell>
          <table:table-cell table:style-name="ce1771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Nehéz nyílpuska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14" calcext:value-type="float">
            <text:p>14</text:p>
          </table:table-cell>
          <table:table-cell table:style-name="ce1533" office:value-type="string" calcext:value-type="string">
            <text:p>S</text:p>
          </table:table-cell>
          <table:table-cell table:style-name="ce1561" office:value-type="float" office:value="15" calcext:value-type="float">
            <text:p>15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80m</text:p>
          </table:table-cell>
          <table:table-cell table:style-name="ce1533" office:value-type="float" office:value="1" calcext:value-type="float">
            <text:p>1</text:p>
          </table:table-cell>
          <table:table-cell table:style-name="ce1533" office:value-type="float" office:value="16" calcext:value-type="float">
            <text:p>16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float" office:value="15" calcext:value-type="float">
            <text:p>15</text:p>
          </table:table-cell>
          <table:table-cell table:style-name="ce1596" office:value-type="string" calcext:value-type="string">
            <text:p>lövészet</text:p>
          </table:table-cell>
          <table:table-cell table:style-name="ce1771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533" office:value-type="string" calcext:value-type="string">
            <text:p>Shadoni páncéltörő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20" calcext:value-type="float">
            <text:p>20</text:p>
          </table:table-cell>
          <table:table-cell table:style-name="ce1533" office:value-type="string" calcext:value-type="string">
            <text:p>Z</text:p>
          </table:table-cell>
          <table:table-cell table:style-name="ce1561" office:value-type="float" office:value="20" calcext:value-type="float">
            <text:p>2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20m</text:p>
          </table:table-cell>
          <table:table-cell table:number-columns-repeated="2" table:style-name="ce1533" office:value-type="float" office:value="0" calcext:value-type="float">
            <text:p>0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string" calcext:value-type="string">
            <text:p>-</text:p>
          </table:table-cell>
          <table:table-cell table:style-name="ce1596" office:value-type="string" calcext:value-type="string">
            <text:p>lövészet</text:p>
          </table:table-cell>
          <table:table-cell table:style-name="ce1771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Kharei nyílpuska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3" calcext:value-type="float">
            <text:p>3</text:p>
          </table:table-cell>
          <table:table-cell table:style-name="ce1533" office:value-type="string" calcext:value-type="string">
            <text:p>S</text:p>
          </table:table-cell>
          <table:table-cell table:style-name="ce1533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50m</text:p>
          </table:table-cell>
          <table:table-cell table:style-name="ce1533" office:value-type="float" office:value="5" calcext:value-type="float">
            <text:p>5</text:p>
          </table:table-cell>
          <table:table-cell table:style-name="ce1533" office:value-type="float" office:value="14" calcext:value-type="float">
            <text:p>14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float" office:value="5" calcext:value-type="float">
            <text:p>5</text:p>
          </table:table-cell>
          <table:table-cell table:style-name="ce1596" office:value-type="string" calcext:value-type="string">
            <text:p>lövészet</text:p>
          </table:table-cell>
          <table:table-cell table:style-name="ce1771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452"/>
          <table:table-cell table:style-name="ce1536" office:value-type="string" calcext:value-type="string">
            <text:p>Aquir nyílpuska</text:p>
          </table:table-cell>
          <table:table-cell table:style-name="ce1536" office:value-type="string" calcext:value-type="string">
            <text:p>egykezes</text:p>
          </table:table-cell>
          <table:table-cell table:style-name="ce1536" office:value-type="string" calcext:value-type="string">
            <text:p>halál / +6</text:p>
          </table:table-cell>
          <table:table-cell table:style-name="ce1536" office:value-type="string" calcext:value-type="string">
            <text:p>S</text:p>
          </table:table-cell>
          <table:table-cell table:style-name="ce1536" office:value-type="float" office:value="20" calcext:value-type="float">
            <text:p>20</text:p>
          </table:table-cell>
          <table:table-cell table:style-name="ce1578" table:number-columns-repeated="2"/>
          <table:table-cell table:style-name="ce1562" office:value-type="string" calcext:value-type="string">
            <text:p>50m</text:p>
          </table:table-cell>
          <table:table-cell table:style-name="ce1536" office:value-type="float" office:value="8" calcext:value-type="float">
            <text:p>8</text:p>
          </table:table-cell>
          <table:table-cell table:style-name="ce1536" office:value-type="float" office:value="16" calcext:value-type="float">
            <text:p>16</text:p>
          </table:table-cell>
          <table:table-cell table:style-name="ce1536" office:value-type="float" office:value="4" calcext:value-type="float">
            <text:p>4</text:p>
          </table:table-cell>
          <table:table-cell table:style-name="ce1595" office:value-type="float" office:value="6" calcext:value-type="float">
            <text:p>6</text:p>
          </table:table-cell>
          <table:table-cell table:style-name="ce1598" office:value-type="string" calcext:value-type="string">
            <text:p>lövészet</text:p>
          </table:table-cell>
          <table:table-cell table:style-name="ce1779" office:value-type="string" calcext:value-type="string">
            <text:p><text:span text:style-name="T83">* Halálos hatása csak aquir kézben érvényesül</text:span></text:p>
            <text:p><text:span text:style-name="T83">** Páncéltörő</text:span></text:p>
          </table:table-cell>
          <table:table-cell table:style-name="ce1779"/>
          <table:table-cell table:style-name="ce401" table:number-columns-repeated="240"/>
          <table:table-cell table:number-columns-repeated="16128"/>
        </table:table-row>
        <table:table-row table:style-name="ro2">
          <table:table-cell table:style-name="ce1507"/>
          <table:table-cell table:number-columns-repeated="12"/>
          <table:table-cell table:style-name="ce696"/>
          <table:table-cell table:number-columns-repeated="16370"/>
        </table:table-row>
        <table:table-row table:style-name="ro2">
          <table:table-cell table:number-columns-repeated="13"/>
          <table:table-cell table:style-name="ce696"/>
          <table:table-cell table:number-columns-repeated="16370"/>
        </table:table-row>
        <table:table-row table:style-name="ro2">
          <table:table-cell table:number-columns-repeated="2"/>
          <table:table-cell table:style-name="ce1555"/>
          <table:table-cell table:number-columns-repeated="10"/>
          <table:table-cell table:style-name="ce696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96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99" table:default-cell-style-name="ce1478"/>
        <table:table-column table:style-name="co100" table:default-cell-style-name="ce1481"/>
        <table:table-column table:style-name="co101" table:default-cell-style-name="ce1478"/>
        <table:table-column table:style-name="co100" table:default-cell-style-name="ce1481"/>
        <table:table-column table:style-name="co103" table:default-cell-style-name="ce1478"/>
        <table:table-column table:style-name="co104" table:default-cell-style-name="ce1515"/>
        <table:table-column table:style-name="co105" table:default-cell-style-name="ce1478"/>
        <table:table-column table:style-name="co106" table:default-cell-style-name="Default"/>
        <table:table-column table:style-name="co107" table:default-cell-style-name="Default"/>
        <table:table-column table:style-name="co108" table:default-cell-style-name="Default"/>
        <table:table-row table:style-name="ro3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3"/>
          <table:covered-table-cell table:style-name="ce1421"/>
          <table:covered-table-cell table:style-name="ce1511"/>
          <table:covered-table-cell table:style-name="ce1421"/>
          <table:table-cell table:style-name="ce703"/>
          <table:table-cell table:number-columns-repeated="3"/>
        </table:table-row>
        <table:table-row table:style-name="ro31">
          <table:table-cell table:style-name="ce1464"/>
          <table:table-cell table:style-name="ce1413"/>
          <table:table-cell table:style-name="ce703"/>
          <table:table-cell table:style-name="ce1413"/>
          <table:table-cell table:style-name="ce1511"/>
          <table:table-cell table:style-name="ce1413"/>
          <table:table-cell table:style-name="ce703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49"/>
          <table:table-cell table:number-columns-repeated="3"/>
        </table:table-row>
        <table:table-row table:style-name="ro1">
          <table:table-cell table:style-name="ce1778" office:value-type="string" calcext:value-type="string">
            <text:p><text:span text:style-name="T84">➖➖ </text:span><text:span text:style-name="T85">Harcmodorok </text:span><text:span text:style-name="T86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785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87">➖➖ Kiemelt</text:span><text:span text:style-name="T88"> </text:span><text:span text:style-name="T89">➖➖</text:span>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57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49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49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49"/>
          <table:table-cell table:style-name="Default"/>
          <table:table-cell table:style-name="ce349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49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75"/>
          <table:table-cell table:style-name="ce1541"/>
          <table:table-cell table:number-columns-repeated="3"/>
        </table:table-row>
        <table:table-row table:style-name="ro1">
          <table:table-cell table:style-name="ce1778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882" table:content-validation-name="val187" office:value-type="string" calcext:value-type="string">
            <text:p><text:span text:style-name="T90"><text:a xlink:href="https://github.com/kaktusztea/km100/blob/master/md/kepzettsegek/szakma.md" xlink:type="simple">Szakma</text:a></text:span><text:span text:style-name="T90"> 🔁</text:span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6]+[.B60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90"><text:a xlink:href="https://github.com/kaktusztea/km100/blob/master/md/kepzettsegek/osi_nyelv_ismerete.md" xlink:type="simple">Ősi nyelv ismerete</text:a></text:span><text:span text:style-name="T90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84">➖➖ </text:span><text:span text:style-name="T85">Mágia Szféra </text:span><text:span text:style-name="T86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84">➖➖ </text:span><text:span text:style-name="T85">Anyag szféra </text:span><text:span text:style-name="T86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81" table:default-cell-style-name="ce1845"/>
        <table:table-column table:style-name="co82" table:default-cell-style-name="ce1852"/>
        <table:table-column table:style-name="co86" table:default-cell-style-name="ce1845"/>
        <table:table-column table:style-name="co87" table:default-cell-style-name="ce1859"/>
        <table:table-column table:style-name="co14" table:default-cell-style-name="ce1845"/>
        <table:table-column table:style-name="co88" table:default-cell-style-name="ce1845"/>
        <table:table-column table:style-name="co89" table:default-cell-style-name="ce1845"/>
        <table:table-column table:style-name="co90" table:default-cell-style-name="ce1864"/>
        <table:table-column table:style-name="co91" table:default-cell-style-name="ce1845"/>
        <table:table-column table:style-name="co92" table:default-cell-style-name="ce1845"/>
        <table:table-column table:style-name="co93" table:default-cell-style-name="ce1845"/>
        <table:table-column table:style-name="co94" table:default-cell-style-name="ce1845"/>
        <table:table-column table:style-name="co95" table:default-cell-style-name="ce1845"/>
        <table:table-column table:style-name="co96" table:default-cell-style-name="ce1845"/>
        <table:table-column table:style-name="co14" table:default-cell-style-name="ce1845"/>
        <table:table-row table:style-name="ro31">
          <table:table-cell table:style-name="ce1844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51"/>
          <table:covered-table-cell table:style-name="ce1857"/>
          <table:covered-table-cell table:style-name="ce1858"/>
          <table:covered-table-cell table:number-columns-repeated="3" table:style-name="ce1857"/>
          <table:covered-table-cell table:style-name="ce1863"/>
          <table:covered-table-cell table:number-columns-repeated="5" table:style-name="ce1857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46" office:value-type="string" calcext:value-type="string">
            <text:p>Általános fortélyok</text:p>
          </table:table-cell>
          <table:table-cell table:style-name="ce1853" office:value-type="string" calcext:value-type="string">
            <text:p>Max fok</text:p>
          </table:table-cell>
          <table:table-cell/>
          <table:table-cell table:style-name="ce1846" office:value-type="string" calcext:value-type="string">
            <text:p>Nyelvek</text:p>
          </table:table-cell>
          <table:table-cell table:style-name="ce1860" office:value-type="string" calcext:value-type="string">
            <text:p>Rövidítés</text:p>
          </table:table-cell>
          <table:table-cell/>
          <table:table-cell table:style-name="ce1860" office:value-type="string" calcext:value-type="string">
            <text:p>Szabad Hátterek</text:p>
          </table:table-cell>
          <table:table-cell table:style-name="ce1865"/>
          <table:table-cell/>
          <table:table-cell table:style-name="ce1860" office:value-type="string" calcext:value-type="string">
            <text:p>Kiemelt Hátterek</text:p>
          </table:table-cell>
          <table:table-cell/>
          <table:table-cell table:style-name="ce1860" office:value-type="string" calcext:value-type="string">
            <text:p>Leíró Hátterek</text:p>
          </table:table-cell>
          <table:table-cell/>
          <table:table-cell table:style-name="ce1860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47"/>
          <table:table-cell table:style-name="ce1853"/>
          <table:table-cell table:number-columns-repeated="4"/>
          <table:table-cell table:style-name="ce1847"/>
          <table:table-cell table:style-name="ce1867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33">
          <table:table-cell office:value-type="string" calcext:value-type="string">
            <text:p>➖➖➖ Érzék ➖➖➖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84">➖➖➖ </text:span><text:span text:style-name="T92">Godoni nyelvek </text:span><text:span text:style-name="T93">➖➖➖</text:span></text:p>
          </table:table-cell>
          <table:table-cell table:number-columns-repeated="2"/>
          <table:table-cell table:style-name="ce1861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86" office:value-type="string" calcext:value-type="string">
            <text:p><text:span text:style-name="T84">➖➖➖ </text:span><text:span text:style-name="T97">Származás </text:span><text:span text:style-name="T98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81" office:value-type="string" calcext:value-type="string">
            <text:p>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61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ce1861" office:value-type="string" calcext:value-type="string">
            <text:p><text:span text:style-name="T96"><text:a xlink:href="https://github.com/kaktusztea/km100/blob/master/md/hatterek.szabad/nyelvismeret.md" xlink:type="simple">Nyelvismeret</text:a></text:span><text:span text:style-name="T96"> 🔁</text:span></text:p>
          </table:table-cell>
          <table:table-cell/>
          <table:table-cell table:style-name="ce1861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81" office:value-type="string" calcext:value-type="string">
            <text:p>Érzékenység Tulajdonságodat segíti ízlelés esetén</text:p>
          </table:table-cell>
          <table:table-cell/>
          <table:table-cell table:style-name="ce1860" office:value-type="string" calcext:value-type="string">
            <text:p>Faj Hátterek</text:p>
          </table:table-cell>
          <table:table-cell/>
          <table:table-cell table:style-name="ce1861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81" office:value-type="string" calcext:value-type="string">
            <text:p>Érzékenység Tulajdonságodat segíti tapintás esetén</text:p>
          </table:table-cell>
          <table:table-cell/>
          <table:table-cell table:style-name="ce1847"/>
          <table:table-cell/>
          <table:table-cell table:style-name="ce1861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81" office:value-type="string" calcext:value-type="string">
            <text:p>Képzőművészet, Művészet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61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33">
          <table:table-cell table:style-name="ce1849" office:value-type="string" calcext:value-type="string">
            <text:p>➖➖➖ Általános ➖➖➖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81" office:value-type="string" calcext:value-type="string">
            <text:p>Befolyásolás, Emberismeret, Nyomozás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86" office:value-type="string" calcext:value-type="string">
            <text:p><text:span text:style-name="T84">➖➖➖ Jellem, fóbiák, hobbik</text:span><text:span text:style-name="T97"> </text:span><text:span text:style-name="T98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33">
          <table:table-cell table:style-name="ce184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61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81" office:value-type="string" calcext:value-type="string">
            <text:p>Nyomozás, Történelemismeret, 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86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33">
          <table:table-cell table:style-name="ce1848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86" office:value-type="string" calcext:value-type="string">
            <text:p>Rend</text:p>
          </table:table-cell>
          <table:table-cell table:number-columns-repeated="3"/>
        </table:table-row>
        <table:table-row table:style-name="ro33">
          <table:table-cell table:style-name="ce184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81" office:value-type="string" calcext:value-type="string">
            <text:p>Nyomozás, Szakma: hivatalnok, Történelemismeret, 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86" office:value-type="string" calcext:value-type="string">
            <text:p>Halál</text:p>
          </table:table-cell>
          <table:table-cell table:number-columns-repeated="3"/>
        </table:table-row>
        <table:table-row table:style-name="ro33">
          <table:table-cell table:style-name="ce184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81" office:value-type="string" calcext:value-type="string">
            <text:p>Képzőművészet, Művészet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86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83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61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81" office:value-type="string" calcext:value-type="string">
            <text:p>Lovaglás, Léglovaglás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61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49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81" office:value-type="string" calcext:value-type="string">
            <text:p>Hadásza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61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61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81" office:value-type="string" calcext:value-type="string">
            <text:p>Nyomozás, Szakma: hivatalnok, Történelemismeret, 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61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81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61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81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81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81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81" office:value-type="string" calcext:value-type="string">
            <text:p><text:span text:style-name="T95">Észlelés, </text:span>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81" office:value-type="string" calcext:value-type="string">
            <text:p><text:span text:style-name="T95">Észlelés, </text:span>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94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81" office:value-type="string" calcext:value-type="string">
            <text:p><text:span text:style-name="T95">Észlelés, </text:span>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1845" office:value-type="string" calcext:value-type="string">
            <text:p><text:span text:style-name="T84">➖➖➖ </text:span><text:span text:style-name="T92">Faj nyelvek </text:span><text:span text:style-name="T93">➖➖➖ </text:span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55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91">➖➖➖ Tudományos ➖➖➖</text:span>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84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81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81" office:value-type="string" calcext:value-type="string">
            <text:p>Etikett</text:p>
          </table:table-cell>
          <table:table-cell table:number-columns-repeated="3"/>
          <table:table-cell table:style-name="ce1861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1845" office:value-type="string" calcext:value-type="string">
            <text:p><text:span text:style-name="T84">➖➖➖ Kyr</text:span><text:span text:style-name="T92"> nyelvek </text:span><text:span text:style-name="T93">➖➖➖ </text:span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ce1861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91">➖➖➖ Szociális ➖➖➖</text:span>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ce1861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33">
          <table:table-cell table:style-name="ce184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81" office:value-type="string" calcext:value-type="string">
            <text:p>Előadóművészet</text:p>
          </table:table-cell>
          <table:table-cell table:number-columns-repeated="3"/>
          <table:table-cell table:style-name="ce1886" office:value-type="string" calcext:value-type="string">
            <text:p><text:span text:style-name="T84">➖➖➖ </text:span><text:span text:style-name="T97">Küllem, fizikum </text:span><text:span text:style-name="T98">➖➖➖ </text:span>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ce1861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499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62" table:formula="of:=COUNTA([.G6:.G46])" office:value-type="float" office:value="41" calcext:value-type="float">
            <text:p>41</text:p>
          </table:table-cell>
          <table:table-cell table:style-name="ce1881"/>
          <table:table-cell table:number-columns-repeated="3"/>
          <table:table-cell table:style-name="ce1861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499"/>
          <table:table-cell/>
          <table:table-cell table:style-name="ce1845" office:value-type="string" calcext:value-type="string">
            <text:p><text:span text:style-name="T84">➖➖➖ Speciális</text:span><text:span text:style-name="T92"> nyelvek </text:span><text:span text:style-name="T93">➖➖➖ </text:span></text:p>
          </table:table-cell>
          <table:table-cell table:number-columns-repeated="2"/>
          <table:table-cell table:style-name="Default"/>
          <table:table-cell table:style-name="ce1884"/>
          <table:table-cell table:number-columns-repeated="3"/>
          <table:table-cell table:style-name="ce1861" office:value-type="string" calcext:value-type="string">
            <text:p>Divatos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499"/>
          <table:table-cell/>
          <table:table-cell table:style-name="ce1845" office:value-type="string" calcext:value-type="string">
            <text:p>Harc/klán nyelv</text:p>
          </table:table-cell>
          <table:table-cell table:number-columns-repeated="2"/>
          <table:table-cell table:style-name="ce1860" office:value-type="string" calcext:value-type="string">
            <text:p>Kultúrkör Szabad Háttérek</text:p>
          </table:table-cell>
          <table:table-cell table:style-name="ce1865"/>
          <table:table-cell table:number-columns-repeated="3"/>
          <table:table-cell table:style-name="ce1861" office:value-type="string" calcext:value-type="string">
            <text:p>Jóképű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499"/>
          <table:table-cell table:style-name="Default"/>
          <table:table-cell table:style-name="ce1845" office:value-type="string" calcext:value-type="string">
            <text:p>Kendőnyelv</text:p>
          </table:table-cell>
          <table:table-cell table:number-columns-repeated="7"/>
          <table:table-cell table:style-name="ce1861" office:value-type="string" calcext:value-type="string">
            <text:p>Kövér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499"/>
          <table:table-cell table:style-name="Default"/>
          <table:table-cell table:number-columns-repeated="3"/>
          <table:table-cell table:style-name="ce1861" office:value-type="string" calcext:value-type="string">
            <text:p>toro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Magas</text:p>
          </table:table-cell>
          <table:table-cell table:number-columns-repeated="3"/>
        </table:table-row>
        <table:table-row table:style-name="ro1">
          <table:table-cell table:style-name="ce1846" office:value-type="string" calcext:value-type="string">
            <text:p>Harci fortélyok</text:p>
          </table:table-cell>
          <table:table-cell table:style-name="ce1499"/>
          <table:table-cell/>
          <table:table-cell table:style-name="ce1846" office:value-type="string" calcext:value-type="string">
            <text:p>Misztikus fortélyok</text:p>
          </table:table-cell>
          <table:table-cell table:number-columns-repeated="2"/>
          <table:table-cell table:style-name="ce1861" office:value-type="string" calcext:value-type="string">
            <text:p>pyarro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1850" office:value-type="string" calcext:value-type="string">
            <text:p><text:span text:style-name="T87">➖➖ Kiemelt</text:span><text:span text:style-name="T88"> </text:span><text:span text:style-name="T89">➖➖</text:span></text:p>
          </table:table-cell>
          <table:table-cell table:number-columns-repeated="2"/>
          <table:table-cell table:style-name="ce1845"/>
          <table:table-cell table:number-columns-repeated="2"/>
          <table:table-cell table:style-name="ce1861" office:value-type="string" calcext:value-type="string">
            <text:p>shado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50" office:value-type="string" calcext:value-type="string">
            <text:p><text:span text:style-name="T87">➖➖ Vegyes</text:span><text:span text:style-name="T88"> </text:span><text:span text:style-name="T89">➖➖</text:span></text:p>
          </table:table-cell>
          <table:table-cell table:number-columns-repeated="2"/>
          <table:table-cell table:style-name="ce1861" office:value-type="string" calcext:value-type="string">
            <text:p>gorvik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krá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ibara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törpe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Vékony</text:p>
          </table:table-cell>
          <table:table-cell table:number-columns-repeated="3"/>
        </table:table-row>
        <table:table-row table:style-name="ro33">
          <table:table-cell table:style-name="ce96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erv</text:p>
          </table:table-cell>
          <table:table-cell table:style-name="ce1885"/>
          <table:table-cell table:number-columns-repeated="3"/>
          <table:table-cell table:style-name="ce1886" office:value-type="string" calcext:value-type="string">
            <text:p><text:span text:style-name="T84">➖➖➖ </text:span><text:span text:style-name="T97">Viszony </text:span><text:span text:style-name="T98">➖➖➖ </text:span>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elf</text:p>
          </table:table-cell>
          <table:table-cell table:style-name="ce1885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3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499"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499"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/>
          <table:table-cell table:style-name="ce1852"/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50" office:value-type="string" calcext:value-type="string">
            <text:p><text:span text:style-name="T87">➖➖ Varázslási módszerek</text:span><text:span text:style-name="T88"> </text:span><text:span text:style-name="T89">➖➖</text:span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aldas.md" xlink:type="simple">Módszer: Áldá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atok.md" xlink:type="simple">Módszer: Át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babumagia.md" xlink:type="simple">Módszer: Bábú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ceremonialis.md" xlink:type="simple">Módszer: Ceremoniális mágiá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dalmagia.md" xlink:type="simple">Módszer: Dal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fokuszok_emitterek.md" xlink:type="simple">Módszer: Fókuszok, emitter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formazas.md" xlink:type="simple">Módszer: Formázá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gyertyamagia.md" xlink:type="simple">Módszer: Gyertya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jelmagia_runamagia.md" xlink:type="simple">Módszer: Jelmágia, Rúna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litania_rituale.md" xlink:type="simple">Módszer: Litánia, Rituálé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maszkmagia.md" xlink:type="simple">Módszer: Maszk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megkotes.md" xlink:type="simple">Módszer: Megköté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agia.modszerek/ritualis_tanc.md" xlink:type="simple">Módszer: Rituális/Tánc 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56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56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55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885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885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87" office:value-type="string" calcext:value-type="string">
            <text:p>Karakter pontok (KP) elosztása </text:p>
          </table:table-cell>
          <table:table-cell table:style-name="ce1887"/>
          <table:table-cell table:number-columns-repeated="16382"/>
        </table:table-row>
        <table:table-row table:style-name="ro22">
          <table:table-cell/>
          <table:table-cell table:style-name="ce1888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888"/>
          <table:table-cell table:number-columns-repeated="16382"/>
        </table:table-row>
        <table:table-row table:style-name="ro27">
          <table:table-cell/>
          <table:table-cell table:style-name="ce1888" office:value-type="string" calcext:value-type="string">
            <text:p>→Egy primer képzettség értéke legfeljebb (Tapasztalati Szint) lehet</text:p>
            <text:p><text:span text:style-name="T9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888"/>
          <table:table-cell table:number-columns-repeated="16382"/>
        </table:table-row>
        <table:table-row table:style-name="ro27">
          <table:table-cell/>
          <table:table-cell table:style-name="ce188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88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888"/>
          <table:table-cell table:number-columns-repeated="16382"/>
        </table:table-row>
        <table:table-row table:style-name="ro27">
          <table:table-cell/>
          <table:table-cell table:style-name="ce1888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88"/>
          <table:table-cell table:number-columns-repeated="16382"/>
        </table:table-row>
        <table:table-row table:style-name="ro22">
          <table:table-cell table:style-name="ce1887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8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109" table:default-cell-style-name="ce349"/>
        <table:table-row table:style-name="ro1">
          <table:table-cell table:style-name="ce1870" office:value-type="string" calcext:value-type="string">
            <text:p>V8.6.5</text:p>
          </table:table-cell>
        </table:table-row>
        <table:table-row table:style-name="ro1">
          <table:table-cell table:style-name="ce1871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187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1871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187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6.4</text:p>
          </table:table-cell>
        </table:table-row>
        <table:table-row table:style-name="ro1">
          <table:table-cell table:style-name="ce1871" office:value-type="string" calcext:value-type="string">
            <text:p>* KP Alap megszűnt</text:p>
          </table:table-cell>
        </table:table-row>
        <table:table-row table:style-name="ro1">
          <table:table-cell table:style-name="ce1871" office:value-type="string" calcext:value-type="string">
            <text:p>* KP / Szint: 50 + Intelligencia</text:p>
          </table:table-cell>
        </table:table-row>
        <table:table-row table:style-name="ro1">
          <table:table-cell table:style-name="ce1871" office:value-type="string" calcext:value-type="string">
            <text:p>* Szekunder KP/Szint: 20 + Emlékezet</text:p>
          </table:table-cell>
        </table:table-row>
        <table:table-row table:style-name="ro1">
          <table:table-cell table:style-name="ce1871" office:value-type="string" calcext:value-type="string">
            <text:p>* Új Leíró Hátterek</text:p>
          </table:table-cell>
        </table:table-row>
        <table:table-row table:style-name="ro1">
          <table:table-cell table:style-name="ce187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6.3</text:p>
          </table:table-cell>
        </table:table-row>
        <table:table-row table:style-name="ro1">
          <table:table-cell table:style-name="ce1871" office:value-type="string" calcext:value-type="string">
            <text:p>* Helyismeret db számláló</text:p>
          </table:table-cell>
        </table:table-row>
        <table:table-row table:style-name="ro1">
          <table:table-cell table:style-name="ce1871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1871" office:value-type="string" calcext:value-type="string">
            <text:p>* Hadvezetés átnevezve: Hadászat</text:p>
          </table:table-cell>
        </table:table-row>
        <table:table-row table:style-name="ro1">
          <table:table-cell table:style-name="ce1871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1871" office:value-type="string" calcext:value-type="string">
            <text:p>* Leíró Hátterek bekerültek</text:p>
          </table:table-cell>
        </table:table-row>
        <table:table-row table:style-name="ro1">
          <table:table-cell table:style-name="ce1871" office:value-type="string" calcext:value-type="string">
            <text:p>* Vadember fortély bekerült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6.2</text:p>
          </table:table-cell>
        </table:table-row>
        <table:table-row table:style-name="ro1">
          <table:table-cell table:style-name="ce1871" office:value-type="string" calcext:value-type="string">
            <text:p>* Misztikus fül teljesen átrendezve</text:p>
          </table:table-cell>
        </table:table-row>
        <table:table-row table:style-name="ro1">
          <table:table-cell table:style-name="ce1871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187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1871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1871" office:value-type="string" calcext:value-type="string">
            <text:p>* Demonológia képzettség megszűnt</text:p>
          </table:table-cell>
        </table:table-row>
        <table:table-row table:style-name="ro1">
          <table:table-cell table:style-name="ce187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6.1</text:p>
          </table:table-cell>
        </table:table-row>
        <table:table-row table:style-name="ro1">
          <table:table-cell table:style-name="ce1871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1871" office:value-type="string" calcext:value-type="string">
            <text:p>* képzettséglista szinkronizálás</text:p>
          </table:table-cell>
        </table:table-row>
        <table:table-row table:style-name="ro1">
          <table:table-cell table:style-name="ce1871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1871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1871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1871" office:value-type="string" calcext:value-type="string">
            <text:p>* rengeteg apró javítás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6.0</text:p>
          </table:table-cell>
        </table:table-row>
        <table:table-row table:style-name="ro1">
          <table:table-cell table:style-name="ce187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1871" office:value-type="string" calcext:value-type="string">
            <text:p>* Data fül teljes átrendezése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5.1</text:p>
          </table:table-cell>
        </table:table-row>
        <table:table-row table:style-name="ro1">
          <table:table-cell table:style-name="ce1871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1871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1871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187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5.0 – 1K</text:p>
          </table:table-cell>
        </table:table-row>
        <table:table-row table:style-name="ro1">
          <table:table-cell table:style-name="ce1871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1871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871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871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871" office:value-type="string" calcext:value-type="string">
            <text:p>* SFÉ számítása automatikus</text:p>
          </table:table-cell>
        </table:table-row>
        <table:table-row table:style-name="ro1">
          <table:table-cell table:style-name="ce1871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871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871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871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871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87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3.2</text:p>
          </table:table-cell>
        </table:table-row>
        <table:table-row table:style-name="ro1">
          <table:table-cell table:style-name="ce1871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871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87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3.1</text:p>
          </table:table-cell>
        </table:table-row>
        <table:table-row table:style-name="ro1">
          <table:table-cell table:style-name="ce1871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871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871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871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871" office:value-type="string" calcext:value-type="string">
            <text:p>* Hamisítás képzettség bekötve</text:p>
          </table:table-cell>
        </table:table-row>
        <table:table-row table:style-name="ro1">
          <table:table-cell table:style-name="ce1871" office:value-type="string" calcext:value-type="string">
            <text:p>* Szakma lista</text:p>
          </table:table-cell>
        </table:table-row>
        <table:table-row table:style-name="ro1">
          <table:table-cell table:style-name="ce187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3.0</text:p>
          </table:table-cell>
        </table:table-row>
        <table:table-row table:style-name="ro1">
          <table:table-cell table:style-name="ce1871" office:value-type="string" calcext:value-type="string">
            <text:p>* Történelemismeret: Átfogó</text:p>
          </table:table-cell>
        </table:table-row>
        <table:table-row table:style-name="ro1">
          <table:table-cell table:style-name="ce1871" office:value-type="string" calcext:value-type="string">
            <text:p>* Műveltség: Átlagos (új)</text:p>
          </table:table-cell>
        </table:table-row>
        <table:table-row table:style-name="ro1">
          <table:table-cell table:style-name="ce1871" office:value-type="string" calcext:value-type="string">
            <text:p>* Irodalom-ismeret megszűnt</text:p>
          </table:table-cell>
        </table:table-row>
        <table:table-row table:style-name="ro1">
          <table:table-cell table:style-name="ce1871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871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871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871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871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87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87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187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1871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1871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1871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187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2.6</text:p>
          </table:table-cell>
        </table:table-row>
        <table:table-row table:style-name="ro1">
          <table:table-cell table:style-name="ce1871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871" office:value-type="string" calcext:value-type="string">
            <text:p>* Helyismeret Bónusz háttér lett</text:p>
          </table:table-cell>
        </table:table-row>
        <table:table-row table:style-name="ro1">
          <table:table-cell table:style-name="ce1871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871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871" office:value-type="string" calcext:value-type="string">
            <text:p>* Pszí-iskola képzettség Átfogó</text:p>
          </table:table-cell>
        </table:table-row>
        <table:table-row table:style-name="ro1">
          <table:table-cell table:style-name="ce1871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1871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871" office:value-type="string" calcext:value-type="string">
            <text:p>* Képletek egyszerűsítése ahol lehet</text:p>
          </table:table-cell>
        </table:table-row>
        <table:table-row table:style-name="ro1">
          <table:table-cell table:style-name="ce187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2.4</text:p>
          </table:table-cell>
        </table:table-row>
        <table:table-row table:style-name="ro1">
          <table:table-cell table:style-name="ce1871" office:value-type="string" calcext:value-type="string">
            <text:p>* Fülek átnevezése, színezése</text:p>
          </table:table-cell>
        </table:table-row>
        <table:table-row table:style-name="ro1">
          <table:table-cell table:style-name="ce187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2.3</text:p>
          </table:table-cell>
        </table:table-row>
        <table:table-row table:style-name="ro1">
          <table:table-cell table:style-name="ce1871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1871" office:value-type="string" calcext:value-type="string">
            <text:p>* Új fül: Fortélyok</text:p>
          </table:table-cell>
        </table:table-row>
        <table:table-row table:style-name="ro2">
          <table:table-cell table:style-name="ce1870"/>
        </table:table-row>
        <table:table-row table:style-name="ro1">
          <table:table-cell table:style-name="ce1870" office:value-type="string" calcext:value-type="string">
            <text:p>V8.2.2</text:p>
          </table:table-cell>
        </table:table-row>
        <table:table-row table:style-name="ro1">
          <table:table-cell table:style-name="ce1871" office:value-type="string" calcext:value-type="string">
            <text:p>* Új betűtípus: Avenir</text:p>
          </table:table-cell>
        </table:table-row>
        <table:table-row table:style-name="ro1">
          <table:table-cell table:style-name="ce1871" office:value-type="string" calcext:value-type="string">
            <text:p>* Páncélok SFÉ, MGT értékei KP_Táblázat fülön</text:p>
          </table:table-cell>
        </table:table-row>
        <table:table-row table:style-name="ro1">
          <table:table-cell table:style-name="ce1871" office:value-type="string" calcext:value-type="string">
            <text:p>* Képzettségek legördülő listából választhatóak</text:p>
          </table:table-cell>
        </table:table-row>
        <table:table-row table:style-name="ro1">
          <table:table-cell table:style-name="ce187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2.0</text:p>
          </table:table-cell>
        </table:table-row>
        <table:table-row table:style-name="ro1">
          <table:table-cell table:style-name="ce1871" office:value-type="string" calcext:value-type="string">
            <text:p>* Vértviselet bekerült a fix fortélyok közé</text:p>
          </table:table-cell>
        </table:table-row>
        <table:table-row table:style-name="ro1">
          <table:table-cell table:style-name="ce1871" office:value-type="string" calcext:value-type="string">
            <text:p>* Erőbónusz ismét beszámolva a fegyverek értékeibe</text:p>
          </table:table-cell>
        </table:table-row>
        <table:table-row table:style-name="ro1">
          <table:table-cell table:style-name="ce1871" office:value-type="string" calcext:value-type="string">
            <text:p>* ÉP táblázat: automatikus kiszürkítés ÉP számától függően</text:p>
          </table:table-cell>
        </table:table-row>
        <table:table-row table:style-name="ro1">
          <table:table-cell table:style-name="ce1871" office:value-type="string" calcext:value-type="string">
            <text:p>* Kétkezes harc táblázat</text:p>
          </table:table-cell>
        </table:table-row>
        <table:table-row table:style-name="ro1">
          <table:table-cell table:style-name="ce1871" office:value-type="string" calcext:value-type="string">
            <text:p>* Páncélok, vértek táblázat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1.1</text:p>
          </table:table-cell>
        </table:table-row>
        <table:table-row table:style-name="ro1">
          <table:table-cell table:style-name="ce1871" office:value-type="string" calcext:value-type="string">
            <text:p>* Max szint: 21</text:p>
          </table:table-cell>
        </table:table-row>
        <table:table-row table:style-name="ro1">
          <table:table-cell table:style-name="ce1871" office:value-type="string" calcext:value-type="string">
            <text:p>* KP Alap: 150</text:p>
          </table:table-cell>
        </table:table-row>
        <table:table-row table:style-name="ro1">
          <table:table-cell table:style-name="ce1871" office:value-type="string" calcext:value-type="string">
            <text:p>* KP/Szint: 100 + (2x Intelligencia)</text:p>
          </table:table-cell>
        </table:table-row>
        <table:table-row table:style-name="ro1">
          <table:table-cell table:style-name="ce187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1.0</text:p>
          </table:table-cell>
        </table:table-row>
        <table:table-row table:style-name="ro1">
          <table:table-cell table:style-name="ce187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1">
          <table:table-cell table:style-name="ce1871" office:value-type="string" calcext:value-type="string">
            <text:p>* Manőver nehézsége oszlop már érték ellenőrzött.</text:p>
          </table:table-cell>
        </table:table-row>
        <table:table-row table:style-name="ro1">
          <table:table-cell table:style-name="ce1871" office:value-type="string" calcext:value-type="string">
            <text:p>* Erőbónusz nem automatikusan számolódik be, bekerült a fegyverek alá, leírással</text:p>
          </table:table-cell>
        </table:table-row>
        <table:table-row table:style-name="ro1">
          <table:table-cell table:style-name="ce1871" office:value-type="string" calcext:value-type="string">
            <text:p>* Hátterek átkerült a „Tartalék” lapra</text:p>
          </table:table-cell>
        </table:table-row>
        <table:table-row table:style-name="ro1">
          <table:table-cell table:style-name="ce1871" office:value-type="string" calcext:value-type="string">
            <text:p>* Fegyverek táblázatban a fegyver kommenteket is beszúrja</text:p>
          </table:table-cell>
        </table:table-row>
        <table:table-row table:style-name="ro1">
          <table:table-cell table:style-name="ce1871" office:value-type="string" calcext:value-type="string">
            <text:p>* Távolsági fegyvereknél: hatótáv; + fegyver komment</text:p>
          </table:table-cell>
        </table:table-row>
        <table:table-row table:style-name="ro1">
          <table:table-cell table:style-name="ce1871" office:value-type="string" calcext:value-type="string">
            <text:p>* Elsődleges nyelv és másodlagos nyelv (Pyarroni és második helyett).</text:p>
          </table:table-cell>
        </table:table-row>
        <table:table-row table:style-name="ro1">
          <table:table-cell table:style-name="ce1871" office:value-type="string" calcext:value-type="string">
            <text:p>* Az 1.nyelvre: +6 bónusz; 2.nyelvre: +3 bónusz.</text:p>
          </table:table-cell>
        </table:table-row>
        <table:table-row table:style-name="ro1">
          <table:table-cell table:style-name="ce187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">
          <table:table-cell table:style-name="ce1871" office:value-type="string" calcext:value-type="string">
            <text:p>* Plusz egy sor az Életerő táblázatba</text:p>
          </table:table-cell>
        </table:table-row>
        <table:table-row table:style-name="ro1">
          <table:table-cell table:style-name="ce187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0.5</text:p>
          </table:table-cell>
        </table:table-row>
        <table:table-row table:style-name="ro1">
          <table:table-cell table:style-name="ce1871" office:value-type="string" calcext:value-type="string">
            <text:p>* KP/szint: 100-ra csökkent 120-ról</text:p>
          </table:table-cell>
        </table:table-row>
        <table:table-row table:style-name="ro1">
          <table:table-cell table:style-name="ce1871" office:value-type="string" calcext:value-type="string">
            <text:p>* KP maradt warning formázás</text:p>
          </table:table-cell>
        </table:table-row>
        <table:table-row table:style-name="ro1">
          <table:table-cell table:style-name="ce1871" office:value-type="string" calcext:value-type="string">
            <text:p>* Távolsági fegyverek választó sorában az oszlophivatkozások javítva</text:p>
          </table:table-cell>
        </table:table-row>
        <table:table-row table:style-name="ro1">
          <table:table-cell table:style-name="ce187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1">
          <table:table-cell table:style-name="ce1871" office:value-type="string" calcext:value-type="string">
            <text:p>* Szélfegyverek értékeinek kidolgozása, szinkronba hozva a szabályrendszerrel</text:p>
          </table:table-cell>
        </table:table-row>
        <table:table-row table:style-name="ro1">
          <table:table-cell table:style-name="ce1871" office:value-type="string" calcext:value-type="string">
            <text:p>* Fix: Primer ismeretekre költött össz KP képlet hivatkozásainak javítésa</text:p>
          </table:table-cell>
        </table:table-row>
        <table:table-row table:style-name="ro1">
          <table:table-cell table:style-name="ce1871" office:value-type="string" calcext:value-type="string">
            <text:p>* Fix: Primer túllépés formázás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0.1</text:p>
          </table:table-cell>
        </table:table-row>
        <table:table-row table:style-name="ro1">
          <table:table-cell table:style-name="ce1871" office:value-type="string" calcext:value-type="string">
            <text:p>* Írástudó fortély ingyenes ha van Tradíció minimum 3.szinten</text:p>
          </table:table-cell>
        </table:table-row>
        <table:table-row table:style-name="ro1">
          <table:table-cell table:style-name="ce187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0.0</text:p>
          </table:table-cell>
        </table:table-row>
        <table:table-row table:style-name="ro1">
          <table:table-cell table:style-name="ce1871" office:value-type="string" calcext:value-type="string">
            <text:p>* Képzettségek Bónusz cellája eltávolítva, kivéve Könnyű képzettségeknél</text:p>
          </table:table-cell>
        </table:table-row>
        <table:table-row table:style-name="ro1">
          <table:table-cell table:style-name="ce1871" office:value-type="string" calcext:value-type="string">
            <text:p>* Fix: Harci Akrobatika bónuszai újra beszámítanak</text:p>
          </table:table-cell>
        </table:table-row>
        <table:table-row table:style-name="ro1">
          <table:table-cell table:style-name="ce187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871" office:value-type="string" calcext:value-type="string">
            <text:p>* Szekunder képzettségek maximuma: (szint x <text:span text:style-name="T100">6</text:span>)</text:p>
          </table:table-cell>
        </table:table-row>
        <table:table-row table:style-name="ro1">
          <table:table-cell table:style-name="ce187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7.9.3</text:p>
          </table:table-cell>
        </table:table-row>
        <table:table-row table:style-name="ro1">
          <table:table-cell table:style-name="ce1871" office:value-type="string" calcext:value-type="string">
            <text:p>* Új érték: Aura (3.fül)</text:p>
          </table:table-cell>
        </table:table-row>
        <table:table-row table:style-name="ro1">
          <table:table-cell table:style-name="ce1871" office:value-type="string" calcext:value-type="string">
            <text:p>* ÉP táblázat alatt „TÉ levonás”</text:p>
          </table:table-cell>
        </table:table-row>
        <table:table-row table:style-name="ro1">
          <table:table-cell table:style-name="ce1871" office:value-type="string" calcext:value-type="string">
            <text:p>* Sárkány ököl kikerült a „beégetett” harci fortélyok közül</text:p>
          </table:table-cell>
        </table:table-row>
        <table:table-row table:style-name="ro1">
          <table:table-cell table:style-name="ce187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7.9.2</text:p>
          </table:table-cell>
        </table:table-row>
        <table:table-row table:style-name="ro1">
          <table:table-cell table:style-name="ce187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7.9.1</text:p>
          </table:table-cell>
        </table:table-row>
        <table:table-row table:style-name="ro1">
          <table:table-cell table:style-name="ce1871" office:value-type="string" calcext:value-type="string">
            <text:p>* Új Primer képzettségek: Akrobatika, Lopakodás/rejtőzés, Aurafejlesztés</text:p>
          </table:table-cell>
        </table:table-row>
        <table:table-row table:style-name="ro1">
          <table:table-cell table:style-name="ce187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7.9</text:p>
          </table:table-cell>
        </table:table-row>
        <table:table-row table:style-name="ro2">
          <table:table-cell table:style-name="ce1872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872" office:value-type="string" calcext:value-type="string">
            <text:p>* Háttér táblázatok összevonv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8</text:p>
          </table:table-cell>
        </table:table-row>
        <table:table-row table:style-name="ro2">
          <table:table-cell table:style-name="ce1872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872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872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7.7.1</text:p>
          </table:table-cell>
        </table:table-row>
        <table:table-row table:style-name="ro2">
          <table:table-cell table:style-name="ce1874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7</text:p>
          </table:table-cell>
        </table:table-row>
        <table:table-row table:style-name="ro2">
          <table:table-cell table:style-name="ce1872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872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872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872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7.6.1</text:p>
          </table:table-cell>
        </table:table-row>
        <table:table-row table:style-name="ro2">
          <table:table-cell table:style-name="ce1875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6</text:p>
          </table:table-cell>
        </table:table-row>
        <table:table-row table:style-name="ro2">
          <table:table-cell table:style-name="ce1872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876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876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5</text:p>
          </table:table-cell>
        </table:table-row>
        <table:table-row table:style-name="ro2">
          <table:table-cell table:style-name="ce1876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876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4</text:p>
          </table:table-cell>
        </table:table-row>
        <table:table-row table:style-name="ro2">
          <table:table-cell table:style-name="ce1876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876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877"/>
        </table:table-row>
        <table:table-row table:style-name="ro2">
          <table:table-cell table:style-name="ce1873" office:value-type="string" calcext:value-type="string">
            <text:p>V7.3</text:p>
          </table:table-cell>
        </table:table-row>
        <table:table-row table:style-name="ro2">
          <table:table-cell table:style-name="ce1872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872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2</text:p>
          </table:table-cell>
        </table:table-row>
        <table:table-row table:style-name="ro2">
          <table:table-cell table:style-name="ce1872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7.1</text:p>
          </table:table-cell>
        </table:table-row>
        <table:table-row table:style-name="ro2">
          <table:table-cell table:style-name="ce1872" office:value-type="string" calcext:value-type="string">
            <text:p>* Buzogány harcértékek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0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:</text:span><text:span text:style-name="T101"> Tartós sérülés: +10-50 KP (kézzel beírandó, hozzáadódik a max KP-khoz)</text:span></text:p>
          </table:table-cell>
        </table:table-row>
        <table:table-row table:style-name="ro1">
          <table:table-cell table:style-name="ce1872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9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101"> Kiegészítő KP / Szint: (</text:span><text:span text:style-name="T102">20</text:span><text:span text:style-name="T101">+Emlékezet)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101"> 1 HM = 4 KP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101"> Érzékek KP értéke változott! Összevonásra kerültek.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101"> Vakság: 45KP, Süketség: 35 KP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101"> Mágikus célzás: új harcmodor (Ostromlövészet átment a tartalék oldalra)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101"> Erőbónusz: Erő +2 feletti része 1:1-ben</text:span>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8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Erőbónusz beszámít: (Erő/2) <text:span text:style-name="T103">→ </text:span><text:span text:style-name="T104">lefelé</text:span><text:span text:style-name="T103"> kerekítve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1">
          <table:table-cell table:style-name="ce1872" office:value-type="string" calcext:value-type="string">
            <text:p>                   <text:span text:style-name="T103">→</text:span> A harci és misztikus képzettségek szintje legfeljebb (szint+3) lehet</text:p>
          </table:table-cell>
        </table:table-row>
        <table:table-row table:style-name="ro1">
          <table:table-cell table:style-name="ce1872" office:value-type="string" calcext:value-type="string">
            <text:p>                   <text:span text:style-name="T103">→</text:span> A többi képzettség értéke pedig legfeljebb (szint+8) lehet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101"> Manőver ismeretek fokai csak +2-t adnak az Ellenpróbánál</text:span>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7</text:p>
          </table:table-cell>
        </table:table-row>
        <table:table-row table:style-name="ro2">
          <table:table-cell table:style-name="ce1872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878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872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872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872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872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6</text:p>
          </table:table-cell>
        </table:table-row>
        <table:table-row table:style-name="ro2">
          <table:table-cell table:style-name="ce1872" office:value-type="string" calcext:value-type="string">
            <text:p>* Akrobatika bekerült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5</text:p>
          </table:table-cell>
        </table:table-row>
        <table:table-row table:style-name="ro2">
          <table:table-cell table:style-name="ce1872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872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872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6.4</text:p>
          </table:table-cell>
        </table:table-row>
        <table:table-row table:style-name="ro2">
          <table:table-cell table:style-name="ce1873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872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872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872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872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872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872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3</text:p>
          </table:table-cell>
        </table:table-row>
        <table:table-row table:style-name="ro2">
          <table:table-cell table:style-name="ce1872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872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872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872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872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872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872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6.2</text:p>
          </table:table-cell>
        </table:table-row>
        <table:table-row table:style-name="ro2">
          <table:table-cell table:style-name="ce1872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872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872" office:value-type="string" calcext:value-type="string">
            <text:p>* Licenc szöveg módosult kicsit</text:p>
          </table:table-cell>
        </table:table-row>
        <table:table-row table:style-name="ro2">
          <table:table-cell table:style-name="ce1872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872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872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872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872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872" office:value-type="string" calcext:value-type="string">
            <text:p>* Mágia tradíciókhoz infobox</text:p>
          </table:table-cell>
        </table:table-row>
        <table:table-row table:style-name="ro2">
          <table:table-cell table:style-name="ce1872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872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872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1</text:p>
          </table:table-cell>
        </table:table-row>
        <table:table-row table:style-name="ro2">
          <table:table-cell table:style-name="ce1872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6.0</text:p>
          </table:table-cell>
        </table:table-row>
        <table:table-row table:style-name="ro2">
          <table:table-cell table:style-name="ce1872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872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872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9</text:p>
          </table:table-cell>
        </table:table-row>
        <table:table-row table:style-name="ro2">
          <table:table-cell table:style-name="ce1872" office:value-type="string" calcext:value-type="string">
            <text:p>* Kis javítások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8</text:p>
          </table:table-cell>
        </table:table-row>
        <table:table-row table:style-name="ro2">
          <table:table-cell table:style-name="ce1872" office:value-type="string" calcext:value-type="string">
            <text:p>* CC licenc bekerült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7</text:p>
          </table:table-cell>
        </table:table-row>
        <table:table-row table:style-name="ro2">
          <table:table-cell table:style-name="ce1872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872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872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872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872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6</text:p>
          </table:table-cell>
        </table:table-row>
        <table:table-row table:style-name="ro2">
          <table:table-cell table:style-name="ce1872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872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5.5</text:p>
          </table:table-cell>
        </table:table-row>
        <table:table-row table:style-name="ro2">
          <table:table-cell table:style-name="ce187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1">
          <table:table-cell table:style-name="ce1872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872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87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876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87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876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87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876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61"> </text:span><text:span text:style-name="T105">→</text:span><text:span text:style-name="T61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61">  </text:span><text:span text:style-name="T105">→</text:span><text:span text:style-name="T61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61">  </text:span><text:span text:style-name="T105">→</text:span><text:span text:style-name="T61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61">  </text:span><text:span text:style-name="T105">→</text:span><text:span text:style-name="T61"> Külső</text:span>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5.4</text:p>
          </table:table-cell>
        </table:table-row>
        <table:table-row table:style-name="ro2">
          <table:table-cell table:style-name="ce1872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872" office:value-type="string" calcext:value-type="string">
            <text:p>* 1HM=5KP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3</text:p>
          </table:table-cell>
        </table:table-row>
        <table:table-row table:style-name="ro2">
          <table:table-cell table:style-name="ce1875" office:value-type="string" calcext:value-type="string">
            <text:p>* Szabályok lapon Pszí javítása</text:p>
          </table:table-cell>
        </table:table-row>
        <table:table-row table:style-name="ro2">
          <table:table-cell table:style-name="ce1875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2</text:p>
          </table:table-cell>
        </table:table-row>
        <table:table-row table:style-name="ro2">
          <table:table-cell table:style-name="ce1872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872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872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872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872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872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1</text:p>
          </table:table-cell>
        </table:table-row>
        <table:table-row table:style-name="ro2">
          <table:table-cell table:style-name="ce1875" office:value-type="string" calcext:value-type="string">
            <text:p>* Könnyű KP oszlop javítása</text:p>
          </table:table-cell>
        </table:table-row>
        <table:table-row table:style-name="ro2">
          <table:table-cell table:style-name="ce1875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875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0</text:p>
          </table:table-cell>
        </table:table-row>
        <table:table-row table:style-name="ro2">
          <table:table-cell table:style-name="ce1875" office:value-type="string" calcext:value-type="string">
            <text:p>*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9</text:p>
          </table:table-cell>
        </table:table-row>
        <table:table-row table:style-name="ro41">
          <table:table-cell table:style-name="ce187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875" office:value-type="string" calcext:value-type="string">
            <text:p>* CHM egyszerűbb neve: CM</text:p>
          </table:table-cell>
        </table:table-row>
        <table:table-row table:style-name="ro2">
          <table:table-cell table:style-name="ce1875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875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875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875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875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875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4.8</text:p>
          </table:table-cell>
        </table:table-row>
        <table:table-row table:style-name="ro2">
          <table:table-cell table:style-name="ce1875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7</text:p>
          </table:table-cell>
        </table:table-row>
        <table:table-row table:style-name="ro2">
          <table:table-cell table:style-name="ce1875" office:value-type="string" calcext:value-type="string">
            <text:p>* Mana korlát eltörlése</text:p>
          </table:table-cell>
        </table:table-row>
        <table:table-row table:style-name="ro2">
          <table:table-cell table:style-name="ce1875" office:value-type="string" calcext:value-type="string">
            <text:p>* Mágia tradíciók: 50KP</text:p>
          </table:table-cell>
        </table:table-row>
        <table:table-row table:style-name="ro2">
          <table:table-cell table:style-name="ce1875" office:value-type="string" calcext:value-type="string">
            <text:p>* KÉ-be ismét beszámít a TSZ</text:p>
          </table:table-cell>
        </table:table-row>
        <table:table-row table:style-name="ro2">
          <table:table-cell table:style-name="ce1875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875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875" office:value-type="string" calcext:value-type="string">
            <text:p>* KP/szint: 80KP (eddig 70 volt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6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5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4</text:p>
          </table:table-cell>
        </table:table-row>
        <table:table-row table:style-name="ro2">
          <table:table-cell table:style-name="ce1875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3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4.2</text:p>
          </table:table-cell>
        </table:table-row>
        <table:table-row table:style-name="ro2">
          <table:table-cell table:style-name="ce1875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875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875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875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875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875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1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0</text:p>
          </table:table-cell>
        </table:table-row>
        <table:table-row table:style-name="ro2">
          <table:table-cell table:style-name="ce1875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875" office:value-type="string" calcext:value-type="string">
            <text:p>* Belharc harcmodor törölve</text:p>
          </table:table-cell>
        </table:table-row>
        <table:table-row table:style-name="ro2">
          <table:table-cell table:style-name="ce1875" office:value-type="string" calcext:value-type="string">
            <text:p>* Fortély cellák átalakítása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9</text:p>
          </table:table-cell>
        </table:table-row>
        <table:table-row table:style-name="ro2">
          <table:table-cell table:style-name="ce1875" office:value-type="string" calcext:value-type="string">
            <text:p>* KP/Szint = 70 + Intelligencia</text:p>
          </table:table-cell>
        </table:table-row>
        <table:table-row table:style-name="ro2">
          <table:table-cell table:style-name="ce1875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8</text:p>
          </table:table-cell>
        </table:table-row>
        <table:table-row table:style-name="ro2">
          <table:table-cell table:style-name="ce1875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7</text:p>
          </table:table-cell>
        </table:table-row>
        <table:table-row table:style-name="ro2">
          <table:table-cell table:style-name="ce1875" office:value-type="string" calcext:value-type="string">
            <text:p>* Max egyfajta HM hiba jav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6</text:p>
          </table:table-cell>
        </table:table-row>
        <table:table-row table:style-name="ro2">
          <table:table-cell table:style-name="ce1875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3.5</text:p>
          </table:table-cell>
        </table:table-row>
        <table:table-row table:style-name="ro2">
          <table:table-cell table:style-name="ce1880" office:value-type="string" calcext:value-type="string">
            <text:p>* 1ψP = 2KP</text:p>
          </table:table-cell>
        </table:table-row>
        <table:table-row table:style-name="ro2">
          <table:table-cell table:style-name="ce1880" office:value-type="string" calcext:value-type="string">
            <text:p>* 1 MP = 3KP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3.4</text:p>
          </table:table-cell>
        </table:table-row>
        <table:table-row table:style-name="ro2">
          <table:table-cell table:style-name="ce1875" office:value-type="string" calcext:value-type="string">
            <text:p>* Apró javítások</text:p>
          </table:table-cell>
        </table:table-row>
        <table:table-row table:style-name="ro2">
          <table:table-cell table:style-name="ce1875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3.3</text:p>
          </table:table-cell>
        </table:table-row>
        <table:table-row table:style-name="ro2">
          <table:table-cell table:style-name="ce188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88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880" office:value-type="string" calcext:value-type="string">
            <text:p>* 1 CHM = 4KP</text:p>
          </table:table-cell>
        </table:table-row>
        <table:table-row table:style-name="ro2">
          <table:table-cell table:style-name="ce1880" office:value-type="string" calcext:value-type="string">
            <text:p>* Egy harcérték alapra max 5/szint</text:p>
          </table:table-cell>
        </table:table-row>
        <table:table-row table:style-name="ro2">
          <table:table-cell table:style-name="ce1880" office:value-type="string" calcext:value-type="string">
            <text:p>* 5HM-&gt;3HM másra</text:p>
          </table:table-cell>
        </table:table-row>
        <table:table-row table:style-name="ro2">
          <table:table-cell table:style-name="ce1880" office:value-type="string" calcext:value-type="string">
            <text:p>* 4HM-&gt;2HM másra</text:p>
          </table:table-cell>
        </table:table-row>
        <table:table-row table:style-name="ro2">
          <table:table-cell table:style-name="ce1880" office:value-type="string" calcext:value-type="string">
            <text:p>* 3HM-&gt;1HM másra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3.1</text:p>
          </table:table-cell>
        </table:table-row>
        <table:table-row table:style-name="ro2">
          <table:table-cell table:style-name="ce188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2.8, V2.9</text:p>
          </table:table-cell>
        </table:table-row>
        <table:table-row table:style-name="ro2">
          <table:table-cell table:style-name="ce188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2.7</text:p>
          </table:table-cell>
        </table:table-row>
        <table:table-row table:style-name="ro2">
          <table:table-cell table:style-name="ce188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880" office:value-type="string" calcext:value-type="string">
            <text:p>* Életerő táblázat bekerült</text:p>
          </table:table-cell>
        </table:table-row>
        <table:table-row table:style-name="ro2">
          <table:table-cell table:style-name="ce1880" office:value-type="string" calcext:value-type="string">
            <text:p>* Pajzsok, vértek, SFÉ táblázat</text:p>
          </table:table-cell>
        </table:table-row>
        <table:table-row table:style-name="ro2">
          <table:table-cell table:style-name="ce188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88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2.6</text:p>
          </table:table-cell>
        </table:table-row>
        <table:table-row table:style-name="ro2">
          <table:table-cell table:style-name="ce1875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880" office:value-type="string" calcext:value-type="string">
            <text:p>sehol a nyomtatási képből</text:p>
          </table:table-cell>
        </table:table-row>
        <table:table-row table:style-name="ro2">
          <table:table-cell table:style-name="ce1873" office:value-type="string" calcext:value-type="string">
            <text:p>v2.5</text:p>
          </table:table-cell>
        </table:table-row>
        <table:table-row table:style-name="ro2">
          <table:table-cell table:style-name="ce1875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873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873" office:value-type="string" calcext:value-type="string">
            <text:p>v2.3</text:p>
          </table:table-cell>
        </table:table-row>
        <table:table-row table:style-name="ro4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101">
          <table:table-cell/>
        </table:table-row>
        <table:table-row table:style-name="ro2">
          <table:table-cell/>
        </table:table-row>
      </table:table>
      <table:table table:name="Data" table:style-name="ta4" table:print="false">
        <table:table-column table:style-name="co110" table:default-cell-style-name="ce1845"/>
        <table:table-column table:style-name="co111" table:default-cell-style-name="ce1610"/>
        <table:table-column table:style-name="co112" table:default-cell-style-name="ce1845"/>
        <table:table-column table:style-name="co113" table:default-cell-style-name="ce1845"/>
        <table:table-column table:style-name="co112" table:default-cell-style-name="ce1845"/>
        <table:table-column table:style-name="co114" table:default-cell-style-name="ce1845"/>
        <table:table-column table:style-name="co115" table:default-cell-style-name="ce1845"/>
        <table:table-column table:style-name="co116" table:default-cell-style-name="ce1845"/>
        <table:table-column table:style-name="co117" table:default-cell-style-name="ce1845"/>
        <table:table-column table:style-name="co118" table:default-cell-style-name="ce1845"/>
        <table:table-column table:style-name="co119" table:default-cell-style-name="ce1845"/>
        <table:table-column table:style-name="co120" table:default-cell-style-name="ce1845"/>
        <table:table-column table:style-name="co121" table:default-cell-style-name="ce1845"/>
        <table:table-column table:style-name="co122" table:number-columns-repeated="3" table:default-cell-style-name="ce1845"/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125" table:number-columns-repeated="2" table:default-cell-style-name="ce1499"/>
        <table:table-column table:style-name="co125" table:default-cell-style-name="Default"/>
        <table:table-column table:style-name="co38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004"/>
          <table:covered-table-cell table:style-name="ce2011"/>
          <table:covered-table-cell table:number-columns-repeated="6" table:style-name="ce2004"/>
          <table:covered-table-cell table:number-columns-repeated="3" table:style-name="ce2036"/>
          <table:covered-table-cell table:style-name="ce2004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004"/>
          <table:table-cell table:style-name="ce2011"/>
          <table:table-cell table:style-name="ce2004" table:number-columns-repeated="6"/>
          <table:table-cell table:style-name="ce2036" table:number-columns-repeated="3"/>
          <table:table-cell table:style-name="ce2004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21" office:value-type="string" calcext:value-type="string">
            <text:p>Szint</text:p>
          </table:table-cell>
          <table:table-cell table:style-name="ce2021" office:value-type="string" calcext:value-type="string" table:number-columns-spanned="2" table:number-rows-spanned="1">
            <text:p>KP</text:p>
          </table:table-cell>
          <table:covered-table-cell table:style-name="ce2021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94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941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5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94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5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45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941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5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941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5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001" office:value-type="string" calcext:value-type="string">
            <text:p>Fok</text:p>
          </table:table-cell>
          <table:table-cell table:style-name="ce2001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941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5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00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941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5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941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5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,5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941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5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941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5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73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9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941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5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73"/>
          <table:table-cell table:number-columns-repeated="235"/>
        </table:table-row>
        <table:table-row table:style-name="ro42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941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52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001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73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52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73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941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52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73" table:content-validation-name="val57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941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52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73" table:content-validation-name="val57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941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52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73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924" table:number-columns-repeated="3"/>
          <table:table-cell table:style-name="ce2073" table:content-validation-name="val57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9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90"/>
          <table:table-cell table:style-name="ce924"/>
          <table:table-cell table:style-name="ce2073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957" table:content-validation-name="val188" office:value-type="string" calcext:value-type="string">
            <text:p>Egyik HM nagyobb lehet</text:p>
          </table:table-cell>
          <table:table-cell table:style-name="ce1933" table:content-validation-name="val188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001" table:content-validation-name="val190" office:value-type="string" calcext:value-type="string">
            <text:p>Fok</text:p>
          </table:table-cell>
          <table:table-cell table:style-name="ce2001" table:content-validation-name="val190" office:value-type="string" calcext:value-type="string">
            <text:p>Bónusz</text:p>
          </table:table-cell>
          <table:table-cell table:style-name="ce983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90" office:value-type="float" office:value="0" calcext:value-type="float">
            <text:p>0</text:p>
          </table:table-cell>
          <table:table-cell table:style-name="ce1341" table:content-validation-name="val190" office:value-type="float" office:value="0" calcext:value-type="float">
            <text:p>0</text:p>
          </table:table-cell>
          <table:table-cell table:style-name="ce98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90" office:value-type="float" office:value="1" calcext:value-type="float">
            <text:p>1</text:p>
          </table:table-cell>
          <table:table-cell table:style-name="ce1341" table:content-validation-name="val190" office:value-type="float" office:value="1" calcext:value-type="float">
            <text:p>1</text:p>
          </table:table-cell>
          <table:table-cell table:style-name="ce983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983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7" office:value-type="string" calcext:value-type="string" table:number-columns-spanned="2" table:number-rows-spanned="1">
            <text:p>Kétkezes harc Mf limit</text:p>
          </table:table-cell>
          <table:covered-table-cell table:style-name="ce983" table:content-validation-name="val57"/>
          <table:table-cell table:style-name="ce983" table:content-validation-name="val57"/>
          <table:table-cell table:style-name="Default"/>
          <table:table-cell table:number-columns-repeated="235"/>
        </table:table-row>
        <table:table-row table:style-name="ro43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001" table:content-validation-name="val57" office:value-type="string" calcext:value-type="string">
            <text:p>Fegyver</text:p>
          </table:table-cell>
          <table:table-cell table:style-name="ce1817" table:content-validation-name="val57" office:value-type="string" calcext:value-type="string">
            <text:p>Mf Innen</text:p>
            <text:p>Számít</text:p>
          </table:table-cell>
          <table:table-cell table:style-name="ce983" table:content-validation-name="val57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Elsődleges fegyver</text:p>
          </table:table-cell>
          <table:table-cell table:style-name="ce1342" table:content-validation-name="val57" office:value-type="float" office:value="2" calcext:value-type="float">
            <text:p>2. fok</text:p>
          </table:table-cell>
          <table:table-cell table:style-name="ce983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Másodlagos fegyver</text:p>
          </table:table-cell>
          <table:table-cell table:style-name="ce1342" table:content-validation-name="val57" office:value-type="float" office:value="3" calcext:value-type="float">
            <text:p>3. fok</text:p>
          </table:table-cell>
          <table:table-cell table:style-name="ce983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983" table:content-validation-name="val57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57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Kétkezes harc max pengehossz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983" table:content-validation-name="val57"/>
          <table:table-cell table:style-name="Default"/>
          <table:table-cell table:number-columns-repeated="235"/>
        </table:table-row>
        <table:table-row table:style-name="ro4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Minimum Erő 2 pengénél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983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57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2013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9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94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013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94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94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94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52"/>
          <table:table-cell table:style-name="Default" table:number-columns-repeated="6"/>
          <table:table-cell table:style-name="ce194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52"/>
          <table:table-cell table:style-name="Default" table:number-columns-repeated="6"/>
          <table:table-cell table:style-name="ce194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52"/>
          <table:table-cell table:style-name="Default" table:number-columns-repeated="6"/>
          <table:table-cell table:style-name="ce194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52"/>
          <table:table-cell table:style-name="Default" table:number-columns-repeated="6"/>
          <table:table-cell table:style-name="ce1941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7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94" table:content-validation-name="val57"/>
          <table:covered-table-cell table:number-columns-repeated="3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941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7" office:value-type="string" calcext:value-type="string" table:number-columns-spanned="2" table:number-rows-spanned="1">
            <text:p>Fok</text:p>
          </table:table-cell>
          <table:covered-table-cell table:style-name="ce924" table:content-validation-name="val57"/>
          <table:table-cell table:style-name="ce2001" table:content-validation-name="val57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924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941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0" calcext:value-type="float" table:number-columns-spanned="2" table:number-rows-spanned="1">
            <text:p>0</text:p>
          </table:table-cell>
          <table:covered-table-cell table:content-validation-name="val57"/>
          <table:table-cell table:style-name="ce2002" table:content-validation-name="val57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941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1" calcext:value-type="float" table:number-columns-spanned="2" table:number-rows-spanned="1">
            <text:p>1</text:p>
          </table:table-cell>
          <table:covered-table-cell table:content-validation-name="val57"/>
          <table:table-cell table:style-name="ce2002" table:content-validation-name="val57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7"/>
          <table:table-cell table:style-name="ce1731" table:content-validation-name="val57" office:value-type="string" calcext:value-type="string">
            <text:p>Csak könnyűvértre</text:p>
          </table:table-cell>
          <table:table-cell table:content-validation-name="val57" table:number-columns-repeated="2"/>
          <table:table-cell table:style-name="Default" table:number-columns-repeated="6"/>
          <table:table-cell table:style-name="ce1941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2" calcext:value-type="float" table:number-columns-spanned="2" table:number-rows-spanned="1">
            <text:p>2</text:p>
          </table:table-cell>
          <table:covered-table-cell table:content-validation-name="val57"/>
          <table:table-cell table:style-name="ce2002" table:content-validation-name="val57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852" table:content-validation-name="val57"/>
          <table:table-cell table:style-name="Default" table:number-columns-repeated="6"/>
          <table:table-cell table:style-name="ce1941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3" calcext:value-type="float" table:number-columns-spanned="2" table:number-rows-spanned="1">
            <text:p>3</text:p>
          </table:table-cell>
          <table:covered-table-cell table:content-validation-name="val57"/>
          <table:table-cell table:style-name="ce2002" table:content-validation-name="val57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852" table:content-validation-name="val57"/>
          <table:table-cell table:style-name="Default" table:number-columns-repeated="6"/>
          <table:table-cell table:style-name="ce1941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7" table:content-validation-name="val57"/>
          <table:table-cell table:style-name="ce1995" table:content-validation-name="val57" table:number-columns-repeated="2"/>
          <table:table-cell table:style-name="ce1852" table:content-validation-name="val57"/>
          <table:table-cell table:style-name="ce2015" table:content-validation-name="val57"/>
          <table:table-cell table:style-name="ce1852" table:content-validation-name="val57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7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7"/>
          <table:covered-table-cell table:number-columns-repeated="5" table:style-name="ce924" table:content-validation-name="val57"/>
          <table:covered-table-cell table:style-name="ce983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7"/>
          <table:table-cell table:style-name="ce2003" table:content-validation-name="val57" office:value-type="string" calcext:value-type="string" table:number-columns-spanned="3" table:number-rows-spanned="1">
            <text:p>SFÉ</text:p>
          </table:table-cell>
          <table:covered-table-cell table:number-columns-repeated="2" table:style-name="ce2003" table:content-validation-name="val57"/>
          <table:table-cell table:style-name="ce2003" table:content-validation-name="val57"/>
          <table:table-cell table:style-name="ce1944" table:content-validation-name="val57" office:value-type="string" calcext:value-type="string">
            <text:p>SFÉ diff</text:p>
          </table:table-cell>
          <table:table-cell table:style-name="ce1944" table:content-validation-name="val57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7"/>
          <table:table-cell table:style-name="ce2003" table:content-validation-name="val57" office:value-type="string" calcext:value-type="string">
            <text:p>Szúró</text:p>
          </table:table-cell>
          <table:table-cell table:style-name="ce2003" table:content-validation-name="val57" office:value-type="string" calcext:value-type="string">
            <text:p>Vágó</text:p>
          </table:table-cell>
          <table:table-cell table:style-name="ce2003" table:content-validation-name="val57" office:value-type="string" calcext:value-type="string">
            <text:p>Zúzó</text:p>
          </table:table-cell>
          <table:table-cell table:style-name="ce2003" table:content-validation-name="val57" office:value-type="string" calcext:value-type="string">
            <text:p>Energia</text:p>
          </table:table-cell>
          <table:table-cell table:style-name="ce1945" table:content-validation-name="val57"/>
          <table:table-cell table:style-name="ce1947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71" table:content-validation-name="val57" office:value-type="string" calcext:value-type="string" table:number-columns-spanned="2" table:number-rows-spanned="1">
            <text:p>Posztó / Bunda</text:p>
          </table:table-cell>
          <table:covered-table-cell table:style-name="ce1971" table:content-validation-name="val57"/>
          <table:table-cell table:style-name="ce718" table:content-validation-name="val57" office:value-type="float" office:value="1" calcext:value-type="float">
            <text:p>1</text:p>
          </table:table-cell>
          <table:table-cell table:number-columns-repeated="2"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71" table:content-validation-name="val57" office:value-type="string" calcext:value-type="string" table:number-columns-spanned="2" table:number-rows-spanned="1">
            <text:p>Fegyverkabát</text:p>
          </table:table-cell>
          <table:covered-table-cell table:style-name="ce1971" table:content-validation-name="val57"/>
          <table:table-cell table:number-columns-repeated="2" table:style-name="ce718" table:content-validation-name="val57" office:value-type="float" office:value="3" calcext:value-type="float">
            <text:p>3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71" table:content-validation-name="val57" office:value-type="string" calcext:value-type="string" table:number-columns-spanned="2" table:number-rows-spanned="1">
            <text:p>Bőrpáncél</text:p>
          </table:table-cell>
          <table:covered-table-cell table:style-name="ce1971" table:content-validation-name="val57"/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71" table:content-validation-name="val57" office:value-type="string" calcext:value-type="string" table:number-columns-spanned="2" table:number-rows-spanned="1">
            <text:p>Brigantin bőrpáncél</text:p>
          </table:table-cell>
          <table:covered-table-cell table:style-name="ce1971" table:content-validation-name="val57"/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7" calcext:value-type="float">
            <text:p>7</text:p>
          </table:table-cell>
          <table:table-cell table:style-name="ce718" table:content-validation-name="val57" office:value-type="float" office:value="14" calcext:value-type="float">
            <text:p>14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71" table:content-validation-name="val57" office:value-type="string" calcext:value-type="string" table:number-columns-spanned="2" table:number-rows-spanned="1">
            <text:p>Lánc / Sodrony</text:p>
          </table:table-cell>
          <table:covered-table-cell table:style-name="ce1971" table:content-validation-name="val57"/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71" table:content-validation-name="val57" office:value-type="string" calcext:value-type="string" table:number-columns-spanned="2" table:number-rows-spanned="1">
            <text:p>Pikkely fémpáncél</text:p>
          </table:table-cell>
          <table:covered-table-cell table:style-name="ce1971" table:content-validation-name="val57"/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71" table:content-validation-name="val57" office:value-type="string" calcext:value-type="string" table:number-columns-spanned="2" table:number-rows-spanned="1">
            <text:p>Lemezpáncél</text:p>
          </table:table-cell>
          <table:covered-table-cell table:style-name="ce1971" table:content-validation-name="val57"/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18" calcext:value-type="float">
            <text:p>18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0" calcext:value-type="float">
            <text:p>20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1948" table:content-validation-name="val57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7"/>
          <table:table-cell table:style-name="ce2003" table:content-validation-name="val57" office:value-type="string" calcext:value-type="string">
            <text:p>SFÉ</text:p>
          </table:table-cell>
          <table:table-cell table:style-name="ce2003" table:content-validation-name="val57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table:number-columns-spanned="2" table:number-rows-spanned="1"/>
          <table:covered-table-cell table:style-name="ce1269" table:content-validation-name="val57"/>
          <table:table-cell table:style-name="ce2003" table:content-validation-name="val57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941"/>
          <table:table-cell table:style-name="ce1617"/>
          <table:table-cell table:style-name="Default" table:number-columns-repeated="3"/>
          <table:table-cell table:style-name="ce2015"/>
          <table:table-cell table:style-name="ce185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941"/>
          <table:table-cell table:style-name="ce1967"/>
          <table:table-cell table:style-name="ce1995" table:number-columns-repeated="2"/>
          <table:table-cell table:style-name="ce1852"/>
          <table:table-cell table:style-name="ce2015"/>
          <table:table-cell table:style-name="ce1852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941"/>
          <table:table-cell table:style-name="ce1967"/>
          <table:table-cell table:style-name="ce1995" table:number-columns-repeated="2"/>
          <table:table-cell table:style-name="ce1852"/>
          <table:table-cell table:style-name="ce2015"/>
          <table:table-cell table:style-name="ce1852" table:number-columns-repeated="6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2">
          <table:table-cell table:style-name="ce1941"/>
          <table:table-cell table:style-name="ce1967"/>
          <table:table-cell table:style-name="ce1995" table:number-columns-repeated="2"/>
          <table:table-cell table:style-name="ce1852"/>
          <table:table-cell table:number-columns-repeated="4"/>
          <table:table-cell table:style-name="ce1852" table:number-columns-repeated="3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2">
          <table:table-cell table:style-name="ce1941"/>
          <table:table-cell table:number-columns-repeated="8"/>
          <table:table-cell table:style-name="ce1852" table:number-columns-repeated="3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52" table:number-columns-repeated="3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074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fortelyok_misztikus" table:target-range-address="Fortélylista.D53:Fortélylista.D83" table:on-update-keep-styles="true" table:on-update-keep-size="false"/>
        <table:database-range table:name="fortelyok_misztikus_full" table:target-range-address="Fortélylista.D53:Fortélylista.E83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64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2" table:on-update-keep-styles="true" table:on-update-keep-size="false"/>
        <table:database-range table:name="kepzettseg_szekunder" table:target-range-address="Képzettséglista.C6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9" table:on-update-keep-styles="true" table:on-update-keep-size="false"/>
        <table:database-range table:name="magia_arkanumok" table:target-range-address="Képzettséglista.A36:Képzettséglista.A60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/>
    <style:font-face style:name="Avenir3" svg:font-family="Avenir" style:font-adornments="Bold" style:font-family-generic="swiss" style:font-pitch="variable"/>
    <style:font-face style:name="Avenir4" svg:font-family="Avenir" style:font-adornments="Roman" style:font-family-generic="swiss" style:font-pitch="variable"/>
    <style:font-face style:name="Avenir5" svg:font-family="Avenir" style:font-adornments="Bold Italic" style:font-family-generic="swiss" style:font-pitch="variable"/>
    <style:font-face style:name="Avenir6" svg:font-family="Avenir" style:font-adornments="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6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3">0000.00.00</text:date>, <text:time style:data-style-name="N2" text:time-value="16:38:30.750607054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MacOSX_AARCH64 LibreOffice_project/51a6219feb6075d9a4c46691dcfe0cd9c4fff3c2</meta:generator>
    <dc:date>2024-06-23T16:42:20.182669386</dc:date>
    <meta:editing-cycles>700</meta:editing-cycles>
    <meta:editing-duration>P7DT14H1M56S</meta:editing-duration>
    <meta:document-statistic meta:table-count="11" meta:cell-count="345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